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a76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077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8c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9c5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a9c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fb3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8ab4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5d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b379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8c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1a76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3d50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43c0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9299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1a76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b0d3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16c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560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3c0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1c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6fb33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92991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d50c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3c0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cf6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7c1f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b0d3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88c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d2cb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e509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a9c8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0878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546f6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56304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a203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cf6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4f38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560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1c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2b96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6e096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6222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6c4d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1c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90771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0" style:family="paragraph" style:parent-style-name="Standard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c107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" style:family="paragraph" style:parent-style-name="Standard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d43d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4c10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4de7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1960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333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46f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e46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fc9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95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b94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fb3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2b9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5c0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dc3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eb6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46f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6304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5c0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cf67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dc3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7eb6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line-height="0.2in"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55c3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1b6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695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d14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8e6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eb6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5f27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b0a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style:line-height-at-least="0.1799in" fo:text-align="start" style:justify-single-word="false" fo:padding="0in" fo:border="none" style:shadow="none" style:text-autospace="none"/>
      <style:text-properties officeooo:paragraph-rsid="0046c4df"/>
    </style:style>
    <style:style style:name="P84" style:family="paragraph" style:parent-style-name="MathematicaCellInheritFromParen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MathematicaCellInpu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23a3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4560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fb3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MathematicaCellInput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7f7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MathematicaCellInput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b94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MathematicaCellInput">
      <style:paragraph-properties fo:line-height="0.2in"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95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MathematicaCellInput">
      <style:paragraph-properties style:line-height-at-least="0.1799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fb3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MathematicaCellInpu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0878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4" style:family="paragraph" style:parent-style-name="MathematicaCellInpu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58257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5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font-name="Times New Roman" fo:font-size="12pt" fo:font-style="normal" fo:font-weight="normal" officeooo:rsid="007e0c0a" officeooo:paragraph-rsid="002d1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officeooo:paragraph-rsid="003b2a48"/>
    </style:style>
    <style:style style:name="P97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officeooo:paragraph-rsid="0055c320"/>
    </style:style>
    <style:style style:name="P98" style:family="paragraph" style:parent-style-name="MathematicaCellInput">
      <style:paragraph-properties fo:text-align="end" style:justify-single-word="false"/>
    </style:style>
    <style:style style:name="P99" style:family="paragraph" style:parent-style-name="MathematicaCellInput">
      <style:paragraph-properties fo:text-align="end" style:justify-single-word="false"/>
      <style:text-properties officeooo:paragraph-rsid="002584a1"/>
    </style:style>
    <style:style style:name="P100" style:family="paragraph" style:parent-style-name="MathematicaCellInput">
      <style:paragraph-properties fo:text-align="end" style:justify-single-word="false"/>
      <style:text-properties officeooo:paragraph-rsid="00846088"/>
    </style:style>
    <style:style style:name="P101" style:family="paragraph" style:parent-style-name="MathematicaCellInput">
      <style:paragraph-properties style:line-height-at-least="0.1799in"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b0d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29c5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85a6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1a76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83eae4" officeooo:paragraph-rsid="009299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MathematicaCellInput">
      <style:paragraph-properties style:line-height-at-least="0.1799in"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d19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MathematicaCellInput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7f7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9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23a3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MathematicaCellInput">
      <style:paragraph-properties fo:line-height="0.2in"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9654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MathematicaCellInheritFromParen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1e50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MathematicaCellInheritFromParent">
      <style:paragraph-properties fo:text-align="end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9654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88c5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4" style:family="paragraph" style:parent-style-name="Standard">
      <style:paragraph-properties style:line-height-at-least="0.1799in"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1c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5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1c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9a791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9c184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a44b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9" style:family="paragraph" style:parent-style-name="Standard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95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7e0c0a" officeooo:paragraph-rsid="00695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a79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11a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3cd6dc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5a182b" style:font-name-asian="Courier New" style:font-size-asian="12pt" style:font-name-complex="Courier New" style:font-size-complex="12pt"/>
    </style:style>
    <style:style style:name="T4" style:family="text">
      <style:text-properties style:font-name="Times New Roman" style:font-name-asian="Courier New" style:font-name-complex="Courier New"/>
    </style:style>
    <style:style style:name="T5" style:family="text">
      <style:text-properties style:font-name="Times New Roman" officeooo:rsid="001870ac" style:font-name-asian="Courier New" style:font-name-complex="Courier New"/>
    </style:style>
    <style:style style:name="T6" style:family="text">
      <style:text-properties style:font-name="Times New Roman" officeooo:rsid="002436c9" style:font-name-asian="Courier New" style:font-name-complex="Courier New"/>
    </style:style>
    <style:style style:name="T7" style:family="text">
      <style:text-properties style:font-name="Times New Roman" officeooo:rsid="00e0ccf0" style:font-name-asian="Courier New" style:font-name-complex="Courier New"/>
    </style:style>
    <style:style style:name="T8" style:family="text">
      <style:text-properties style:font-name="Times New Roman" officeooo:rsid="005a182b" style:font-name-asian="Courier New" style:font-name-complex="Courier New"/>
    </style:style>
    <style:style style:name="T9" style:family="text">
      <style:text-properties style:font-name="Times New Roman" officeooo:rsid="003cd6dc" style:font-name-asian="Courier New" style:font-name-complex="Courier New"/>
    </style:style>
    <style:style style:name="T10" style:family="text">
      <style:text-properties style:font-name="Times New Roman" officeooo:rsid="002e468a" style:font-name-asian="Courier New" style:font-name-complex="Courier New"/>
    </style:style>
    <style:style style:name="T11" style:family="text">
      <style:text-properties style:font-name="Times New Roman" officeooo:rsid="00416c0e" style:font-name-asian="Courier New" style:font-name-complex="Courier New"/>
    </style:style>
    <style:style style:name="T12" style:family="text">
      <style:text-properties style:font-name="Times New Roman" officeooo:rsid="0042ae76" style:font-name-asian="Courier New" style:font-name-complex="Courier New"/>
    </style:style>
    <style:style style:name="T13" style:family="text">
      <style:text-properties style:font-name="Times New Roman" officeooo:rsid="0043c0fd" style:font-name-asian="Courier New" style:font-name-complex="Courier New"/>
    </style:style>
    <style:style style:name="T14" style:family="text">
      <style:text-properties style:font-name="Times New Roman" officeooo:rsid="0043d2bb" style:font-name-asian="Courier New" style:font-name-complex="Courier New"/>
    </style:style>
    <style:style style:name="T15" style:family="text">
      <style:text-properties style:font-name="Times New Roman" officeooo:rsid="0044bb4c" style:font-name-asian="Courier New" style:font-name-complex="Courier New"/>
    </style:style>
    <style:style style:name="T16" style:family="text">
      <style:text-properties style:font-name="Times New Roman" officeooo:rsid="004560a5" style:font-name-asian="Courier New" style:font-name-complex="Courier New"/>
    </style:style>
    <style:style style:name="T17" style:family="text">
      <style:text-properties style:font-name="Times New Roman" officeooo:rsid="00462224" style:font-name-asian="Courier New" style:font-name-complex="Courier New"/>
    </style:style>
    <style:style style:name="T18" style:family="text">
      <style:text-properties style:font-name="Times New Roman" officeooo:rsid="0046c4df" style:font-name-asian="Courier New" style:font-name-complex="Courier New"/>
    </style:style>
    <style:style style:name="T19" style:family="text">
      <style:text-properties style:font-name="Times New Roman" officeooo:rsid="004a8180" style:font-name-asian="Courier New" style:font-name-complex="Courier New"/>
    </style:style>
    <style:style style:name="T20" style:family="text">
      <style:text-properties style:font-name="Times New Roman" officeooo:rsid="004b1c87" style:font-name-asian="Courier New" style:font-name-complex="Courier New"/>
    </style:style>
    <style:style style:name="T21" style:family="text">
      <style:text-properties style:font-name="Times New Roman" officeooo:rsid="004c1079" style:font-name-asian="Courier New" style:font-name-complex="Courier New"/>
    </style:style>
    <style:style style:name="T22" style:family="text">
      <style:text-properties style:font-name="Times New Roman" officeooo:rsid="004fa980" style:font-name-asian="Courier New" style:font-name-complex="Courier New"/>
    </style:style>
    <style:style style:name="T23" style:family="text">
      <style:text-properties style:font-name="Times New Roman" officeooo:rsid="0052865b" style:font-name-asian="Courier New" style:font-name-complex="Courier New"/>
    </style:style>
    <style:style style:name="T24" style:family="text">
      <style:text-properties style:font-name="Times New Roman" officeooo:rsid="00695bd3" style:font-name-asian="Courier New" style:font-name-complex="Courier New"/>
    </style:style>
    <style:style style:name="T25" style:family="text">
      <style:text-properties style:font-name="Times New Roman" officeooo:rsid="006fb336" style:font-name-asian="Courier New" style:font-name-complex="Courier New"/>
    </style:style>
    <style:style style:name="T26" style:family="text">
      <style:text-properties style:font-name="Times New Roman" officeooo:rsid="0072b96d" style:font-name-asian="Courier New" style:font-name-complex="Courier New"/>
    </style:style>
    <style:style style:name="T27" style:family="text">
      <style:text-properties style:font-name="Times New Roman" officeooo:rsid="0085b66c" style:font-name-asian="Courier New" style:font-name-complex="Courier New"/>
    </style:style>
    <style:style style:name="T28" style:family="text">
      <style:text-properties style:font-name="Times New Roman" officeooo:rsid="0087c1fa" style:font-name-asian="Courier New" style:font-name-complex="Courier New"/>
    </style:style>
    <style:style style:name="T29" style:family="text">
      <style:text-properties style:font-name="Times New Roman" officeooo:rsid="008881ac" style:font-name-asian="Courier New" style:font-name-complex="Courier New"/>
    </style:style>
    <style:style style:name="T30" style:family="text">
      <style:text-properties style:font-name="Times New Roman" officeooo:rsid="008bafee" style:font-name-asian="Courier New" style:font-name-complex="Courier New"/>
    </style:style>
    <style:style style:name="T31" style:family="text">
      <style:text-properties style:font-name="Times New Roman" officeooo:rsid="008c377b" style:font-name-asian="Courier New" style:font-name-complex="Courier New"/>
    </style:style>
    <style:style style:name="T32" style:family="text">
      <style:text-properties style:font-name="Times New Roman" officeooo:rsid="008c42f4" style:font-name-asian="Courier New" style:font-name-complex="Courier New"/>
    </style:style>
    <style:style style:name="T33" style:family="text">
      <style:text-properties style:font-name="Times New Roman" officeooo:rsid="008cc837" style:font-name-asian="Courier New" style:font-name-complex="Courier New"/>
    </style:style>
    <style:style style:name="T34" style:family="text">
      <style:text-properties style:font-name="Times New Roman" officeooo:rsid="008d43d4" style:font-name-asian="Courier New" style:font-name-complex="Courier New"/>
    </style:style>
    <style:style style:name="T35" style:family="text">
      <style:text-properties style:font-name="Times New Roman" officeooo:rsid="008d8aa9" style:font-name-asian="Courier New" style:font-name-complex="Courier New"/>
    </style:style>
    <style:style style:name="T36" style:family="text">
      <style:text-properties style:font-name="Times New Roman" officeooo:rsid="00907716" style:font-name-asian="Courier New" style:font-name-complex="Courier New"/>
    </style:style>
    <style:style style:name="T37" style:family="text">
      <style:text-properties style:font-name="Times New Roman" officeooo:rsid="00965495" style:font-name-asian="Courier New" style:font-name-complex="Courier New"/>
    </style:style>
    <style:style style:name="T38" style:family="text">
      <style:text-properties style:font-name="Times New Roman" officeooo:rsid="002e468a" style:font-name-asian="Courier New" style:font-size-asian="10.5pt" style:font-name-complex="Courier New" style:font-size-complex="10.5pt"/>
    </style:style>
    <style:style style:name="T39" style:family="text">
      <style:text-properties style:font-name="Times New Roman" officeooo:rsid="00907716" style:font-name-asian="Courier New" style:font-size-asian="10.5pt" style:font-name-complex="Courier New" style:font-size-complex="10.5pt"/>
    </style:style>
    <style:style style:name="T40" style:family="text">
      <style:text-properties style:font-name="Times New Roman" officeooo:rsid="00911ccc" style:font-name-asian="Courier New" style:font-size-asian="10.5pt" style:font-name-complex="Courier New" style:font-size-complex="10.5pt"/>
    </style:style>
    <style:style style:name="T41" style:family="text">
      <style:text-properties style:font-name="Times New Roman" fo:font-size="18pt" officeooo:rsid="00188c5b" style:font-name-asian="Courier New" style:font-size-asian="18pt" style:font-name-complex="Courier New" style:font-size-complex="18pt"/>
    </style:style>
    <style:style style:name="T42" style:family="text">
      <style:text-properties style:font-name="Times New Roman" fo:font-size="18pt" officeooo:rsid="003b741a" style:font-name-asian="Courier New" style:font-size-asian="18pt" style:font-name-complex="Courier New" style:font-size-complex="18pt"/>
    </style:style>
    <style:style style:name="T43" style:family="text">
      <style:text-properties style:font-name="Times New Roman" fo:font-size="18pt" officeooo:rsid="00416c0e" style:font-name-asian="Courier New" style:font-size-asian="18pt" style:font-name-complex="Courier New" style:font-size-complex="18pt"/>
    </style:style>
    <style:style style:name="T44" style:family="text">
      <style:text-properties style:font-name="Times New Roman" fo:font-size="18pt" officeooo:rsid="0087c1fa" style:font-name-asian="Courier New" style:font-size-asian="18pt" style:font-name-complex="Courier New" style:font-size-complex="18pt"/>
    </style:style>
    <style:style style:name="T45" style:family="text">
      <style:text-properties style:font-name="Times New Roman" fo:font-style="italic" officeooo:rsid="00416c0e" style:font-name-asian="Courier New" style:font-style-asian="italic" style:font-name-complex="Courier New" style:font-style-complex="italic"/>
    </style:style>
    <style:style style:name="T46" style:family="text">
      <style:text-properties style:font-name="Times New Roman" fo:font-style="italic" officeooo:rsid="004560a5" style:font-name-asian="Courier New" style:font-style-asian="italic" style:font-name-complex="Courier New" style:font-style-complex="italic"/>
    </style:style>
    <style:style style:name="T47" style:family="text">
      <style:text-properties style:font-name="Times New Roman" fo:font-style="italic" officeooo:rsid="004fa980" style:font-name-asian="Courier New" style:font-style-asian="italic" style:font-name-complex="Courier New" style:font-style-complex="italic"/>
    </style:style>
    <style:style style:name="T48" style:family="text">
      <style:text-properties style:font-name="Times New Roman" fo:font-style="italic" officeooo:rsid="0085b66c" style:font-name-asian="Courier New" style:font-style-asian="italic" style:font-name-complex="Courier New" style:font-style-complex="italic"/>
    </style:style>
    <style:style style:name="T49" style:family="text">
      <style:text-properties style:font-name="Times New Roman" fo:font-size="12pt" officeooo:rsid="005a182b" style:font-name-asian="Courier New" style:font-size-asian="10.5pt" style:font-name-complex="Courier New" style:font-size-complex="10.5pt"/>
    </style:style>
    <style:style style:name="T50" style:family="text">
      <style:text-properties style:font-name="Times New Roman" fo:font-size="12pt" officeooo:rsid="002e468a" style:font-name-asian="Courier New" style:font-size-asian="10.5pt" style:font-name-complex="Courier New" style:font-size-complex="10.5pt"/>
    </style:style>
    <style:style style:name="T51" style:family="text">
      <style:text-properties style:font-name="Times New Roman" fo:font-size="12pt" officeooo:rsid="003cd6dc" style:font-name-asian="Courier New" style:font-size-asian="10.5pt" style:font-name-complex="Courier New" style:font-size-complex="10.5pt"/>
    </style:style>
    <style:style style:name="T52" style:family="text">
      <style:text-properties style:font-name="Times New Roman" fo:font-size="12pt" officeooo:rsid="00462224" style:font-name-asian="Courier New" style:font-size-asian="10.5pt" style:font-name-complex="Courier New" style:font-size-complex="10.5pt"/>
    </style:style>
    <style:style style:name="T53" style:family="text">
      <style:text-properties style:font-name="Times New Roman" fo:font-size="12pt" officeooo:rsid="004b1c87" style:font-name-asian="Courier New" style:font-size-asian="10.5pt" style:font-name-complex="Courier New" style:font-size-complex="10.5pt"/>
    </style:style>
    <style:style style:name="T54" style:family="text">
      <style:text-properties style:font-name="Times New Roman" fo:font-size="12pt" officeooo:rsid="005a182b" style:font-name-asian="Courier New" style:font-size-asian="12pt" style:font-name-complex="Courier New" style:font-size-complex="12pt"/>
    </style:style>
    <style:style style:name="T55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56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57" style:family="text">
      <style:text-properties style:font-name="Times New Roman" fo:font-size="10pt" officeooo:rsid="00308783" style:font-name-asian="Courier New" style:font-size-asian="10pt" style:font-name-complex="Courier New" style:font-size-complex="10pt"/>
    </style:style>
    <style:style style:name="T58" style:family="text">
      <style:text-properties style:font-name="Times New Roman" fo:font-size="10pt" officeooo:rsid="004560a5" style:font-name-asian="Courier New" style:font-size-asian="10pt" style:font-name-complex="Courier New" style:font-size-complex="10pt"/>
    </style:style>
    <style:style style:name="T59" style:family="text">
      <style:text-properties style:font-name="Times New Roman" fo:font-size="10pt" officeooo:rsid="004b1c87" style:font-name-asian="Courier New" style:font-size-asian="10pt" style:font-name-complex="Courier New" style:font-size-complex="10pt"/>
    </style:style>
    <style:style style:name="T60" style:family="text">
      <style:text-properties style:font-name="Times New Roman" fo:font-size="10pt" officeooo:rsid="004c1079" style:font-name-asian="Courier New" style:font-size-asian="10pt" style:font-name-complex="Courier New" style:font-size-complex="10pt"/>
    </style:style>
    <style:style style:name="T61" style:family="text">
      <style:text-properties style:font-name="Times New Roman" fo:font-size="10pt" officeooo:rsid="004f6812" style:font-name-asian="Courier New" style:font-size-asian="10pt" style:font-name-complex="Courier New" style:font-size-complex="10pt"/>
    </style:style>
    <style:style style:name="T62" style:family="text">
      <style:text-properties style:font-name="Times New Roman" fo:font-size="10pt" officeooo:rsid="004fa980" style:font-name-asian="Courier New" style:font-size-asian="10pt" style:font-name-complex="Courier New" style:font-size-complex="10pt"/>
    </style:style>
    <style:style style:name="T63" style:family="text">
      <style:text-properties style:font-name="Times New Roman" fo:font-size="10pt" officeooo:rsid="0051960f" style:font-name-asian="Courier New" style:font-size-asian="10pt" style:font-name-complex="Courier New" style:font-size-complex="10pt"/>
    </style:style>
    <style:style style:name="T64" style:family="text">
      <style:text-properties style:font-name="Times New Roman" fo:font-size="10pt" officeooo:rsid="005333f0" style:font-name-asian="Courier New" style:font-size-asian="10pt" style:font-name-complex="Courier New" style:font-size-complex="10pt"/>
    </style:style>
    <style:style style:name="T65" style:family="text">
      <style:text-properties style:font-name="Times New Roman" fo:font-size="10pt" officeooo:rsid="00546f6a" style:font-name-asian="Courier New" style:font-size-asian="10pt" style:font-name-complex="Courier New" style:font-size-complex="10pt"/>
    </style:style>
    <style:style style:name="T66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67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68" style:family="text">
      <style:text-properties style:font-name="Times New Roman" fo:font-size="10pt" officeooo:rsid="00582579" style:font-name-asian="Courier New" style:font-size-asian="10pt" style:font-name-complex="Courier New" style:font-size-complex="10pt"/>
    </style:style>
    <style:style style:name="T69" style:family="text">
      <style:text-properties style:font-name="Times New Roman" fo:font-size="10pt" officeooo:rsid="005e46ca" style:font-name-asian="Courier New" style:font-size-asian="10pt" style:font-name-complex="Courier New" style:font-size-complex="10pt"/>
    </style:style>
    <style:style style:name="T70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71" style:family="text">
      <style:text-properties style:font-name="Times New Roman" fo:font-size="10pt" officeooo:rsid="005f27d0" style:font-name-asian="Courier New" style:font-size-asian="10pt" style:font-name-complex="Courier New" style:font-size-complex="10pt"/>
    </style:style>
    <style:style style:name="T72" style:family="text">
      <style:text-properties style:font-name="Times New Roman" fo:font-size="10pt" officeooo:rsid="005fc9e2" style:font-name-asian="Courier New" style:font-size-asian="10pt" style:font-name-complex="Courier New" style:font-size-complex="10pt"/>
    </style:style>
    <style:style style:name="T73" style:family="text">
      <style:text-properties style:font-name="Times New Roman" fo:font-size="10pt" officeooo:rsid="0061b6ba" style:font-name-asian="Courier New" style:font-size-asian="10pt" style:font-name-complex="Courier New" style:font-size-complex="10pt"/>
    </style:style>
    <style:style style:name="T74" style:family="text">
      <style:text-properties style:font-name="Times New Roman" fo:font-size="10pt" officeooo:rsid="006374a6" style:font-name-asian="Courier New" style:font-size-asian="10pt" style:font-name-complex="Courier New" style:font-size-complex="10pt"/>
    </style:style>
    <style:style style:name="T75" style:family="text">
      <style:text-properties style:font-name="Times New Roman" fo:font-size="10pt" officeooo:rsid="0064bc67" style:font-name-asian="Courier New" style:font-size-asian="10pt" style:font-name-complex="Courier New" style:font-size-complex="10pt"/>
    </style:style>
    <style:style style:name="T76" style:family="text">
      <style:text-properties style:font-name="Times New Roman" fo:font-size="10pt" officeooo:rsid="0066b38f" style:font-name-asian="Courier New" style:font-size-asian="10pt" style:font-name-complex="Courier New" style:font-size-complex="10pt"/>
    </style:style>
    <style:style style:name="T77" style:family="text">
      <style:text-properties style:font-name="Times New Roman" fo:font-size="10pt" officeooo:rsid="0067f752" style:font-name-asian="Courier New" style:font-size-asian="10pt" style:font-name-complex="Courier New" style:font-size-complex="10pt"/>
    </style:style>
    <style:style style:name="T78" style:family="text">
      <style:text-properties style:font-name="Times New Roman" fo:font-size="10pt" officeooo:rsid="00695bd3" style:font-name-asian="Courier New" style:font-size-asian="10pt" style:font-name-complex="Courier New" style:font-size-complex="10pt"/>
    </style:style>
    <style:style style:name="T79" style:family="text">
      <style:text-properties style:font-name="Times New Roman" fo:font-size="10pt" officeooo:rsid="006a1fa3" style:font-name-asian="Courier New" style:font-size-asian="10pt" style:font-name-complex="Courier New" style:font-size-complex="10pt"/>
    </style:style>
    <style:style style:name="T80" style:family="text">
      <style:text-properties style:font-name="Times New Roman" fo:font-size="10pt" officeooo:rsid="006b9481" style:font-name-asian="Courier New" style:font-size-asian="10pt" style:font-name-complex="Courier New" style:font-size-complex="10pt"/>
    </style:style>
    <style:style style:name="T81" style:family="text">
      <style:text-properties style:font-name="Times New Roman" fo:font-size="10pt" officeooo:rsid="006c655b" style:font-name-asian="Courier New" style:font-size-asian="10pt" style:font-name-complex="Courier New" style:font-size-complex="10pt"/>
    </style:style>
    <style:style style:name="T82" style:family="text">
      <style:text-properties style:font-name="Times New Roman" fo:font-size="10pt" officeooo:rsid="006d14bf" style:font-name-asian="Courier New" style:font-size-asian="10pt" style:font-name-complex="Courier New" style:font-size-complex="10pt"/>
    </style:style>
    <style:style style:name="T83" style:family="text">
      <style:text-properties style:font-name="Times New Roman" fo:font-size="10pt" officeooo:rsid="006e0969" style:font-name-asian="Courier New" style:font-size-asian="10pt" style:font-name-complex="Courier New" style:font-size-complex="10pt"/>
    </style:style>
    <style:style style:name="T84" style:family="text">
      <style:text-properties style:font-name="Times New Roman" fo:font-size="10pt" officeooo:rsid="006fb336" style:font-name-asian="Courier New" style:font-size-asian="10pt" style:font-name-complex="Courier New" style:font-size-complex="10pt"/>
    </style:style>
    <style:style style:name="T85" style:family="text">
      <style:text-properties style:font-name="Times New Roman" fo:font-size="10pt" officeooo:rsid="007195b9" style:font-name-asian="Courier New" style:font-size-asian="10pt" style:font-name-complex="Courier New" style:font-size-complex="10pt"/>
    </style:style>
    <style:style style:name="T86" style:family="text">
      <style:text-properties style:font-name="Times New Roman" fo:font-size="10pt" officeooo:rsid="0072b96d" style:font-name-asian="Courier New" style:font-size-asian="10pt" style:font-name-complex="Courier New" style:font-size-complex="10pt"/>
    </style:style>
    <style:style style:name="T87" style:family="text">
      <style:text-properties style:font-name="Times New Roman" fo:font-size="10pt" officeooo:rsid="00739552" style:font-name-asian="Courier New" style:font-size-asian="10pt" style:font-name-complex="Courier New" style:font-size-complex="10pt"/>
    </style:style>
    <style:style style:name="T88" style:family="text">
      <style:text-properties style:font-name="Times New Roman" fo:font-size="10pt" officeooo:rsid="0075c096" style:font-name-asian="Courier New" style:font-size-asian="10pt" style:font-name-complex="Courier New" style:font-size-complex="10pt"/>
    </style:style>
    <style:style style:name="T89" style:family="text">
      <style:text-properties style:font-name="Times New Roman" fo:font-size="10pt" officeooo:rsid="008306d6" style:font-name-asian="Courier New" style:font-size-asian="10pt" style:font-name-complex="Courier New" style:font-size-complex="10pt"/>
    </style:style>
    <style:style style:name="T90" style:family="text">
      <style:text-properties style:font-name="Times New Roman" fo:font-size="10pt" officeooo:rsid="008b3798" style:font-name-asian="Courier New" style:font-size-asian="10pt" style:font-name-complex="Courier New" style:font-size-complex="10pt"/>
    </style:style>
    <style:style style:name="T91" style:family="text">
      <style:text-properties style:font-name="Times New Roman" fo:font-size="10pt" fo:font-style="italic" officeooo:rsid="006e0969" style:font-name-asian="Courier New" style:font-size-asian="10pt" style:font-style-asian="italic" style:font-name-complex="Courier New" style:font-size-complex="10pt" style:font-style-complex="italic"/>
    </style:style>
    <style:style style:name="T92" style:family="text">
      <style:text-properties style:font-name="Times New Roman" fo:font-size="10pt" fo:font-style="italic" officeooo:rsid="007195b9" style:font-name-asian="Courier New" style:font-size-asian="10pt" style:font-style-asian="italic" style:font-name-complex="Courier New" style:font-size-complex="10pt" style:font-style-complex="italic"/>
    </style:style>
    <style:style style:name="T93" style:family="text">
      <style:text-properties style:font-name="Times New Roman" fo:font-size="10pt" fo:font-style="italic" officeooo:rsid="00846088" style:font-name-asian="Courier New" style:font-size-asian="10pt" style:font-style-asian="italic" style:font-name-complex="Courier New" style:font-size-complex="10pt" style:font-style-complex="italic"/>
    </style:style>
    <style:style style:name="T94" style:family="text">
      <style:text-properties style:font-name="Times New Roman" fo:font-size="14pt" officeooo:rsid="003d50cb" style:font-name-asian="Courier New" style:font-size-asian="14pt" style:font-name-complex="Courier New" style:font-size-complex="14pt"/>
    </style:style>
    <style:style style:name="T95" style:family="text">
      <style:text-properties style:font-name="Times New Roman" fo:font-size="14pt" officeooo:rsid="0043c0fd" style:font-name-asian="Courier New" style:font-size-asian="14pt" style:font-name-complex="Courier New" style:font-size-complex="14pt"/>
    </style:style>
    <style:style style:name="T96" style:family="text">
      <style:text-properties style:font-name="Times New Roman" fo:font-size="14pt" officeooo:rsid="004560a5" style:font-name-asian="Courier New" style:font-size-asian="14pt" style:font-name-complex="Courier New" style:font-size-complex="14pt"/>
    </style:style>
    <style:style style:name="T97" style:family="text">
      <style:text-properties style:font-name="Times New Roman" fo:font-size="14pt" officeooo:rsid="00695bd3" style:font-name-asian="Courier New" style:font-size-asian="14pt" style:font-name-complex="Courier New" style:font-size-complex="14pt"/>
    </style:style>
    <style:style style:name="T98" style:family="text">
      <style:text-properties style:font-name="Times New Roman" fo:font-size="14pt" officeooo:rsid="007195b9" style:font-name-asian="Courier New" style:font-size-asian="14pt" style:font-name-complex="Courier New" style:font-size-complex="14pt"/>
    </style:style>
    <style:style style:name="T99" style:family="text">
      <style:text-properties style:font-name="Times New Roman" fo:font-size="10.5pt" officeooo:rsid="00e0ccf0" style:font-name-asian="Courier New" style:font-size-asian="10.5pt" style:font-name-complex="Courier New" style:font-size-complex="10.5pt"/>
    </style:style>
    <style:style style:name="T100" style:family="text">
      <style:text-properties style:font-name="Times New Roman" fo:font-size="10.5pt" officeooo:rsid="006b9481" style:font-name-asian="Courier New" style:font-size-asian="10.5pt" style:font-name-complex="Courier New" style:font-size-complex="10.5pt"/>
    </style:style>
    <style:style style:name="T101" style:family="text">
      <style:text-properties style:font-name="Times New Roman" fo:font-size="10.5pt" officeooo:rsid="0051960f" style:font-name-asian="Courier New" style:font-size-asian="10.5pt" style:font-name-complex="Courier New" style:font-size-complex="10.5pt"/>
    </style:style>
    <style:style style:name="T102" style:family="text">
      <style:text-properties style:font-name="Times New Roman" fo:font-size="10.5pt" officeooo:rsid="004c1079" style:font-name-asian="Courier New" style:font-name-complex="Courier New"/>
    </style:style>
    <style:style style:name="T103" style:family="text">
      <style:text-properties style:font-name="Times New Roman" fo:font-size="10.5pt" officeooo:rsid="0051960f" style:font-name-asian="Courier New" style:font-name-complex="Courier New"/>
    </style:style>
    <style:style style:name="T104" style:family="text">
      <style:text-properties style:font-name="Times New Roman" fo:font-size="10.5pt" officeooo:rsid="006b9481" style:font-name-asian="Courier New" style:font-name-complex="Courier New"/>
    </style:style>
    <style:style style:name="T105" style:family="text">
      <style:text-properties style:font-name="Times New Roman" fo:font-size="10.5pt" officeooo:rsid="0071c4d6" style:font-name-asian="Courier New" style:font-name-complex="Courier New"/>
    </style:style>
    <style:style style:name="T106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7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08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6222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09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6c4d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0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560a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85d0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3" style:family="text">
      <style:text-properties fo:color="#000000" style:text-outline="false" style:text-line-through-style="none" style:text-line-through-type="none" fo:font-size="10pt" fo:letter-spacing="normal" fo:font-style="normal" fo:text-shadow="none" style:text-underline-style="none" fo:font-weight="normal" officeooo:rsid="0046c4df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officeooo:rsid="00e0ccf0"/>
    </style:style>
    <style:style style:name="T115" style:family="text">
      <style:text-properties officeooo:rsid="003cd6dc"/>
    </style:style>
    <style:style style:name="T116" style:family="text">
      <style:text-properties officeooo:rsid="002e468a" style:font-size-complex="12pt"/>
    </style:style>
    <style:style style:name="T117" style:family="text">
      <style:text-properties officeooo:rsid="007e0c0a"/>
    </style:style>
    <style:style style:name="T118" style:family="text">
      <style:text-properties officeooo:rsid="007e0c0a" style:font-size-complex="10.5pt"/>
    </style:style>
    <style:style style:name="T119" style:family="text">
      <style:text-properties officeooo:rsid="00462224" style:font-size-complex="10.5pt"/>
    </style:style>
    <style:style style:name="T120" style:family="text">
      <style:text-properties officeooo:rsid="008b85fe" style:font-size-complex="10.5pt"/>
    </style:style>
    <style:style style:name="T121" style:family="text">
      <style:text-properties officeooo:rsid="003cd6dc" style:font-size-complex="10.5pt"/>
    </style:style>
    <style:style style:name="T122" style:family="text">
      <style:text-properties officeooo:rsid="055faaa9"/>
    </style:style>
    <style:style style:name="T123" style:family="text">
      <style:text-properties officeooo:rsid="002df879"/>
    </style:style>
    <style:style style:name="T124" style:family="text">
      <style:text-properties officeooo:rsid="00308783"/>
    </style:style>
    <style:style style:name="T125" style:family="text">
      <style:text-properties officeooo:rsid="0046c4df"/>
    </style:style>
    <style:style style:name="T126" style:family="text">
      <style:text-properties officeooo:rsid="0052865b"/>
    </style:style>
    <style:style style:name="T127" style:family="text">
      <style:text-properties officeooo:rsid="0059a063"/>
    </style:style>
    <style:style style:name="T128" style:family="text">
      <style:text-properties officeooo:rsid="006e0969"/>
    </style:style>
    <style:style style:name="T129" style:family="text">
      <style:text-properties officeooo:rsid="005a182b"/>
    </style:style>
    <style:style style:name="T130" style:family="text">
      <style:text-properties officeooo:rsid="006fb336"/>
    </style:style>
    <style:style style:name="T131" style:family="text">
      <style:text-properties officeooo:rsid="008306d6"/>
    </style:style>
    <style:style style:name="T132" style:family="text">
      <style:text-properties officeooo:rsid="00846088"/>
    </style:style>
    <style:style style:name="T133" style:family="text">
      <style:text-properties officeooo:rsid="0085a6bc"/>
    </style:style>
    <style:style style:name="T134" style:family="text">
      <style:text-properties officeooo:rsid="00907716"/>
    </style:style>
    <style:style style:name="T135" style:family="text">
      <style:text-properties officeooo:rsid="00929913"/>
    </style:style>
    <style:style style:name="T136" style:family="text">
      <style:text-properties officeooo:rsid="00965495"/>
    </style:style>
    <style:style style:name="T137" style:family="text">
      <style:text-properties officeooo:rsid="0096bb93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016in 0.0016in 0.0028in" fo:padding="0.0201in" fo:border="0.4pt double #ff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<text:span text:style-name="MathematicaFormatStandardForm"><text:span text:style-name="T41">Two Elementary </text:span></text:span><text:span text:style-name="MathematicaFormatStandardForm"><text:span text:style-name="T43">Connection</text:span></text:span><text:span text:style-name="MathematicaFormatStandardForm"><text:span text:style-name="T44">s</text:span></text:span><text:span text:style-name="MathematicaFormatStandardForm"><text:span text:style-name="T42"> </text:span></text:span><text:span text:style-name="MathematicaFormatStandardForm"><text:span text:style-name="T41">Between </text:span></text:span></text:p>
      <text:p text:style-name="P28"><text:span text:style-name="MathematicaFormatStandardForm"><text:span text:style-name="T41">the Number of Primes </text:span></text:span><text:span text:style-name="MathematicaFormatStandardForm"><text:span text:style-name="T44">and</text:span></text:span><text:span text:style-name="MathematicaFormatStandardForm"><text:span text:style-name="T42"> </text:span></text:span><text:span text:style-name="MathematicaFormatStandardForm"><text:span text:style-name="T41">the Logarithmic Integral</text:span></text:span><text:span text:style-name="MathematicaFormatStandardForm"><text:span text:style-name="T42"> </text:span></text:span></text:p>
      <text:p text:style-name="P16"><text:span text:style-name="MathematicaFormatStandardForm"><text:span text:style-name="T5"><text:tab/></text:span></text:span></text:p>
      <text:p text:style-name="P18"><text:span text:style-name="MathematicaFormatStandardForm"><text:span text:style-name="T5"><text:tab/></text:span></text:span><text:span text:style-name="MathematicaFormatStandardForm"><text:span text:style-name="T11">Sometime around 1792, at age 15 or 16, Gauss speculated that the logarithmic integral was a good approximation for the number of primes less than </text:span></text:span><text:span text:style-name="MathematicaFormatStandardForm"><text:span text:style-name="T45">n</text:span></text:span><text:span text:style-name="MathematicaFormatStandardForm"><text:span text:style-name="T11">... and it is! <text:s/>But that was an empirically-based theory on his part.</text:span></text:span></text:p>
      <text:p text:style-name="P18"><text:span text:style-name="MathematicaFormatStandardForm"><text:span text:style-name="T11"><text:tab/>Then, in 1859, Bernhard Riemann actually published an explicit formula for the number of primes less than </text:span></text:span><text:span text:style-name="MathematicaFormatStandardForm"><text:span text:style-name="T45">n</text:span></text:span><text:span text:style-name="MathematicaFormatStandardForm"><text:span text:style-name="T11">. <text:s text:c="2"/>That formula showed the precise </text:span></text:span><text:span text:style-name="MathematicaFormatStandardForm"><text:span text:style-name="T24">difference</text:span></text:span><text:span text:style-name="MathematicaFormatStandardForm"><text:span text:style-name="T11"> </text:span></text:span><text:span text:style-name="MathematicaFormatStandardForm"><text:span text:style-name="T24">between </text:span></text:span><text:span text:style-name="MathematicaFormatStandardForm"><text:span text:style-name="T11">the </text:span></text:span><text:span text:style-name="MathematicaFormatStandardForm"><text:span text:style-name="T24">number of </text:span></text:span><text:span text:style-name="MathematicaFormatStandardForm"><text:span text:style-name="T11">primes </text:span></text:span><text:span text:style-name="MathematicaFormatStandardForm"><text:span text:style-name="T24">and </text:span></text:span><text:span text:style-name="MathematicaFormatStandardForm"><text:span text:style-name="T11">the logarithmic integral, </text:span></text:span><text:span text:style-name="MathematicaFormatStandardForm"><text:span text:style-name="T13">encoded in the zeros of the Riemann zeta function</text:span></text:span><text:span text:style-name="MathematicaFormatStandardForm"><text:span text:style-name="T11">. <text:s/>That same paper also introduced the now very famous Riemann Hypothesis </text:span></text:span><text:span text:style-name="MathematicaFormatStandardForm"><text:span text:style-name="T14">regarding</text:span></text:span><text:span text:style-name="MathematicaFormatStandardForm"><text:span text:style-name="T13"> those zeros</text:span></text:span><text:span text:style-name="MathematicaFormatStandardForm"><text:span text:style-name="T11">. <text:s/>One immediate consequence of </text:span></text:span><text:span text:style-name="MathematicaFormatStandardForm"><text:span text:style-name="T12">the</text:span></text:span><text:span text:style-name="MathematicaFormatStandardForm"><text:span text:style-name="T11"> hypothesis </text:span></text:span><text:span text:style-name="MathematicaFormatStandardForm"><text:span text:style-name="T14">being true would be </text:span></text:span><text:span text:style-name="MathematicaFormatStandardForm"><text:span text:style-name="T11">that the difference between the number of primes and the log integral is provably smaller than if the hypothesis is false.</text:span></text:span></text:p>
      <text:p text:style-name="P18"><text:span text:style-name="MathematicaFormatStandardForm"><text:span text:style-name="T11"><text:tab/></text:span></text:span><text:span text:style-name="MathematicaFormatStandardForm"><text:span text:style-name="T15">It's fascinating, profound stuff. <text:s/></text:span></text:span><text:span text:style-name="MathematicaFormatStandardForm"><text:span text:style-name="T14">Unfortunately, </text:span></text:span><text:span text:style-name="MathematicaFormatStandardForm"><text:span text:style-name="T15">it's also really challenging stuff. <text:s/>I</text:span></text:span><text:span text:style-name="MathematicaFormatStandardForm"><text:span text:style-name="T14">f you</text:span></text:span><text:span text:style-name="MathematicaFormatStandardForm"><text:span text:style-name="T24">'re</text:span></text:span><text:span text:style-name="MathematicaFormatStandardForm"><text:span text:style-name="T14"> interested in the distribution of the primes, the concepts involved in understanding Riemann's formula </text:span></text:span><text:span text:style-name="MathematicaFormatStandardForm"><text:span text:style-name="T24">require</text:span></text:span><text:span text:style-name="MathematicaFormatStandardForm"><text:span text:style-name="T14"> some pretty heavy </text:span></text:span><text:span text:style-name="MathematicaFormatStandardForm"><text:span text:style-name="T15">mental </text:span></text:span><text:span text:style-name="MathematicaFormatStandardForm"><text:span text:style-name="T14">lifting, particularly if you're not an expert at complex analysis.</text:span></text:span></text:p>
      <text:p text:style-name="P18"><text:span text:style-name="MathematicaFormatStandardForm"><text:span text:style-name="T14"><text:tab/></text:span></text:span><text:span text:style-name="MathematicaFormatStandardForm"><text:span text:style-name="T16">It might come as a surprise </text:span></text:span><text:span text:style-name="MathematicaFormatStandardForm"><text:span text:style-name="T24">to you </text:span></text:span><text:span text:style-name="MathematicaFormatStandardForm"><text:span text:style-name="T16">that there are other ways of connecting the prime counting function and the logarithmic integral, ways that don't require any knowledge of complex analysis whatsoever.</text:span></text:span></text:p>
      <text:p text:style-name="P19"><text:span text:style-name="MathematicaFormatStandardForm"><text:span text:style-name="T16"><text:tab/></text:span></text:span><text:span text:style-name="MathematicaFormatStandardForm"><text:span text:style-name="T20">After reviewing Riemann's explicit formula connecting the Riemann prime counting function to the logarithmic integral, t</text:span></text:span><text:span text:style-name="MathematicaFormatStandardForm"><text:span text:style-name="T16">his article covers two such elementary connections. <text:s/>This isn't a formal math paper; we won't prove anything. <text:s/>Rather, we'll take a more casual, experimental, empirical approach. <text:s/>Interspersed with the identities will be Mathematica code </text:span></text:span><text:span text:style-name="MathematicaFormatStandardForm"><text:span text:style-name="T20">to encourage </text:span></text:span><text:span text:style-name="MathematicaFormatStandardForm"><text:span text:style-name="T16">tinkering with the ideas.</text:span></text:span></text:p>
      <text:p text:style-name="P18"><text:span text:style-name="MathematicaFormatStandardForm"><text:span text:style-name="T14"><text:tab/></text:span></text:span></text:p>
      <text:p text:style-name="P18"><text:span text:style-name="MathematicaFormatStandardForm"><text:span text:style-name="T14"/></text:span></text:p>
      <text:p text:style-name="P13"><text:span text:style-name="MathematicaFormatStandardForm"><text:span text:style-name="T95">The </text:span></text:span><text:span text:style-name="MathematicaFormatStandardForm"><text:span text:style-name="T96">Number of </text:span></text:span><text:span text:style-name="MathematicaFormatStandardForm"><text:span text:style-name="T95">Primes and </text:span></text:span><text:span text:style-name="MathematicaFormatStandardForm"><text:span text:style-name="T96">the </text:span></text:span><text:span text:style-name="MathematicaFormatStandardForm"><text:span text:style-name="T95">Logarithmic Integral</text:span></text:span></text:p>
      <text:p text:style-name="P26"><text:span text:style-name="MathematicaFormatStandardForm"><text:span text:style-name="T6"/></text:span></text:p>
      <text:p text:style-name="P20"><text:span text:style-name="MathematicaFormatStandardForm"><text:span text:style-name="T6"><text:tab/></text:span></text:span><text:span text:style-name="MathematicaFormatStandardForm"><text:span text:style-name="T16">We want to talk about the difference between the number of primes and the logarithmic integral. <text:s/>So we need to define those first.</text:span></text:span></text:p>
      <text:p text:style-name="P19"><text:span text:style-name="MathematicaFormatStandardForm"><text:span text:style-name="T16"><text:tab/>Mathematicians usually use</text:span></text:span><text:span text:style-name="MathematicaFormatStandardForm"><text:span text:style-name="T50"><draw:frame draw:style-name="fr1" draw:name="Object4" text:anchor-type="as-char" svg:y="-0.1484in" svg:width="0.4075in" svg:height="0.1909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16">to mean the count of numbers &lt;= n that are prime, but it's </text:span></text:span><text:span text:style-name="MathematicaFormatStandardForm"><text:span text:style-name="T28">often </text:span></text:span><text:span text:style-name="MathematicaFormatStandardForm"><text:span text:style-name="T16">not the most natural prime counting function. <text:s/>Instead we'll use a more natural one, the Riemann prime counting function:</text:span></text:span></text:p>
      <text:p text:style-name="P26"><text:span text:style-name="MathematicaFormatStandardForm"><text:span text:style-name="T6"/></text:span></text:p>
      <text:p text:style-name="P1"><text:span text:style-name="MathematicaFormatStandardForm"><text:span text:style-name="T4"><draw:frame draw:style-name="fr1" draw:name="Object23" text:anchor-type="as-char" svg:y="-0.2953in" svg:width="1.4535in" svg:height="0.4634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4"/></text:span></text:p>
      <text:p text:style-name="P95"><text:span text:style-name="Mathematica"><text:span text:style-name="T118">referenceRiemanPrimeCount[n_]:=Sum[PrimePi[ n^(1/k)]/k, {k,1,Log[2,n]}]</text:span></text:span></text:p>
      <text:p text:style-name="P106"><text:span text:style-name="Table">Table[{ n, </text:span><text:span text:style-name="Mathematica"><text:span text:style-name="T117">referenceRiemanPrimeCount</text:span></text:span><text:span text:style-name="Primes">[ n ]</text:span><text:span text:style-name="Table">}, { n, </text:span><text:span text:style-name="Table"><text:span text:style-name="T122">1</text:span></text:span><text:span text:style-name="Table">, 100 }] // TableForm</text:span></text:p>
      <text:p text:style-name="P88"><text:span text:style-name="Mathematica"><text:span text:style-name="T130">PrimePiAlt</text:span></text:span><text:span text:style-name="Mathematica">[n_]:=Sum[</text:span><text:span text:style-name="Mathematica"><text:span text:style-name="T130">MoebiusMu[k] </text:span></text:span><text:span text:style-name="Mathematica">referenceRiemanPrimeCount[ n^(1/k)]/k, {k,1,Log[2,n]}]</text:span></text:p>
      <text:p text:style-name="P92"><text:span text:style-name="Table"><text:span text:style-name="T129">Table[{ n, </text:span></text:span><text:span text:style-name="Mathematica"><text:span text:style-name="T130">PrimePi</text:span></text:span><text:span text:style-name="Primes">[ n ], </text:span><text:span text:style-name="Primes"><text:span text:style-name="T130">PrimePiAlt[n]</text:span></text:span><text:span text:style-name="Primes"> </text:span><text:span text:style-name="Table"><text:span text:style-name="T129">}, { n, 1, 100 }] // TableForm</text:span></text:span></text:p>
      <text:p text:style-name="P10"><text:span text:style-name="MathematicaFormatStandardForm"><text:span text:style-name="T49"/></text:span></text:p>
      <text:p text:style-name="P22"><text:span text:style-name="MathematicaFormatStandardForm"><text:span text:style-name="T10"><text:tab/></text:span></text:span><text:span text:style-name="MathematicaFormatStandardForm"><text:span text:style-name="T16">Recovering</text:span></text:span><text:span text:style-name="MathematicaFormatStandardForm"><text:span text:style-name="T50"><draw:frame draw:style-name="fr1" draw:name="Object10" text:anchor-type="as-char" svg:y="-0.1484in" svg:width="0.4075in" svg:height="0.1909in" draw:z-index="2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MathematicaFormatStandardForm"><text:span text:style-name="T16">from </text:span></text:span><text:span text:style-name="MathematicaFormatStandardForm"><text:span text:style-name="T50"><draw:frame draw:style-name="fr1" draw:name="Object12" text:anchor-type="as-char" svg:y="-0.1484in" svg:width="0.4429in" svg:height="0.1909in" draw:z-index="4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MathematicaFormatStandardForm"><text:span text:style-name="T16">is trivial, </text:span></text:span><text:span text:style-name="MathematicaFormatStandardForm"><text:span text:style-name="T25">as shown by PrimePiAlt above, </text:span></text:span><text:span text:style-name="MathematicaFormatStandardForm"><text:span text:style-name="T16">so we won't mention it again.</text:span></text:span></text:p>
      <text:p text:style-name="P19"><text:span text:style-name="MathematicaFormatStandardForm"><text:span text:style-name="T16"><text:tab/>So, we have our prime counting function. <text:s/>Now we need the approximation that Gauss suggested, the logarithmic integral. <text:s/>It can be defined something like this:</text:span></text:span></text:p>
      <text:p text:style-name="P10"><text:span text:style-name="MathematicaFormatStandardForm"><text:span text:style-name="T49"/></text:span></text:p>
      <text:p text:style-name="P11"><text:span text:style-name="MathematicaFormatStandardForm"><text:span text:style-name="T7"><draw:frame draw:style-name="fr2" draw:name="Object9" text:anchor-type="as-char" svg:y="-0.2925in" svg:width="1.0228in" svg:height="0.47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1"><text:span text:style-name="MathematicaFormatStandardForm"><text:span text:style-name="T7"/></text:span></text:p>
      <text:p text:style-name="P104"><text:span text:style-name="Mathematica"><text:span text:style-name="T114">Table[</text:span></text:span><text:span text:style-name="Mathematica">{n,N[LogIntegral[n]], Integrate[ 1./Log[x],{x,0,n}, PrincipalValue-</text:span><text:span text:style-name="Mathematica"><text:span text:style-name="T123">&gt;</text:span></text:span><text:span text:style-name="Mathematica">True]},{n,2,100}]//TableForm</text:span></text:p>
      <text:p text:style-name="P11"><text:span text:style-name="MathematicaFormatStandardForm"><text:span text:style-name="T7"/></text:span></text:p>
      <text:p text:style-name="P19"><text:span text:style-name="MathematicaFormatStandardForm"><text:span text:style-name="T16"><text:tab/>N</text:span></text:span></text:p>
      <text:p text:style-name="P19"><text:span text:style-name="MathematicaFormatStandardForm"><text:span text:style-name="T16"/></text:span></text:p>
      <text:p text:style-name="P14"><text:span text:style-name="MathematicaFormatStandardForm"><text:span text:style-name="T7"><draw:frame draw:style-name="fr2" draw:name="Object15" text:anchor-type="as-char" svg:y="-0.2925in" svg:width="2.6917in" svg:height="0.4717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4"><text:span text:style-name="MathematicaFormatStandardForm"><text:span text:style-name="T7"/></text:span></text:p>
      <text:p text:style-name="P105"><text:span text:style-name="Mathematica"><text:span text:style-name="T114">Table[</text:span></text:span><text:span text:style-name="Mathematica">{</text:span><text:span text:style-name="Mathematica"><text:span text:style-name="T135">x</text:span></text:span><text:span text:style-name="Mathematica">,N[LogIntegral[</text:span><text:span text:style-name="Mathematica"><text:span text:style-name="T135">x</text:span></text:span><text:span text:style-name="Mathematica">]-</text:span><text:span text:style-name="Mathematica"><text:span text:style-name="T135">Log[Log[x]]-EulerGamma</text:span></text:span><text:span text:style-name="Mathematica">], </text:span><text:span text:style-name="Mathematica"><text:span text:style-name="T135">N@</text:span></text:span><text:span text:style-name="Mathematica">Integrate[ 1/Log[</text:span><text:span text:style-name="Mathematica"><text:span text:style-name="T135">t</text:span></text:span><text:span text:style-name="Mathematica">]-</text:span><text:span text:style-name="Mathematica"><text:span text:style-name="T135">1/(t Log[t])</text:span></text:span><text:span text:style-name="Mathematica">,{</text:span><text:span text:style-name="Mathematica"><text:span text:style-name="T135">t</text:span></text:span><text:span text:style-name="Mathematica">,</text:span><text:span text:style-name="Mathematica"><text:span text:style-name="T135">1</text:span></text:span><text:span text:style-name="Mathematica">,</text:span><text:span text:style-name="Mathematica"><text:span text:style-name="T135">x</text:span></text:span><text:span text:style-name="Mathematica">}]},{</text:span><text:span text:style-name="Mathematica"><text:span text:style-name="T135">x</text:span></text:span><text:span text:style-name="Mathematica">,2,100}]//TableForm</text:span></text:p>
      <text:p text:style-name="P14"><text:soft-page-break/><text:span text:style-name="MathematicaFormatStandardForm"><text:span text:style-name="T7"/></text:span></text:p>
      <text:p text:style-name="P23"><text:span text:style-name="MathematicaFormatStandardForm"><text:span text:style-name="T16"><text:tab/>Now the literal million dollar question: how good </text:span></text:span><text:span text:style-name="MathematicaFormatStandardForm"><text:span text:style-name="T24">is the </text:span></text:span><text:span text:style-name="MathematicaFormatStandardForm"><text:span text:style-name="T16">approximation? <text:s/></text:span></text:span></text:p>
      <text:p text:style-name="P19"><text:span text:style-name="MathematicaFormatStandardForm"><text:span text:style-name="T16"/></text:span></text:p>
      <text:p text:style-name="P19"><text:span text:style-name="MathematicaFormatStandardForm"><text:span text:style-name="T16"><text:tab/>Well, if you have a copy of Mathematica handy, try graphing </text:span></text:span><text:span text:style-name="MathematicaFormatStandardForm"><text:span text:style-name="T24">these</text:span></text:span><text:span text:style-name="MathematicaFormatStandardForm"><text:span text:style-name="T16"> functions:</text:span></text:span></text:p>
      <text:p text:style-name="P19"><text:span text:style-name="MathematicaFormatStandardForm"><text:span text:style-name="T16"/></text:span></text:p>
      <text:p text:style-name="P87"><text:span text:style-name="Mathematica"><text:span text:style-name="T118">referenceRiemanPrimeCount[n_]:=Sum[PrimePi[ n^(1/k)]/k, {k,1,Log[2,n]}]</text:span></text:span></text:p>
      <text:p text:style-name="P104"><text:span text:style-name="Mathematica"><text:span text:style-name="T114"><text:s/>DiscretePlot[ </text:span></text:span><text:span text:style-name="Mathematica">{referenceRiemanPrimeCount[n],LogIntegral[n]},{n,1,1000}]</text:span></text:p>
      <text:p text:style-name="P98"><text:span text:style-name="Mathematica">DiscretePlot[ {referenceRiemanPrimeCount[n],LogIntegral[n]},{n,1,100000, 100}]</text:span></text:p>
      <text:p text:style-name="P98"><text:span text:style-name="Mathematica">DiscretePlot[ {referenceRiemanPrimeCount[n],LogIntegral[n]},{n,1,1000000000,1000000}]</text:span></text:p>
      <text:p text:style-name="P15"><text:span text:style-name="Mathematica"/></text:p>
      <text:p text:style-name="P19"><text:span text:style-name="MathematicaFormatStandardForm"><text:span text:style-name="T16"><text:tab/></text:span></text:span><text:span text:style-name="MathematicaFormatStandardForm"><text:span text:style-name="T24">L</text:span></text:span><text:span text:style-name="MathematicaFormatStandardForm"><text:span text:style-name="T16">ook</text:span></text:span><text:span text:style-name="MathematicaFormatStandardForm"><text:span text:style-name="T24">s</text:span></text:span><text:span text:style-name="MathematicaFormatStandardForm"><text:span text:style-name="T16"> like a tight approximation, doesn't it? <text:s/>Let's look more closely at the difference between the two:</text:span></text:span></text:p>
      <text:p text:style-name="P11"><text:span text:style-name="MathematicaFormatStandardForm"><text:span text:style-name="T7"/></text:span></text:p>
      <text:p text:style-name="P87"><text:span text:style-name="Mathematica"><text:span text:style-name="T117">referenceRiemanPrimeCount[n_]:=Sum[PrimePi[ n^(1/k)]/k, {k,1,Log[2,n]}]</text:span></text:span></text:p>
      <text:p text:style-name="P104"><text:span text:style-name="Mathematica"><text:span text:style-name="T114">DiscretePlot[ </text:span></text:span><text:span text:style-name="Mathematica">{referenceRiemanPrimeCount[n]-LogIntegral[n]},{n,1,10000,10}]</text:span></text:p>
      <text:p text:style-name="P104"><text:span text:style-name="Mathematica"/></text:p>
      <text:p text:style-name="P19"><text:span text:style-name="MathematicaFormatStandardForm"><text:span text:style-name="T16"><text:tab/>You might wonder, looking at these pictures, how big the difference can </text:span></text:span><text:span text:style-name="MathematicaFormatStandardForm"><text:span text:style-name="T24">be</text:span></text:span><text:span text:style-name="MathematicaFormatStandardForm"><text:span text:style-name="T16">. <text:s/></text:span></text:span></text:p>
      <text:p text:style-name="P19"><text:span text:style-name="MathematicaFormatStandardForm"><text:span text:style-name="T16"><text:tab/>That's where the Riemann hypothesis comes in. <text:s/>If the Riemann Hypothesis is true, the difference between </text:span></text:span><text:span text:style-name="MathematicaFormatStandardForm"><text:span text:style-name="T50"><draw:frame draw:style-name="fr1" draw:name="Object13" text:anchor-type="as-char" svg:y="-0.1484in" svg:width="0.4429in" svg:height="0.1909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MathematicaFormatStandardForm"><text:span text:style-name="T50"> </text:span></text:span><text:span text:style-name="MathematicaFormatStandardForm"><text:span text:style-name="T16">from</text:span></text:span><text:span text:style-name="MathematicaFormatStandardForm"><text:span text:style-name="T50"><draw:frame draw:style-name="fr1" draw:name="Object14" text:anchor-type="as-char" svg:y="-0.1484in" svg:width="0.4091in" svg:height="0.190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MathematicaFormatStandardForm"><text:span text:style-name="T16">for </text:span></text:span><text:span text:style-name="MathematicaFormatStandardForm"><text:span text:style-name="T46">any</text:span></text:span><text:span text:style-name="MathematicaFormatStandardForm"><text:span text:style-name="T16"> n, no matter how gargantuan, will satisfy</text:span></text:span></text:p>
      <text:p text:style-name="P19"><text:span text:style-name="MathematicaFormatStandardForm"><text:span text:style-name="T16"/></text:span></text:p>
      <text:p text:style-name="P36"><text:span text:style-name="MathematicaFormatStandardForm"><text:span text:style-name="T7"><draw:frame draw:style-name="fr3" draw:name="Object7" text:anchor-type="as-char" svg:y="-0.2043in" svg:width="2.4264in" svg:height="0.3283in" draw:z-index="1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36"><text:span text:style-name="MathematicaFormatStandardForm"><text:span text:style-name="T57"/></text:span></text:p>
      <text:p text:style-name="P42"><text:span text:style-name="MathematicaFormatStandardForm"><text:span text:style-name="T16"><text:tab/>So </text:span></text:span><text:span text:style-name="MathematicaFormatStandardForm"><text:span text:style-name="T24">in</text:span></text:span><text:span text:style-name="MathematicaFormatStandardForm"><text:span text:style-name="T16"> </text:span></text:span><text:span text:style-name="MathematicaFormatStandardForm"><text:span text:style-name="T24">this</text:span></text:span><text:span text:style-name="MathematicaFormatStandardForm"><text:span text:style-name="T16"> graph</text:span></text:span></text:p>
      <text:p text:style-name="P36"><text:span text:style-name="MathematicaFormatStandardForm"><text:span text:style-name="T57"/></text:span></text:p>
      <text:p text:style-name="P93"><text:span text:style-name="Mathematica"><text:span text:style-name="T124">referenceRiemanPrimeCount[n_]:=Sum[PrimePi[n^(1/k)]/k,</text:span></text:span><text:span text:style-name="Mathematica">{k,1,Log[2,n]}]</text:span></text:p>
      <text:p text:style-name="P104"><text:span text:style-name="Mathematica"><text:span text:style-name="T114"><text:s/>DiscretePlot[ </text:span></text:span><text:span text:style-name="Mathematica">{referenceRiemanPrimeCount[n]-LogIntegral[n], n^(1/2) Log[n]/(8 Pi ), -n^(1/2) Log[n]/(8 Pi )},{n,1,1000000000,1000000}]</text:span></text:p>
      <text:p text:style-name="P104"><text:span text:style-name="Mathematica"/></text:p>
      <text:p text:style-name="P42"><text:span text:style-name="MathematicaFormatStandardForm"><text:span text:style-name="T16">the erratic line in the middle will never, ever, ever cross the two smooth curves bound</text:span></text:span><text:span text:style-name="MathematicaFormatStandardForm"><text:span text:style-name="T24">ing</text:span></text:span><text:span text:style-name="MathematicaFormatStandardForm"><text:span text:style-name="T16"> it... if the Riemann Hypothesis is true. <text:s/>And vice versa, too – if there were some other way to prove</text:span></text:span><text:span text:style-name="MathematicaFormatStandardForm"><text:span text:style-name="T7"><draw:frame draw:style-name="fr3" draw:name="Object16" text:anchor-type="as-char" svg:y="-0.2043in" svg:width="2.4264in" svg:height="0.3283in" draw:z-index="11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MathematicaFormatStandardForm"><text:span text:style-name="T7">, </text:span></text:span><text:span text:style-name="MathematicaFormatStandardForm"><text:span text:style-name="T16">that would prove the Hypothesis.</text:span></text:span></text:p>
      <text:p text:style-name="P42"><text:span text:style-name="MathematicaFormatStandardForm"><text:span text:style-name="T16"><text:tab/></text:span></text:span><text:span text:style-name="MathematicaFormatStandardForm"><text:span text:style-name="T29">Got it?</text:span></text:span></text:p>
      <text:p text:style-name="P42"><text:span text:style-name="MathematicaFormatStandardForm"><text:span text:style-name="T16"><text:tab/>So </text:span></text:span><text:span text:style-name="MathematicaFormatStandardForm"><text:span text:style-name="T35">that provides some pretty good gut-level evidence that there must be some connection between the two functions. <text:s/>But it really doesn't give any mathematical insight, of course. <text:s/>If you're a math-y sort of person, this feels like the start of a conversation, certainly not the end of it.</text:span></text:span></text:p>
      <text:p text:style-name="P15"><text:span text:style-name="Mathematica"/></text:p>
      <text:p text:style-name="P30"><text:span text:style-name="MathematicaFormatStandardForm"><text:span text:style-name="T6"/></text:span></text:p>
      <text:p text:style-name="P17"><text:span text:style-name="MathematicaFormatStandardForm"><text:span text:style-name="T107"/></text:span></text:p>
      <text:p text:style-name="P17"><text:span text:style-name="MathematicaFormatStandardForm"><text:span text:style-name="T107"/></text:span></text:p>
      <text:p text:style-name="P12"><text:span text:style-name="MathematicaFormatStandardForm"><text:span text:style-name="T94">Riemann's Explicit Formula</text:span></text:span></text:p>
      <text:p text:style-name="P11"><text:span text:style-name="MathematicaFormatStandardForm"><text:span text:style-name="T7"/></text:span></text:p>
      <text:p text:style-name="P42"><text:span text:style-name="MathematicaFormatStandardForm"><text:span text:style-name="T58"><text:tab/></text:span></text:span><text:span text:style-name="MathematicaFormatStandardForm"><text:span text:style-name="T19">Here</text:span></text:span><text:span text:style-name="MathematicaFormatStandardForm"><text:span text:style-name="T17"> is Riemann's famous Explic</text:span></text:span><text:span text:style-name="MathematicaFormatStandardForm"><text:span text:style-name="T18">i</text:span></text:span><text:span text:style-name="MathematicaFormatStandardForm"><text:span text:style-name="T17">t Formula.</text:span></text:span></text:p>
      <text:p text:style-name="P11"><text:span text:style-name="MathematicaFormatStandardForm"><text:span text:style-name="T7"/></text:span></text:p>
      <text:p text:style-name="P9"><text:span text:style-name="MathematicaFormatStandardForm"><text:span text:style-name="T8"><draw:frame draw:style-name="fr2" draw:name="Object11" text:anchor-type="as-char" svg:y="-0.2508in" svg:width="2.6728in" svg:height="0.4299in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1"><text:span text:style-name="MathematicaFormatStandardForm"><text:span text:style-name="T7"/></text:span></text:p>
      <text:p text:style-name="P9"><text:span text:style-name="MathematicaFormatStandardForm"><text:span text:style-name="T8"><draw:frame draw:style-name="fr2" draw:name="Object49" text:anchor-type="as-char" svg:y="-0.1701in" svg:width="2.0902in" svg:height="0.3063in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8"><text:span text:style-name="MathematicaFormatStandardForm"><text:span text:style-name="T8"/></text:span></text:p>
      <text:p text:style-name="P2"><text:span text:style-name="Mathematica"><text:span text:style-name="T134">referenceRiemanPrimeCount[n_]:=Sum[PrimePi[n^(1/j)]/j,{j,1,Log[2,n]}]</text:span></text:span></text:p>
      <text:p text:style-name="P2"><text:span text:style-name="Mathematica"><text:span text:style-name="T134">al[n_]:=MangoldtLambda[n]/2/Log[n]+NIntegrate[1/((t^3-t) Log[t]),{t,n,Infinity}]-Log[2]</text:span></text:span></text:p>
      <text:p text:style-name="P2"><text:span text:style-name="Mathematica"><text:span text:style-name="T134">RieExplicitForumla[n_,t_]:=LogIntegral[n]-2Re@Sum[ExpIntegralEi[N@ZetaZero[k] Log[n]],{k,1,t}]+al[n]</text:span></text:span></text:p>
      <text:p text:style-name="P2"><text:span text:style-name="Mathematica"><text:span text:style-name="T134">Table[{n,N[referenceRiemanPrimeCount[n]],RieExplicitForumla[n,500]},{n,2,100}]//TableForm</text:span></text:span></text:p>
      <text:p text:style-name="P101"><text:span text:style-name="Mathematica"/></text:p>
      <text:p text:style-name="P49"><text:span text:style-name="MathematicaFormatStandardForm"><text:span text:style-name="T17"><text:tab/></text:span></text:span><text:span text:style-name="MathematicaFormatStandardForm"><text:span text:style-name="T36">Before you even try to make sense of this, note that you can ignore the function</text:span></text:span><text:span text:style-name="MathematicaFormatStandardForm"><text:span text:style-name="T38"><draw:frame draw:style-name="fr1" draw:name="Object61" text:anchor-type="as-char" svg:y="-0.1484in" svg:width="0.4173in" svg:height="0.1909in" draw:z-index="17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39">. <text:s/>For any</text:span></text:span><text:span text:style-name="MathematicaFormatStandardForm"><text:span text:style-name="T50"><draw:frame draw:style-name="fr1" draw:name="Object62" text:anchor-type="as-char" svg:y="-0.1484in" svg:width="0.3681in" svg:height="0.1846in" draw:z-index="19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50"><draw:frame draw:style-name="fr1" draw:name="Object63" text:anchor-type="as-char" svg:y="-0.1484in" svg:width="0.4173in" svg:height="0.1909in" draw:z-index="21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MathematicaFormatStandardForm"><text:span text:style-name="T30">is </text:span></text:span><text:span text:style-name="MathematicaFormatStandardForm"><text:span text:style-name="T36">bounded by</text:span></text:span><text:span text:style-name="MathematicaFormatStandardForm"><text:span text:style-name="T50"><draw:frame draw:style-name="fr1" draw:name="Object64" text:anchor-type="as-char" svg:y="-0.1484in" svg:width="0.9437in" svg:height="0.1909in" draw:z-index="5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MathematicaFormatStandardForm"><text:span text:style-name="T30">, so </text:span></text:span><text:span text:style-name="MathematicaFormatStandardForm"><text:span text:style-name="T36">its contribution to the distribution of primes is nearly non-existent.</text:span></text:span></text:p>
      <text:p text:style-name="P49"><text:span text:style-name="MathematicaFormatStandardForm"><text:tab/>So what </text:span><text:span text:style-name="MathematicaFormatStandardForm"><text:span text:style-name="T39">i</text:span></text:span><text:span text:style-name="MathematicaFormatStandardForm"><text:span text:style-name="T40">s </text:span></text:span><text:span text:style-name="MathematicaFormatStandardForm"><text:span text:style-name="T39">Riemann's Explicit Formula sayi</text:span></text:span><text:span text:style-name="MathematicaFormatStandardForm"><text:span text:style-name="T40">ng</text:span></text:span><text:span text:style-name="MathematicaFormatStandardForm"><text:span text:style-name="T39">? <text:s/>Well, i</text:span></text:span><text:span text:style-name="MathematicaFormatStandardForm"><text:span text:style-name="T17">t </text:span></text:span><text:span text:style-name="MathematicaFormatStandardForm"><text:span text:style-name="T36">essentially </text:span></text:span><text:span text:style-name="MathematicaFormatStandardForm"><text:span text:style-name="T17">expresses the Riemann Prime Counting function</text:span></text:span><text:span text:style-name="MathematicaFormatStandardForm"><text:span text:style-name="T50"><draw:frame draw:style-name="fr1" draw:name="Object17" text:anchor-type="as-char" svg:y="-0.1484in" svg:width="0.4429in" svg:height="0.1909in" draw:z-index="20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MathematicaFormatStandardForm"><text:span text:style-name="T17">as </text:span></text:span><text:soft-page-break/><text:span text:style-name="MathematicaFormatStandardForm"><text:span text:style-name="T17">the smooth logarithmic integral </text:span></text:span><text:span text:style-name="MathematicaFormatStandardForm"><text:span text:style-name="T50"><draw:frame draw:style-name="fr1" draw:name="Object18" text:anchor-type="as-char" svg:y="-0.1484in" svg:width="0.4091in" svg:height="0.1909in" draw:z-index="22"><draw:object xlink:href="./Object 28" xlink:type="simple" xlink:show="embed" xlink:actuate="onLoad"/><draw:image xlink:href="./ObjectReplacements/Object 28" xlink:type="simple" xlink:show="embed" xlink:actuate="onLoad"/></draw:frame></text:span></text:span><text:span text:style-name="MathematicaFormatStandardForm"><text:span text:style-name="T17">plus </text:span></text:span><text:span text:style-name="MathematicaFormatStandardForm"><text:span text:style-name="T36">this other sum,</text:span></text:span><text:span text:style-name="MathematicaFormatStandardForm"><text:span text:style-name="T38"><draw:frame draw:style-name="fr1" draw:name="Object19" text:anchor-type="as-char" svg:y="-0.1701in" svg:width="0.6839in" svg:height="0.3063in" draw:z-index="23"><draw:object xlink:href="./Object 29" xlink:type="simple" xlink:show="embed" xlink:actuate="onLoad"/><draw:image xlink:href="./ObjectReplacements/Object 29" xlink:type="simple" xlink:show="embed" xlink:actuate="onLoad"/></draw:frame></text:span></text:span><text:span text:style-name="MathematicaFormatStandardForm"><text:span text:style-name="T38">.</text:span></text:span></text:p>
      <text:p text:style-name="P47"><text:span text:style-name="MathematicaFormatStandardForm"><text:span text:style-name="T52"><text:tab/></text:span></text:span><text:span text:style-name="MathematicaFormatStandardForm"><text:span text:style-name="T17">Let's talk about that sum a bit. <text:s/>In Mathematica, </text:span></text:span><text:span text:style-name="MathematicaFormatStandardForm"><text:span text:style-name="T18">we calculate it</text:span></text:span><text:span text:style-name="MathematicaFormatStandardForm"><text:span text:style-name="T17"> as </text:span></text:span><text:span text:style-name="Mathematica"><text:span text:style-name="T119">2Re[ Sum[ ExpIntegralEi[ </text:span></text:span><text:span text:style-name="Mathematica"><text:span text:style-name="T120">N@</text:span></text:span><text:span text:style-name="Mathematica"><text:span text:style-name="T119">ZetaZero[ k ] Log[ x ]], { k, 1, t }]] </text:span></text:span><text:span text:style-name="MathematicaFormatStandardForm"><text:span text:style-name="T17">. <text:s/></text:span></text:span><text:span text:style-name="MathematicaFormatStandardForm"><text:span text:style-name="T18">(</text:span></text:span><text:span text:style-name="MathematicaFormatStandardForm"><text:span text:style-name="T50"><draw:frame draw:style-name="fr1" draw:name="Object21" text:anchor-type="as-char" svg:y="-0.089in" svg:width="0.1701in" svg:height="0.1311in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18">here is shorthand for the zeros of the Riemann zeta function) <text:s/></text:span></text:span><text:span text:style-name="MathematicaFormatStandardForm"><text:span text:style-name="T17">Why</text:span></text:span><text:span text:style-name="MathematicaFormatStandardForm"><text:span text:style-name="T18">'s</text:span></text:span><text:span text:style-name="MathematicaFormatStandardForm"><text:span text:style-name="T17"> </text:span></text:span><text:span text:style-name="MathematicaFormatStandardForm"><text:span text:style-name="T18">the Mathematica code</text:span></text:span><text:span text:style-name="MathematicaFormatStandardForm"><text:span text:style-name="T17"> differ from the formula, you might </text:span></text:span><text:span text:style-name="MathematicaFormatStandardForm"><text:span text:style-name="T18">very well </text:span></text:span><text:span text:style-name="MathematicaFormatStandardForm"><text:span text:style-name="T17">wonder? <text:s/></text:span></text:span></text:p>
      <text:p text:style-name="P46"><text:span text:style-name="MathematicaFormatStandardForm"><text:span text:style-name="T17"><text:tab/>Well, there are an infinite number of zeta zeros, each with successively diminishing impact on </text:span></text:span><text:span text:style-name="MathematicaFormatStandardForm"><text:span text:style-name="T18">our</text:span></text:span><text:span text:style-name="MathematicaFormatStandardForm"><text:span text:style-name="T17"> final sum. <text:s/></text:span></text:span><text:span text:style-name="MathematicaFormatStandardForm"><text:span text:style-name="T18">Given </text:span></text:span><text:span text:style-name="MathematicaFormatStandardForm"><text:span text:style-name="T17">that </text:span></text:span><text:span text:style-name="MathematicaFormatStandardForm"><text:span text:style-name="T18">we would like </text:span></text:span><text:span text:style-name="MathematicaFormatStandardForm"><text:span text:style-name="T17">our computation </text:span></text:span><text:span text:style-name="MathematicaFormatStandardForm"><text:span text:style-name="T18">to </text:span></text:span><text:span text:style-name="MathematicaFormatStandardForm"><text:span text:style-name="T17">stop before the heat death of the universe, we approximate using a limited number of zeros.</text:span></text:span></text:p>
      <text:p text:style-name="P46"><text:span text:style-name="MathematicaFormatStandardForm"><text:span text:style-name="T17"><text:tab/>Also, every zeta zero comes with a complex conjugate – an almost identical zero who's imaginary part has its positive/negative signed flipped. <text:s/>If we used both, we'd find the resulting imaginary parts would cancel out, leaving us with 2 times the real part of </text:span></text:span><text:span text:style-name="MathematicaFormatStandardForm"><text:span text:style-name="T18">using just </text:span></text:span><text:span text:style-name="MathematicaFormatStandardForm"><text:span text:style-name="T17">one. <text:s/></text:span></text:span><text:span text:style-name="MathematicaFormatStandardForm"><text:span text:style-name="T18">So we only use on zero of the pair, toss its imaginary result, and multiply by 2.</text:span></text:span></text:p>
      <text:p text:style-name="P46"><text:span text:style-name="MathematicaFormatStandardForm"><text:span text:style-name="T17"><text:tab/></text:span></text:span><text:span text:style-name="MathematicaFormatStandardForm"><text:span text:style-name="T18">F</text:span></text:span><text:span text:style-name="MathematicaFormatStandardForm"><text:span text:style-name="T17">inally, our definition (and Mathematica's definition) of the logarithmic integral is only valid </text:span></text:span><text:span text:style-name="MathematicaFormatStandardForm"><text:span text:style-name="T18">here </text:span></text:span><text:span text:style-name="MathematicaFormatStandardForm"><text:span text:style-name="T17">for real numbers. <text:s/>So we calculate the logarithmic integral of</text:span></text:span><text:span text:style-name="MathematicaFormatStandardForm"><text:span text:style-name="T50"><draw:frame draw:style-name="fr1" draw:name="Object20" text:anchor-type="as-char" svg:y="-0.1484in" svg:width="0.2228in" svg:height="0.1846in" draw:z-index="2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MathematicaFormatStandardForm"><text:span text:style-name="T50">, </text:span></text:span><text:span text:style-name="MathematicaFormatStandardForm"><text:span text:style-name="T17">a complex number, through other means.</text:span></text:span></text:p>
      <text:p text:style-name="P83"><text:span text:style-name="MathematicaFormatStandardForm"><text:span text:style-name="T108"><text:tab/></text:span></text:span><text:span text:style-name="MathematicaFormatStandardForm"><text:span text:style-name="T109">Try playing around with the zeros a bit, perhaps using a command like</text:span></text:span><text:span text:style-name="MathematicaFormatStandardForm"><text:span text:style-name="T113"> </text:span></text:span><text:span text:style-name="Mathematica"><text:span text:style-name="T125">Table[ </text:span></text:span><text:span text:style-name="Mathematica">{N[ZetaZero[x]], N[ZetaZero[-x]]}, {x,1,20}]//TableForm </text:span><text:span text:style-name="MathematicaFormatStandardForm"><text:span text:style-name="T109">. <text:s/></text:span></text:span><text:span text:style-name="MathematicaFormatStandardForm"><text:span text:style-name="T111">N</text:span></text:span><text:span text:style-name="MathematicaFormatStandardForm"><text:span text:style-name="T109">otice every value is of the form “.5+(some number) i”? <text:s/>Th</text:span></text:span><text:span text:style-name="MathematicaFormatStandardForm"><text:span text:style-name="T111">ere's</text:span></text:span><text:span text:style-name="MathematicaFormatStandardForm"><text:span text:style-name="T109"> the </text:span></text:span><text:span text:style-name="MathematicaFormatStandardForm"><text:span text:style-name="T111">famous </text:span></text:span><text:span text:style-name="MathematicaFormatStandardForm"><text:span text:style-name="T109">hypothesis </text:span></text:span><text:span text:style-name="MathematicaFormatStandardForm"><text:span text:style-name="T111">in action</text:span></text:span><text:span text:style-name="MathematicaFormatStandardForm"><text:span text:style-name="T109">. <text:s/>Every zero ever found has been of the form “.5+(some number) i”. <text:s/>Given that the sum</text:span></text:span><text:span text:style-name="MathematicaFormatStandardForm"><text:span text:style-name="T106"><draw:frame draw:style-name="fr1" draw:name="Object22" text:anchor-type="as-char" svg:y="-0.1701in" svg:width="0.6839in" svg:height="0.3063in" draw:z-index="37"><draw:object xlink:href="./Object 32" xlink:type="simple" xlink:show="embed" xlink:actuate="onLoad"/><draw:image xlink:href="./ObjectReplacements/Object 32" xlink:type="simple" xlink:show="embed" xlink:actuate="onLoad"/></draw:frame></text:span></text:span><text:span text:style-name="MathematicaFormatStandardForm"><text:span text:style-name="T109">controls how much </text:span></text:span><text:span text:style-name="MathematicaFormatStandardForm"><text:span text:style-name="T109"><draw:frame draw:style-name="fr1" draw:name="Object24" text:anchor-type="as-char" svg:y="-0.1484in" svg:width="0.4429in" svg:height="0.1909in" draw:z-index="38"><draw:object xlink:href="./Object 33" xlink:type="simple" xlink:show="embed" xlink:actuate="onLoad"/><draw:image xlink:href="./ObjectReplacements/Object 33" xlink:type="simple" xlink:show="embed" xlink:actuate="onLoad"/></draw:frame></text:span></text:span><text:span text:style-name="MathematicaFormatStandardForm"><text:span text:style-name="T109">deviates f</text:span></text:span><text:span text:style-name="MathematicaFormatStandardForm"><text:span text:style-name="T110">rom</text:span></text:span><text:span text:style-name="MathematicaFormatStandardForm"><text:span text:style-name="T106"><draw:frame draw:style-name="fr1" draw:name="Object25" text:anchor-type="as-char" svg:y="-0.1484in" svg:width="0.4091in" svg:height="0.1909in" draw:z-index="48"><draw:object xlink:href="./Object 34" xlink:type="simple" xlink:show="embed" xlink:actuate="onLoad"/><draw:image xlink:href="./ObjectReplacements/Object 34" xlink:type="simple" xlink:show="embed" xlink:actuate="onLoad"/></draw:frame></text:span></text:span><text:span text:style-name="MathematicaFormatStandardForm"><text:span text:style-name="T106">, </text:span></text:span><text:span text:style-name="MathematicaFormatStandardForm"><text:span text:style-name="T109">you can see how </text:span></text:span><text:span text:style-name="MathematicaFormatStandardForm"><text:span text:style-name="T111">our knowledge about </text:span></text:span><text:span text:style-name="MathematicaFormatStandardForm"><text:span text:style-name="T109">zeta zeros directly affects </text:span></text:span><text:span text:style-name="MathematicaFormatStandardForm"><text:span text:style-name="T111">our knowledge </text:span></text:span><text:span text:style-name="MathematicaFormatStandardForm"><text:span text:style-name="T109">about the long term behavior of</text:span></text:span><text:span text:style-name="MathematicaFormatStandardForm"><text:span text:style-name="T109"><draw:frame draw:style-name="fr1" draw:name="Object26" text:anchor-type="as-char" svg:y="-0.1484in" svg:width="0.4429in" svg:height="0.1909in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MathematicaFormatStandardForm"><text:span text:style-name="T109">.</text:span></text:span></text:p>
      <text:p text:style-name="P46"><text:span text:style-name="MathematicaFormatStandardForm"><text:span text:style-name="T18"><text:tab/></text:span></text:span><text:span text:style-name="MathematicaFormatStandardForm"><text:span text:style-name="T20">A</text:span></text:span><text:span text:style-name="MathematicaFormatStandardForm"><text:span text:style-name="T19"> few things to note. <text:s/>One: this does indeed compute the Riemann prime counting function as advertised. <text:s/>Two: this is really, really complicated. <text:s/>And we're only scratching the surface here; to really understand the zeta zeros (in as much as people can) requires understanding the Riemann zeta function. <text:s/>And there's certainly no clues here as to why this </text:span></text:span><text:span text:style-name="MathematicaFormatStandardForm"><text:span text:style-name="T24">formula </text:span></text:span><text:span text:style-name="MathematicaFormatStandardForm"><text:span text:style-name="T19">works in the first place, either – to understand really does go deep down the rabbit hole of complex analysis. <text:s/>If you remain intrigued, though, I highly recommend Harold M. Edwards' “The Riemann Zeta Function”.</text:span></text:span></text:p>
      <text:p text:style-name="P46"><text:span text:style-name="MathematicaFormatStandardForm"><text:span text:style-name="T20"><text:tab/>Notice, too, with this explicit formula, if the Riemann Hypothesis is true,</text:span></text:span></text:p>
      <text:p text:style-name="P46"><text:span text:style-name="MathematicaFormatStandardForm"><text:span text:style-name="T20"/></text:span></text:p>
      <text:p text:style-name="P114"><text:span text:style-name="MathematicaFormatStandardForm"><text:span text:style-name="T7"><draw:frame draw:style-name="fr3" draw:name="Object27" text:anchor-type="as-char" svg:y="-0.2043in" svg:width="2.2398in" svg:height="0.3283in" draw:z-index="5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46"><text:span text:style-name="MathematicaFormatStandardForm"><text:span text:style-name="T53"/></text:span></text:p>
      <text:p text:style-name="P48"><text:span text:style-name="MathematicaFormatStandardForm"><text:span text:style-name="T19"><text:tab/></text:span></text:span><text:span text:style-name="MathematicaFormatStandardForm"><text:span text:style-name="T20">Great stuff, but challenging. <text:s/>Let's move on to something more elementary.</text:span></text:span></text:p>
      <text:p text:style-name="P29"><text:span text:style-name="MathematicaFormatStandardForm"><text:span text:style-name="T6"/></text:span></text:p>
      <text:p text:style-name="P16"><text:span text:style-name="MathematicaFormatStandardForm"><text:span text:style-name="T6"/></text:span></text:p>
      <text:p text:style-name="P16"><text:span text:style-name="MathematicaFormatStandardForm"><text:span text:style-name="T6"/></text:span></text:p>
      <text:p text:style-name="P12"><text:span text:style-name="MathematicaFormatStandardForm"><text:span text:style-name="T94">The First Elementary Approach: Smoothing</text:span></text:span></text:p>
      <text:p text:style-name="P16"><text:span text:style-name="MathematicaFormatStandardForm"><text:span text:style-name="T6"/></text:span></text:p>
      <text:p text:style-name="P21"><text:span text:style-name="MathematicaFormatStandardForm"><text:span text:style-name="T6"><text:tab/></text:span></text:span><text:span text:style-name="MathematicaFormatStandardForm"><text:span text:style-name="T20">Take a look at this recursive function.</text:span></text:span></text:p>
      <text:p text:style-name="P16"><text:span text:style-name="MathematicaFormatStandardForm"><text:span text:style-name="T6"/></text:span></text:p>
      <text:p text:style-name="P33"><text:span text:style-name="MathematicaFormatStandardForm"><text:span text:style-name="T7"><draw:frame draw:style-name="fr3" draw:name="Object1" text:anchor-type="as-char" svg:y="-0.2937in" svg:width="3.1874in" svg:height="0.5382in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84"><text:span text:style-name="Mathematica"/></text:p>
      <text:p text:style-name="P84"><text:span text:style-name="Mathematica"><text:span text:style-name="T115">p[n_, t_, k_] := If[ n&lt;t, 0, d ( 1/k - p[n/t, 1+d, k+1]) + p[n,t+d,k]]</text:span></text:span></text:p>
      <text:p text:style-name="P85"><text:span text:style-name="MathematicaFormatStandardForm"><text:span text:style-name="T51"/></text:span></text:p>
      <text:p text:style-name="P43"><text:span text:style-name="MathematicaFormatStandardForm"><text:span text:style-name="T20"><text:tab/>Seems pretty simple, doesn't it – only a bit more complicated than, say, the </text:span></text:span><text:span text:style-name="MathematicaFormatStandardForm"><text:span text:style-name="T29">very well-known recursive </text:span></text:span><text:span text:style-name="MathematicaFormatStandardForm"><text:span text:style-name="T20">definition</text:span></text:span><text:span text:style-name="MathematicaFormatStandardForm"><text:span text:style-name="T29">s</text:span></text:span><text:span text:style-name="MathematicaFormatStandardForm"><text:span text:style-name="T20"> for the factorial or the Fibonacci numbers.</text:span></text:span></text:p>
      <text:p text:style-name="P43"><text:span text:style-name="MathematicaFormatStandardForm"><text:span text:style-name="T20"><text:tab/>And yet, with the right initial terms, it's the Riemann prime counting function.</text:span></text:span></text:p>
      <text:p text:style-name="P43"><text:span text:style-name="MathematicaFormatStandardForm"><text:span text:style-name="T20"/></text:span></text:p>
      <text:p text:style-name="P67"><text:span text:style-name="MathematicaFormatStandardForm"><text:span text:style-name="T9"><draw:frame draw:style-name="fr2" draw:name="Object2" text:anchor-type="as-char" svg:y="-0.1484in" svg:width="1.6437in" svg:height="0.2953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9"> </text:span></text:span></text:p>
      <text:p text:style-name="P67"><text:span text:style-name="MathematicaFormatStandardForm"><text:span text:style-name="T9"/></text:span></text:p>
      <text:p text:style-name="P86"><text:span text:style-name="Mathematica"><text:s/>referenceRiemanPrimeCount[n_]:=Sum[PrimePi[ n^(1/k)]/k, {k,1,Log[2,n]}]</text:span></text:p>
      <text:p text:style-name="P110"><text:span text:style-name="Mathematica"><text:span text:style-name="T136">d=1;</text:span></text:span></text:p>
      <text:p text:style-name="P112"><text:span text:style-name="Mathematica"><text:span text:style-name="T121">p[n_, </text:span></text:span><text:span text:style-name="Mathematica"><text:span text:style-name="T137">t</text:span></text:span><text:span text:style-name="Mathematica"><text:span text:style-name="T121">_, k_] := If[ n&lt;j, 0, d ( 1/k - p[n/</text:span></text:span><text:span text:style-name="Mathematica"><text:span text:style-name="T137">t</text:span></text:span><text:span text:style-name="Mathematica"><text:span text:style-name="T121">, 1+d, k+1]) + p[n,</text:span></text:span><text:span text:style-name="Mathematica"><text:span text:style-name="T137">t</text:span></text:span><text:span text:style-name="Mathematica"><text:span text:style-name="T121">+d,k]]</text:span></text:span></text:p>
      <text:p text:style-name="P99"><text:span text:style-name="Mathematica">Table[{referenceRiemanPrimeCount[n], <text:s/></text:span><text:span text:style-name="Mathematica"><text:span text:style-name="T116">"=",</text:span></text:span><text:span text:style-name="Mathematica">p[n,2,1,1]},{n,2,100}]//TableForm</text:span></text:p>
      <text:p text:style-name="P86"><text:soft-page-break/><text:span text:style-name="MathematicaFormatStandardForm"><text:span text:style-name="T9"/></text:span></text:p>
      <text:p text:style-name="P50"><text:span text:style-name="MathematicaFormatStandardForm"><text:span text:style-name="T59"><text:tab/></text:span></text:span><text:span text:style-name="MathematicaFormatStandardForm"><text:span text:style-name="T20">Actually, it</text:span></text:span><text:span text:style-name="MathematicaFormatStandardForm"><text:span text:style-name="T21">'s</text:span></text:span><text:span text:style-name="MathematicaFormatStandardForm"><text:span text:style-name="T20"> rather more than that. <text:s/>With slightly different initial terms, it's the logarithmic integral!</text:span></text:span></text:p>
      <text:p text:style-name="P86"><text:span text:style-name="MathematicaFormatStandardForm"><text:span text:style-name="T9"/></text:span></text:p>
      <text:p text:style-name="P67"><text:span text:style-name="MathematicaFormatStandardForm"><text:span text:style-name="T9"><draw:frame draw:style-name="fr2" draw:name="Object71" text:anchor-type="as-char" svg:y="-0.1484in" svg:width="2.5575in" svg:height="0.2953in" draw:z-index="18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P67"><text:span text:style-name="MathematicaFormatStandardForm"><text:span text:style-name="T9"/></text:span></text:p>
      <text:p text:style-name="P85"><text:span text:style-name="Mathematica"><text:span text:style-name="T115"><text:s/>p=Compile[</text:span></text:span><text:span text:style-name="Mathematica">{{n,_Real},{</text:span><text:span text:style-name="Mathematica"><text:span text:style-name="T137">t</text:span></text:span><text:span text:style-name="Mathematica">,_Real},{k, _Real}},If[n&lt;j,0,d(1./k-p[n/</text:span><text:span text:style-name="Mathematica"><text:span text:style-name="T137">t</text:span></text:span><text:span text:style-name="Mathematica">,1+d,k+1])+p[n,</text:span><text:span text:style-name="Mathematica"><text:span text:style-name="T137">t</text:span></text:span><text:span text:style-name="Mathematica">+d,k]],CompilationTarget-</text:span><text:span text:style-name="Mathematica"><text:span text:style-name="T126">&gt;</text:span></text:span><text:span text:style-name="Mathematica">"C"];</text:span></text:p>
      <text:p text:style-name="P98"><text:span text:style-name="Mathematica"><text:span text:style-name="T136">d</text:span></text:span><text:span text:style-name="Mathematica">=.08;</text:span></text:p>
      <text:p text:style-name="P98"><text:span text:style-name="Mathematica">Table[{n, N[LogIntegral[n]-Log[Log[n]]-EulerGamma], p[n,1+</text:span><text:span text:style-name="Mathematica"><text:span text:style-name="T136">d</text:span></text:span><text:span text:style-name="Mathematica">,1]}, {n,2,7}]</text:span></text:p>
      <text:p text:style-name="P74"><text:span text:style-name="MathematicaFormatStandardForm"><text:span text:style-name="T9"/></text:span></text:p>
      <text:p text:style-name="P51"><text:span text:style-name="MathematicaFormatStandardForm"><text:span text:style-name="T34">N</text:span></text:span><text:span text:style-name="MathematicaFormatStandardForm"><text:span text:style-name="T22">ote that as </text:span></text:span><text:span text:style-name="MathematicaFormatStandardForm"><text:span text:style-name="T48">d</text:span></text:span><text:span text:style-name="MathematicaFormatStandardForm"><text:span text:style-name="T47"> </text:span></text:span><text:span text:style-name="MathematicaFormatStandardForm"><text:span text:style-name="T22">gets close to </text:span></text:span><text:span text:style-name="MathematicaFormatStandardForm"><text:span text:style-name="T37">0</text:span></text:span><text:span text:style-name="MathematicaFormatStandardForm"><text:span text:style-name="T22"> the Mathematica code gets really, really, </text:span></text:span><text:span text:style-name="MathematicaFormatStandardForm"><text:span text:style-name="T23">monstrously</text:span></text:span><text:span text:style-name="MathematicaFormatStandardForm"><text:span text:style-name="T22"> slow – errors in the approximation are because the value of </text:span></text:span><text:span text:style-name="MathematicaFormatStandardForm"><text:span text:style-name="T27">d</text:span></text:span><text:span text:style-name="MathematicaFormatStandardForm"><text:span text:style-name="T22"> here isn't all that close to </text:span></text:span><text:span text:style-name="MathematicaFormatStandardForm"><text:span text:style-name="T37">0</text:span></text:span><text:span text:style-name="MathematicaFormatStandardForm"><text:span text:style-name="T22">. <text:s/></text:span></text:span><text:span text:style-name="MathematicaFormatStandardForm"><text:span text:style-name="T32">(</text:span></text:span><text:span text:style-name="MathematicaFormatStandardForm"><text:span text:style-name="T21">Note that log log n </text:span></text:span><text:span text:style-name="MathematicaFormatStandardForm"><text:span text:style-name="T31">grows at an </text:span></text:span><text:span text:style-name="MathematicaFormatStandardForm"><text:span text:style-name="T33">utterly</text:span></text:span><text:span text:style-name="MathematicaFormatStandardForm"><text:span text:style-name="T31"> glacial rate. <text:s/>For example, </text:span></text:span><text:span text:style-name="MathematicaFormatStandardForm"><text:span text:style-name="T9"><draw:frame draw:style-name="fr2" draw:name="Object60" text:anchor-type="as-char" svg:y="-0.172in" svg:width="1.8661in" svg:height="0.2146in" draw:z-index="58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MathematicaFormatStandardForm"><text:span text:style-name="T21">. <text:s/></text:span></text:span><text:span text:style-name="MathematicaFormatStandardForm"><text:span text:style-name="T31">T</text:span></text:span><text:span text:style-name="MathematicaFormatStandardForm"><text:span text:style-name="T21">he constant</text:span></text:span><text:span text:style-name="MathematicaFormatStandardForm"><text:span text:style-name="T9"><draw:frame draw:style-name="fr2" draw:name="Object28" text:anchor-type="as-char" svg:y="-0.1484in" svg:width="0.7602in" svg:height="0.1909in" draw:z-index="61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MathematicaFormatStandardForm"><text:span text:style-name="T21">is </text:span></text:span><text:span text:style-name="MathematicaFormatStandardForm"><text:span text:style-name="T22">negligible</text:span></text:span><text:span text:style-name="MathematicaFormatStandardForm"><text:span text:style-name="T21"> as well.</text:span></text:span><text:span text:style-name="MathematicaFormatStandardForm"><text:span text:style-name="T32">)</text:span></text:span></text:p>
      <text:p text:style-name="P52"><text:span text:style-name="MathematicaFormatStandardForm"><text:span text:style-name="T9"/></text:span></text:p>
      <text:p text:style-name="P53"><text:span text:style-name="MathematicaFormatStandardForm"><text:span text:style-name="T9"><text:tab/></text:span></text:span><text:span text:style-name="MathematicaFormatStandardForm"><text:span text:style-name="T61">So, </text:span></text:span><text:span text:style-name="MathematicaFormatStandardForm"><text:span text:style-name="T62">the Riemann Hypothesis is equivalent to the following inequality being true.</text:span></text:span></text:p>
      <text:p text:style-name="P52"><text:span text:style-name="MathematicaFormatStandardForm"><text:span text:style-name="T9"/></text:span></text:p>
      <text:p text:style-name="P34"><text:span text:style-name="MathematicaFormatStandardForm"><text:span text:style-name="T7"><draw:frame draw:style-name="fr3" draw:name="Object5" text:anchor-type="as-char" svg:y="-0.2043in" svg:width="3.639in" svg:height="0.3283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34"><text:span text:style-name="MathematicaFormatStandardForm"><text:span text:style-name="T56"/></text:span></text:p>
      <text:p text:style-name="P54"><text:span text:style-name="MathematicaFormatStandardForm"><text:span text:style-name="T60"><text:tab/></text:span></text:span><text:span text:style-name="MathematicaFormatStandardForm"><text:span text:style-name="T78">Viola!</text:span></text:span></text:p>
      <text:p text:style-name="P54"><text:span text:style-name="MathematicaFormatStandardForm"><text:span text:style-name="T60"/></text:span></text:p>
      <text:p text:style-name="P54"><text:span text:style-name="MathematicaFormatStandardForm"><text:span text:style-name="T60"><text:tab/></text:span></text:span><text:span text:style-name="MathematicaFormatStandardForm"><text:span text:style-name="T61">Although the above definition is delightfully compact, it might be easier to </text:span></text:span><text:span text:style-name="MathematicaFormatStandardForm"><text:span text:style-name="T86">get a sense of what's</text:span></text:span><text:span text:style-name="MathematicaFormatStandardForm"><text:span text:style-name="T61"> happening here if the recursion is manually flattened out. <text:s/>Doing that </text:span></text:span><text:span text:style-name="MathematicaFormatStandardForm"><text:span text:style-name="T90">leads to</text:span></text:span></text:p>
      <text:p text:style-name="P54"><text:span text:style-name="MathematicaFormatStandardForm"><text:span text:style-name="T61"/></text:span></text:p>
      <text:p text:style-name="P1"><text:span text:style-name="MathematicaFormatStandardForm"><text:span text:style-name="T50"><draw:frame draw:style-name="fr1" draw:name="Object8" text:anchor-type="as-char" svg:y="-0.6035in" svg:width="6.798in" svg:height="1.1772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56"><text:span text:style-name="MathematicaFormatStandardForm"><text:span text:style-name="T64"/></text:span></text:p>
      <text:p text:style-name="P55"><text:span text:style-name="MathematicaFormatStandardForm"><text:span text:style-name="T90">(For a</text:span></text:span><text:span text:style-name="MathematicaFormatStandardForm"><text:span text:style-name="T63"> general proof outline of </text:span></text:span><text:span text:style-name="MathematicaFormatStandardForm"><text:span text:style-name="T90">this, see</text:span></text:span><text:span text:style-name="MathematicaFormatStandardForm"><text:span text:style-name="T63"> </text:span></text:span><text:a xlink:type="simple" xlink:href="http://icecreambreakfast.com/primecount/ApproximingThePrimeCountingFunctionWithLinniksIdentity_NathanMcKenzie.pdf" text:style-name="Internet_20_link" text:visited-style-name="Visited_20_Internet_20_Link"><text:span text:style-name="MathematicaFormatStandardForm"><text:span text:style-name="T63">http://icecreambreakfast.com/primecount/ApproximingThePrimeCountingFunctionWithLinniksIdentity_NathanMcKenzie.pdf</text:span></text:span></text:a><text:span text:style-name="MathematicaFormatStandardForm"><text:span text:style-name="T63"> .</text:span></text:span><text:span text:style-name="MathematicaFormatStandardForm"><text:span text:style-name="T90">)</text:span></text:span></text:p>
      <text:p text:style-name="P60"><text:span text:style-name="MathematicaFormatStandardForm"><text:span text:style-name="T65"/></text:span></text:p>
      <text:p text:style-name="P82"><text:span text:style-name="MathematicaFormatStandardForm"><text:span text:style-name="T4"><draw:frame draw:style-name="fr1" draw:name="Object34" text:anchor-type="as-char" svg:y="-0.2925in" svg:width="1.8291in" svg:height="0.4717in" draw:z-index="6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82"><text:span text:style-name="MathematicaFormatStandardForm"><text:span text:style-name="T10"/></text:span></text:p>
      <text:p text:style-name="P82"><text:span text:style-name="MathematicaFormatStandardForm"><text:span text:style-name="T4"><draw:frame draw:style-name="fr1" draw:name="Object36" text:anchor-type="as-char" svg:y="-0.2925in" svg:width="1.6252in" svg:height="0.4717in" draw:z-index="63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60"><text:span text:style-name="MathematicaFormatStandardForm"><text:span text:style-name="T65"/></text:span></text:p>
      <text:p text:style-name="P116"><text:span text:style-name="MathematicaFormatStandardForm"><text:span text:style-name="T7"><draw:frame draw:style-name="fr3" draw:name="Object58" text:anchor-type="as-char" svg:y="-0.211in" svg:width="2.1071in" svg:height="0.3736in" draw:z-index="67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16"><text:span text:style-name="MathematicaFormatStandardForm"><text:span text:style-name="T56"/></text:span></text:p>
      <text:p text:style-name="P121"><text:span text:style-name="MathematicaFormatStandardForm"><text:span text:style-name="T50"><draw:frame draw:style-name="fr1" draw:name="Object59" text:anchor-type="as-char" svg:y="-0.1484in" svg:width="2.4992in" svg:height="0.2953in" draw:z-index="68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60"><text:span text:style-name="MathematicaFormatStandardForm"><text:span text:style-name="T65"/></text:span></text:p>
      <text:p text:style-name="P120"><text:span text:style-name="MathematicaFormatStandardForm"><text:span text:style-name="T65">...</text:span></text:span></text:p>
      <text:p text:style-name="P60"><text:span text:style-name="MathematicaFormatStandardForm"><text:span text:style-name="T65"/></text:span></text:p>
      <text:p text:style-name="P117"><text:span text:style-name="MathematicaFormatStandardForm"><text:span text:style-name="T7"/></text:span></text:p>
      <text:p text:style-name="P117"><text:soft-page-break/><text:span text:style-name="MathematicaFormatStandardForm"><text:span text:style-name="T7"><draw:frame draw:style-name="fr3" draw:name="Object65" text:anchor-type="as-char" svg:y="-0.2937in" svg:width="3.1874in" svg:height="0.5382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118"><text:span text:style-name="MathematicaFormatStandardForm"><text:span text:style-name="T7"><draw:frame draw:style-name="fr3" draw:name="Object69" text:anchor-type="as-char" svg:y="-0.1244in" svg:width="1.552in" svg:height="0.2465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118"><text:span text:style-name="MathematicaFormatStandardForm"><text:span text:style-name="T7"/></text:span></text:p>
      <text:p text:style-name="P117"><text:span text:style-name="MathematicaFormatStandardForm"><text:span text:style-name="T7"><draw:frame draw:style-name="fr3" draw:name="Object66" text:anchor-type="as-char" svg:y="-0.211in" svg:width="2.1071in" svg:height="0.3736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17"><text:span text:style-name="MathematicaFormatStandardForm"><text:span text:style-name="T7"/></text:span></text:p>
      <text:p text:style-name="P118"><text:span text:style-name="MathematicaFormatStandardForm"><text:span text:style-name="T7"><draw:frame draw:style-name="fr3" draw:name="Object70" text:anchor-type="as-char" svg:y="-0.1244in" svg:width="1.3098in" svg:height="0.2465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117"><text:span text:style-name="MathematicaFormatStandardForm"><text:span text:style-name="T7"/></text:span></text:p>
      <text:p text:style-name="P117"><text:span text:style-name="MathematicaFormatStandardForm"><text:span text:style-name="T7"><draw:frame draw:style-name="fr3" draw:name="Object67" text:anchor-type="as-char" svg:y="-0.1437in" svg:width="2.9165in" svg:height="0.3398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17"><text:span text:style-name="MathematicaFormatStandardForm"><text:span text:style-name="T7"/></text:span></text:p>
      <text:p text:style-name="P122"><text:span text:style-name="MathematicaFormatStandardForm"><text:span text:style-name="T49"><draw:frame draw:style-name="fr2" draw:name="Object68" text:anchor-type="as-char" svg:y="-0.2508in" svg:width="3.7008in" svg:height="0.4299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60"><text:span text:style-name="MathematicaFormatStandardForm"><text:span text:style-name="T65"/></text:span></text:p>
      <text:p text:style-name="P60"><text:span text:style-name="MathematicaFormatStandardForm"><text:span text:style-name="T64"><text:tab/></text:span></text:span><text:span text:style-name="MathematicaFormatStandardForm"><text:span text:style-name="T78">So that's one way to connect the two functions.</text:span></text:span></text:p>
      <text:p text:style-name="P60"/>
      <text:p text:style-name="P31"/>
      <text:p text:style-name="P24"/>
      <text:p text:style-name="P24"/>
      <text:p text:style-name="P25"><text:span text:style-name="MathematicaFormatStandardForm"><text:span text:style-name="T94">The Second Elementary Approach: <text:s/></text:span></text:span><text:span text:style-name="MathematicaFormatStandardForm"><text:span text:style-name="T98">Generalized </text:span></text:span><text:span text:style-name="MathematicaFormatStandardForm"><text:span text:style-name="T94">Alternating Signs</text:span></text:span></text:p>
      <text:p text:style-name="P25"><text:span text:style-name="MathematicaFormatStandardForm"><text:span text:style-name="T7"/></text:span></text:p>
      <text:p text:style-name="P25"><text:span text:style-name="MathematicaFormatStandardForm"><text:span text:style-name="T7"/></text:span></text:p>
      <text:p text:style-name="P57"><text:span text:style-name="MathematicaFormatStandardForm"><text:span text:style-name="T63"><text:tab/></text:span></text:span><text:span text:style-name="MathematicaFormatStandardForm"><text:span text:style-name="T65">Here's another elementary approach connecting</text:span></text:span><text:span text:style-name="MathematicaFormatStandardForm"><text:span text:style-name="T66"><draw:frame draw:style-name="fr1" draw:name="Object29" text:anchor-type="as-char" svg:y="-0.1484in" svg:width="0.4429in" svg:height="0.1909in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MathematicaFormatStandardForm"><text:span text:style-name="T65">to</text:span></text:span><text:span text:style-name="MathematicaFormatStandardForm"><text:span text:style-name="T66"><draw:frame draw:style-name="fr1" draw:name="Object30" text:anchor-type="as-char" svg:y="-0.1484in" svg:width="0.4091in" svg:height="0.1909in" draw:z-index="2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57"><text:span text:style-name="MathematicaFormatStandardForm"><text:span text:style-name="T65"/></text:span></text:p>
      <text:p text:style-name="P64"><text:span text:style-name="MathematicaFormatStandardForm"><text:span text:style-name="T65"><text:tab/>If you're familiar </text:span></text:span><text:span text:style-name="MathematicaFormatStandardForm"><text:span text:style-name="T89">at all </text:span></text:span><text:span text:style-name="MathematicaFormatStandardForm"><text:span text:style-name="T65">with the Riemann zeta function, you </text:span></text:span><text:span text:style-name="MathematicaFormatStandardForm"><text:span text:style-name="T89">almost certainly</text:span></text:span><text:span text:style-name="MathematicaFormatStandardForm"><text:span text:style-name="T65"> know it</text:span></text:span><text:span text:style-name="MathematicaFormatStandardForm"><text:span text:style-name="T74">s</text:span></text:span><text:span text:style-name="MathematicaFormatStandardForm"><text:span text:style-name="T65"> special relationship with the Dirichlet eta function. <text:s/></text:span></text:span><text:span text:style-name="MathematicaFormatStandardForm"><text:span text:style-name="T69">T</text:span></text:span><text:span text:style-name="MathematicaFormatStandardForm"><text:span text:style-name="T65">he zeta function </text:span></text:span><text:span text:style-name="MathematicaFormatStandardForm"><text:span text:style-name="T89">is defined as</text:span></text:span><text:span text:style-name="MathematicaFormatStandardForm"><text:span text:style-name="T67"><draw:frame draw:style-name="fr2" draw:name="Object3" text:anchor-type="as-char" svg:y="-0.2445in" svg:width="0.9134in" svg:height="0.4173in" draw:z-index="28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MathematicaFormatStandardForm"><text:span text:style-name="T89">when the real part of s is greater than 1, </text:span></text:span><text:span text:style-name="MathematicaFormatStandardForm"><text:span text:style-name="T65">and </text:span></text:span><text:span text:style-name="MathematicaFormatStandardForm"><text:span text:style-name="T89">the </text:span></text:span><text:span text:style-name="MathematicaFormatStandardForm"><text:span text:style-name="T65">eta function </text:span></text:span><text:span text:style-name="MathematicaFormatStandardForm"><text:span text:style-name="T89">is defined as</text:span></text:span><text:span text:style-name="MathematicaFormatStandardForm"><text:span text:style-name="T67"><draw:frame draw:style-name="fr2" draw:name="Object112" text:anchor-type="as-char" svg:y="-0.2744in" svg:width="1.2898in" svg:height="0.4472in" draw:z-index="29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MathematicaFormatStandardForm"><text:span text:style-name="T89">when the real part of s is greater than 0. <text:s/>The two functions are </text:span></text:span><text:span text:style-name="MathematicaFormatStandardForm"><text:span text:style-name="T69">connected via </text:span></text:span><text:span text:style-name="MathematicaFormatStandardForm"><text:span text:style-name="T88">the identities</text:span></text:span></text:p>
      <text:p text:style-name="P70"><text:span text:style-name="MathematicaFormatStandardForm"><text:span text:style-name="T67"/></text:span></text:p>
      <text:p text:style-name="P70"><text:span text:style-name="MathematicaFormatStandardForm"><text:span text:style-name="T67"><draw:frame draw:style-name="fr2" draw:name="Object80" text:anchor-type="as-char" svg:y="-0.172in" svg:width="1.4626in" svg:height="0.2146in" draw:z-index="64"><draw:object xlink:href="./Object 19" xlink:type="simple" xlink:show="embed" xlink:actuate="onLoad"/><draw:image xlink:href="./ObjectReplacements/Object 19" xlink:type="simple" xlink:show="embed" xlink:actuate="onLoad"/></draw:frame></text:span></text:span></text:p>
      <text:p text:style-name="P64"><text:span text:style-name="MathematicaFormatStandardForm"><text:span text:style-name="T67"/></text:span></text:p>
      <text:p text:style-name="P64"><text:span text:style-name="MathematicaFormatStandardForm"><text:span text:style-name="T65">and</text:span></text:span></text:p>
      <text:p text:style-name="P64"><text:span text:style-name="MathematicaFormatStandardForm"><text:span text:style-name="T65"/></text:span></text:p>
      <text:p text:style-name="P70"><text:span text:style-name="MathematicaFormatStandardForm"><text:span text:style-name="T67"><draw:frame draw:style-name="fr2" draw:name="Object81" text:anchor-type="as-char" svg:y="-0.172in" svg:width="1.5846in" svg:height="0.2146in" draw:z-index="65"><draw:object xlink:href="./Object 16" xlink:type="simple" xlink:show="embed" xlink:actuate="onLoad"/><draw:image xlink:href="./ObjectReplacements/Object 16" xlink:type="simple" xlink:show="embed" xlink:actuate="onLoad"/></draw:frame></text:span></text:span></text:p>
      <text:p text:style-name="P64"><text:span text:style-name="MathematicaFormatStandardForm"><text:span text:style-name="T67"/></text:span></text:p>
      <text:p text:style-name="P64"><text:span text:style-name="MathematicaFormatStandardForm"><text:span text:style-name="T89">Consequently, </text:span></text:span><text:span text:style-name="MathematicaFormatStandardForm"><text:span text:style-name="T65">we can say things about the eta function that in turn reveal </text:span></text:span><text:span text:style-name="MathematicaFormatStandardForm"><text:span text:style-name="T79">properties</text:span></text:span><text:span text:style-name="MathematicaFormatStandardForm"><text:span text:style-name="T65"> </text:span></text:span><text:span text:style-name="MathematicaFormatStandardForm"><text:span text:style-name="T79">of </text:span></text:span><text:span text:style-name="MathematicaFormatStandardForm"><text:span text:style-name="T65">the zeta function.</text:span></text:span></text:p>
      <text:p text:style-name="P57"><text:span text:style-name="MathematicaFormatStandardForm"><text:span text:style-name="T65"><text:tab/></text:span></text:span><text:span text:style-name="MathematicaFormatStandardForm"><text:span text:style-name="T68">N</text:span></text:span><text:span text:style-name="MathematicaFormatStandardForm"><text:span text:style-name="T65">otice </text:span></text:span><text:span text:style-name="MathematicaFormatStandardForm"><text:span text:style-name="T68">two details. <text:s/></text:span></text:span><text:span text:style-name="MathematicaFormatStandardForm"><text:span text:style-name="T88">First, </text:span></text:span><text:span text:style-name="MathematicaFormatStandardForm"><text:span text:style-name="T65">one function has a numerator of 1 and the other a numerator that alternates positive/negative signs. <text:s/></text:span></text:span><text:span text:style-name="MathematicaFormatStandardForm"><text:span text:style-name="T88">Second,</text:span></text:span><text:span text:style-name="MathematicaFormatStandardForm"><text:span text:style-name="T65"> </text:span></text:span><text:span text:style-name="MathematicaFormatStandardForm"><text:span text:style-name="T74">the </text:span></text:span><text:span text:style-name="MathematicaFormatStandardForm"><text:span text:style-name="T65">number 2 </text:span></text:span><text:span text:style-name="MathematicaFormatStandardForm"><text:span text:style-name="T68">seems to play a special role</text:span></text:span><text:span text:style-name="MathematicaFormatStandardForm"><text:span text:style-name="T65">.</text:span></text:span></text:p>
      <text:p text:style-name="P57"><text:span text:style-name="MathematicaFormatStandardForm"><text:span text:style-name="T65"/></text:span></text:p>
      <text:p text:style-name="P57"><text:span text:style-name="MathematicaFormatStandardForm"><text:span text:style-name="T65"><text:tab/></text:span></text:span><text:span text:style-name="MathematicaFormatStandardForm"><text:span text:style-name="T68">Anyway, w</text:span></text:span><text:span text:style-name="MathematicaFormatStandardForm"><text:span text:style-name="T65">e can use </text:span></text:span><text:span text:style-name="MathematicaFormatStandardForm"><text:span text:style-name="T68">a</text:span></text:span><text:span text:style-name="MathematicaFormatStandardForm"><text:span text:style-name="T65"> </text:span></text:span><text:span text:style-name="MathematicaFormatStandardForm"><text:span text:style-name="T68">similar</text:span></text:span><text:span text:style-name="MathematicaFormatStandardForm"><text:span text:style-name="T65"> approach here.</text:span></text:span></text:p>
      <text:p text:style-name="P57"><text:span text:style-name="MathematicaFormatStandardForm"><text:span text:style-name="T65"/></text:span></text:p>
      <text:p text:style-name="P57"><text:span text:style-name="MathematicaFormatStandardForm"><text:span text:style-name="T65"><text:tab/></text:span></text:span><text:span text:style-name="MathematicaFormatStandardForm"><text:span text:style-name="T69">Like in the previous section, we start with a recursive function, but this time it leads with an alternating positive / negative sign:</text:span></text:span></text:p>
      <text:p text:style-name="P57"><text:span text:style-name="MathematicaFormatStandardForm"><text:span text:style-name="T65"/></text:span></text:p>
      <text:p text:style-name="P37"><text:span text:style-name="MathematicaFormatStandardForm"><text:span text:style-name="T7"><draw:frame draw:style-name="fr3" draw:name="Object31" text:anchor-type="as-char" svg:y="-0.2937in" svg:width="3.4256in" svg:height="0.5382in" draw:z-index="30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24"><text:span text:style-name="MathematicaFormatStandardForm"><text:span text:style-name="T56"/></text:span></text:p>
      <text:p text:style-name="P58"><text:soft-page-break/><text:span text:style-name="MathematicaFormatStandardForm"><text:span text:style-name="T69"><text:tab/>A little investigation </text:span></text:span><text:span text:style-name="MathematicaFormatStandardForm"><text:span text:style-name="T80">shows</text:span></text:span><text:span text:style-name="MathematicaFormatStandardForm"><text:span text:style-name="T69"> this compute</text:span></text:span><text:span text:style-name="MathematicaFormatStandardForm"><text:span text:style-name="T75">s</text:span></text:span><text:span text:style-name="MathematicaFormatStandardForm"><text:span text:style-name="T69"> the Riemann counting function too, </text:span></text:span><text:span text:style-name="MathematicaFormatStandardForm"><text:span text:style-name="T86">as</text:span></text:span><text:span text:style-name="MathematicaFormatStandardForm"><text:span text:style-name="T69">:</text:span></text:span></text:p>
      <text:p text:style-name="P24"><text:span text:style-name="MathematicaFormatStandardForm"><text:span text:style-name="T56"/></text:span></text:p>
      <text:p text:style-name="P68"><text:span text:style-name="MathematicaFormatStandardForm"><text:span text:style-name="T70"><draw:frame draw:style-name="fr2" draw:name="Object32" text:anchor-type="as-char" svg:y="-0.4047in" svg:width="1.7528in" svg:height="0.5728in" draw:z-index="31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24"><text:span text:style-name="MathematicaFormatStandardForm"><text:span text:style-name="T7"/></text:span></text:p>
      <text:p text:style-name="P108"><text:span text:style-name="Mathematica"><text:span text:style-name="T114">referenceRiemanPrimeCount[n_]:=Sum[PrimePi[n^(1/k)]/k,</text:span></text:span><text:span text:style-name="Mathematica">{k,1,Log[2,n]}]</text:span></text:p>
      <text:p text:style-name="P98"><text:span text:style-name="Mathematica"><text:span text:style-name="T131">f</text:span></text:span><text:span text:style-name="Mathematica">[n_,j_,k_]:=If[n&lt;j,0,(-1)^(j+1)(1/k-</text:span><text:span text:style-name="Mathematica"><text:span text:style-name="T131">f</text:span></text:span><text:span text:style-name="Mathematica">[n/j,2,k+1])+</text:span><text:span text:style-name="Mathematica"><text:span text:style-name="T131">f</text:span></text:span><text:span text:style-name="Mathematica">[n,j+1,k]]</text:span></text:p>
      <text:p text:style-name="P98"><text:span text:style-name="Mathematica">Table[{n,referenceRiemanPrimeCount[n],"=",</text:span><text:span text:style-name="Mathematica"><text:span text:style-name="T131">f</text:span></text:span><text:span text:style-name="Mathematica">[n,2,1]+Sum[ 2^j/j,{j,1,Floor[Log[2,n]]}]},{n,1,</text:span><text:span text:style-name="Mathematica"><text:span text:style-name="T127">100</text:span></text:span><text:span text:style-name="Mathematica">}]//TableForm</text:span></text:p>
      <text:p text:style-name="P98"><text:span text:style-name="Mathematica"/></text:p>
      <text:p text:style-name="P81"><text:span text:style-name="MathematicaFormatStandardForm"><text:span text:style-name="T1"/></text:span></text:p>
      <text:p text:style-name="P59"><text:span text:style-name="MathematicaFormatStandardForm"><text:span text:style-name="T71"><text:tab/></text:span></text:span><text:span text:style-name="MathematicaFormatStandardForm"><text:span text:style-name="T72">This </text:span></text:span><text:span text:style-name="MathematicaFormatStandardForm"><text:span text:style-name="T76">identity </text:span></text:span><text:span text:style-name="MathematicaFormatStandardForm"><text:span text:style-name="T72">is similar to the </text:span></text:span><text:span text:style-name="MathematicaFormatStandardForm"><text:span text:style-name="T76">one</text:span></text:span><text:span text:style-name="MathematicaFormatStandardForm"><text:span text:style-name="T72"> from previous section, only with alternating signs and that peculiar leading term </text:span></text:span><text:span text:style-name="MathematicaFormatStandardForm"><text:span text:style-name="T70"><draw:frame draw:style-name="fr2" draw:name="Object37" text:anchor-type="as-char" svg:y="-0.4047in" svg:width="0.5717in" svg:height="0.5728in" draw:z-index="32"><draw:object xlink:href="./Object 45" xlink:type="simple" xlink:show="embed" xlink:actuate="onLoad"/><draw:image xlink:href="./ObjectReplacements/Object 45" xlink:type="simple" xlink:show="embed" xlink:actuate="onLoad"/></draw:frame></text:span></text:span><text:span text:style-name="MathematicaFormatStandardForm"><text:span text:style-name="T72">which sticks out like a sore thumb, much as the 2 in</text:span></text:span><text:span text:style-name="MathematicaFormatStandardForm"><text:span text:style-name="T67"><draw:frame draw:style-name="fr2" draw:name="Object38" text:anchor-type="as-char" svg:y="-0.172in" svg:width="1.5846in" svg:height="0.2146in" draw:z-index="33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MathematicaFormatStandardForm"><text:span text:style-name="T72">sticks out.</text:span></text:span></text:p>
      <text:p text:style-name="P59"><text:span text:style-name="MathematicaFormatStandardForm"><text:span text:style-name="T72"/></text:span></text:p>
      <text:p text:style-name="P59"><text:span text:style-name="MathematicaFormatStandardForm"><text:span text:style-name="T72"><text:tab/></text:span></text:span><text:span text:style-name="MathematicaFormatStandardForm"><text:span text:style-name="T76">So w</text:span></text:span><text:span text:style-name="MathematicaFormatStandardForm"><text:span text:style-name="T72">hat is the connection between</text:span></text:span><text:span text:style-name="MathematicaFormatStandardForm"><text:span text:style-name="T67"><draw:frame draw:style-name="fr2" draw:name="Object39" text:anchor-type="as-char" svg:y="-0.172in" svg:width="0.5772in" svg:height="0.2146in" draw:z-index="34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72">and 2, do you suppose?</text:span></text:span></text:p>
      <text:p text:style-name="P59"><text:span text:style-name="MathematicaFormatStandardForm"><text:span text:style-name="T72"/></text:span></text:p>
      <text:p text:style-name="P59"><text:span text:style-name="MathematicaFormatStandardForm"><text:span text:style-name="T72"><text:tab/>Well, to cut to the chase, take a look at this function:</text:span></text:span></text:p>
      <text:p text:style-name="P96"><text:span text:style-name="Mathematica"/></text:p>
      <text:p text:style-name="P78"><text:span text:style-name="MathematicaFormatStandardForm"><text:span text:style-name="T1"><draw:frame draw:style-name="fr2" draw:name="Object575" text:anchor-type="as-char" svg:y="-0.2445in" svg:width="2.9291in" svg:height="0.429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39"><text:span text:style-name="MathematicaFormatStandardForm"><text:span text:style-name="T7"><draw:frame draw:style-name="fr3" draw:name="Object51" text:anchor-type="as-char" svg:y="-0.2016in" svg:width="2.6945in" svg:height="0.3575in" draw:z-index="66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78"><text:span text:style-name="MathematicaFormatStandardForm"><text:span text:style-name="T54"/></text:span></text:p>
      <text:p text:style-name="P98"><text:span text:style-name="Mathematica"><text:span text:style-name="T131">t</text:span></text:span><text:span text:style-name="Mathematica">[n_, </text:span><text:span text:style-name="Mathematica"><text:span text:style-name="T131">b_, d_</text:span></text:span><text:span text:style-name="Mathematica">]:=</text:span><text:span text:style-name="Mathematica"><text:span text:style-name="T131">d</text:span></text:span><text:span text:style-name="Mathematica"> (Floor[n/</text:span><text:span text:style-name="Mathematica"><text:span text:style-name="T131">d</text:span></text:span><text:span text:style-name="Mathematica">]-Floor[(n-1)/</text:span><text:span text:style-name="Mathematica"><text:span text:style-name="T131">d</text:span></text:span><text:span text:style-name="Mathematica">])-</text:span><text:span text:style-name="Mathematica"><text:span text:style-name="T131">b</text:span></text:span><text:span text:style-name="Mathematica"> (Floor[n/</text:span><text:span text:style-name="Mathematica"><text:span text:style-name="T131">b</text:span></text:span><text:span text:style-name="Mathematica">]-Floor[(n-1)/</text:span><text:span text:style-name="Mathematica"><text:span text:style-name="T131">b</text:span></text:span><text:span text:style-name="Mathematica">])</text:span></text:p>
      <text:p text:style-name="P98"><text:span text:style-name="Mathematica">Table[{</text:span><text:span text:style-name="Mathematica"><text:span text:style-name="T128">n,t</text:span></text:span><text:span text:style-name="Mathematica">[n,2,1], </text:span><text:span text:style-name="Mathematica"><text:span text:style-name="T131">t</text:span></text:span><text:span text:style-name="Mathematica">[n,3,2], </text:span><text:span text:style-name="Mathematica"><text:span text:style-name="T131">t</text:span></text:span><text:span text:style-name="Mathematica">[n,3,5], </text:span><text:span text:style-name="Mathematica"><text:span text:style-name="T131">t</text:span></text:span><text:span text:style-name="Mathematica">[n,7,5]},{n,1,30}]//TableForm</text:span></text:p>
      <text:p text:style-name="P94"><text:span text:style-name="Mathematica"/></text:p>
      <text:p text:style-name="P62"><text:span text:style-name="MathematicaFormatStandardForm"><text:span text:style-name="T72"><text:tab/>Run this Mathematica code and you'll notice </text:span></text:span><text:span text:style-name="MathematicaFormatStandardForm"><text:span text:style-name="T89">t</text:span></text:span><text:span text:style-name="MathematicaFormatStandardForm"><text:span text:style-name="T72">[n,2,</text:span></text:span><text:span text:style-name="MathematicaFormatStandardForm"><text:span text:style-name="T82">1</text:span></text:span><text:span text:style-name="MathematicaFormatStandardForm"><text:span text:style-name="T72">] cycle</text:span></text:span><text:span text:style-name="MathematicaFormatStandardForm"><text:span text:style-name="T74">s</text:span></text:span><text:span text:style-name="MathematicaFormatStandardForm"><text:span text:style-name="T72"> between 1 and -1. <text:s/>This isn't the only way to generalize</text:span></text:span><text:span text:style-name="MathematicaFormatStandardForm"><text:span text:style-name="T67"><draw:frame draw:style-name="fr2" draw:name="Object40" text:anchor-type="as-char" svg:y="-0.172in" svg:width="0.5772in" svg:height="0.2146in" draw:z-index="35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MathematicaFormatStandardForm"><text:span text:style-name="T67">, </text:span></text:span><text:span text:style-name="MathematicaFormatStandardForm"><text:span text:style-name="T72">but </text:span></text:span><text:span text:style-name="MathematicaFormatStandardForm"><text:span text:style-name="T73">it is </text:span></text:span><text:span text:style-name="MathematicaFormatStandardForm"><text:span text:style-name="T72">a</text:span></text:span><text:span text:style-name="MathematicaFormatStandardForm"><text:span text:style-name="T85">n</text:span></text:span><text:span text:style-name="MathematicaFormatStandardForm"><text:span text:style-name="T84"> important</text:span></text:span><text:span text:style-name="MathematicaFormatStandardForm"><text:span text:style-name="T72"> one (</text:span></text:span><text:span text:style-name="MathematicaFormatStandardForm"><text:span text:style-name="T56"><draw:frame draw:style-name="fr3" draw:name="Object41" text:anchor-type="as-char" svg:y="-0.3283in" svg:width="1.0307in" svg:height="0.4693in" draw:z-index="39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MathematicaFormatStandardForm"><text:span text:style-name="T84">generalizes the well-known</text:span></text:span><text:span text:style-name="MathematicaFormatStandardForm"><text:span text:style-name="T56"><draw:frame draw:style-name="fr3" draw:name="Object44" text:anchor-type="as-char" svg:y="-0.228in" svg:width="1.0902in" svg:height="0.3689in" draw:z-index="40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MathematicaFormatStandardForm"><text:span text:style-name="T72">, for example). <text:s/></text:span></text:span><text:span text:style-name="MathematicaFormatStandardForm"><text:span text:style-name="T84">Let's</text:span></text:span><text:span text:style-name="MathematicaFormatStandardForm"><text:span text:style-name="T73"> use</text:span></text:span><text:span text:style-name="MathematicaFormatStandardForm"><text:span text:style-name="T56"><draw:frame draw:style-name="fr3" draw:name="Object42" text:anchor-type="as-char" svg:y="-0.1244in" svg:width="0.3583in" svg:height="0.1752in" draw:z-index="42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MathematicaFormatStandardForm"><text:span text:style-name="T73">to generalize our alternating series, </text:span></text:span><text:span text:style-name="MathematicaFormatStandardForm"><text:span text:style-name="T74">with</text:span></text:span><text:span text:style-name="MathematicaFormatStandardForm"><text:span text:style-name="T73"> </text:span></text:span><text:span text:style-name="MathematicaFormatStandardForm"><text:span text:style-name="T91">c</text:span></text:span><text:span text:style-name="MathematicaFormatStandardForm"><text:span text:style-name="T73"> </text:span></text:span><text:span text:style-name="MathematicaFormatStandardForm"><text:span text:style-name="T76">being </text:span></text:span><text:span text:style-name="MathematicaFormatStandardForm"><text:span text:style-name="T73">some </text:span></text:span><text:span text:style-name="MathematicaFormatStandardForm"><text:span text:style-name="T83">rational constant such that</text:span></text:span><text:span text:style-name="MathematicaFormatStandardForm"><text:span text:style-name="T56"><draw:frame draw:style-name="fr3" draw:name="Object35" text:anchor-type="as-char" svg:y="-0.2043in" svg:width="0.7126in" svg:height="0.3283in" draw:z-index="46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MathematicaFormatStandardForm"><text:span text:style-name="T56">. <text:s/></text:span></text:span><text:span text:style-name="MathematicaFormatStandardForm"><text:span text:style-name="T86">In particular, </text:span></text:span><text:span text:style-name="MathematicaFormatStandardForm"><text:span text:style-name="T93">d</text:span></text:span><text:span text:style-name="MathematicaFormatStandardForm"><text:span text:style-name="T86"> is the denominator of our fraction. <text:s/></text:span></text:span><text:span text:style-name="MathematicaFormatStandardForm"><text:span text:style-name="T83">Then we have</text:span></text:span><text:span text:style-name="MathematicaFormatStandardForm"><text:span text:style-name="T56"> </text:span></text:span><text:span text:style-name="MathematicaFormatStandardForm"><text:span text:style-name="T84">a new </text:span></text:span><text:span text:style-name="MathematicaFormatStandardForm"><text:span text:style-name="T86">generalized </text:span></text:span><text:span text:style-name="MathematicaFormatStandardForm"><text:span text:style-name="T84">function,</text:span></text:span></text:p>
      <text:p text:style-name="P45"><text:span text:style-name="MathematicaFormatStandardForm"><text:span text:style-name="T7"/></text:span></text:p>
      <text:p text:style-name="P79"><text:span text:style-name="MathematicaFormatStandardForm"><text:span text:style-name="T50"><draw:frame draw:style-name="fr1" draw:name="Object48" text:anchor-type="as-char" svg:y="-0.3102in" svg:width="3.7575in" svg:height="0.5709in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8"><text:span text:style-name="MathematicaFormatStandardForm"><text:span text:style-name="T56"/></text:span></text:p>
      <text:p text:style-name="P44"><text:span text:style-name="MathematicaFormatStandardForm"><text:span text:style-name="T26">with the corresponding identity</text:span></text:span></text:p>
      <text:p text:style-name="P69"><text:span text:style-name="MathematicaFormatStandardForm"><text:span text:style-name="T70"><draw:frame draw:style-name="fr2" draw:name="Object33" text:anchor-type="as-char" svg:y="-0.4047in" svg:width="1.9965in" svg:height="0.5728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70"> </text:span></text:span></text:p>
      <text:p text:style-name="P75"><text:span text:style-name="MathematicaFormatStandardForm"><text:span text:style-name="T9"><text:s/></text:span></text:span></text:p>
      <text:p text:style-name="P97"><text:span text:style-name="Mathematica">referenceRiemanPrimeCount[n_]:=Sum[PrimePi[n^(1/k)]/k,{k,1,Log[2,n]}]</text:span></text:p>
      <text:p text:style-name="P100"><text:span text:style-name="Mathematica"><text:span text:style-name="T131">t</text:span></text:span><text:span text:style-name="Mathematica">[n_, </text:span><text:span text:style-name="Mathematica"><text:span text:style-name="T131">b_, d_</text:span></text:span><text:span text:style-name="Mathematica">]:=</text:span><text:span text:style-name="Mathematica"><text:span text:style-name="T131">d</text:span></text:span><text:span text:style-name="Mathematica"> (Floor[n/</text:span><text:span text:style-name="Mathematica"><text:span text:style-name="T131">d</text:span></text:span><text:span text:style-name="Mathematica">]-Floor[(n-1)/</text:span><text:span text:style-name="Mathematica"><text:span text:style-name="T131">d</text:span></text:span><text:span text:style-name="Mathematica">])-</text:span><text:span text:style-name="Mathematica"><text:span text:style-name="T131">b</text:span></text:span><text:span text:style-name="Mathematica"> (Floor[n/</text:span><text:span text:style-name="Mathematica"><text:span text:style-name="T131">b</text:span></text:span><text:span text:style-name="Mathematica">]-Floor[(n-1)/</text:span><text:span text:style-name="Mathematica"><text:span text:style-name="T131">b</text:span></text:span><text:span text:style-name="Mathematica">])</text:span></text:p>
      <text:p text:style-name="P98"><text:span text:style-name="Mathematica"><text:span text:style-name="T132">f</text:span></text:span><text:span text:style-name="Mathematica">[n_,j_,k_,</text:span><text:span text:style-name="Mathematica"><text:span text:style-name="T132">b</text:span></text:span><text:span text:style-name="Mathematica">_,</text:span><text:span text:style-name="Mathematica"><text:span text:style-name="T132">d_</text:span></text:span><text:span text:style-name="Mathematica">]:=If[n &lt;j,0,</text:span><text:span text:style-name="Mathematica"><text:span text:style-name="T132">(1/d)</text:span></text:span><text:span text:style-name="Mathematica"> </text:span><text:span text:style-name="Mathematica"><text:span text:style-name="T132">t</text:span></text:span><text:span text:style-name="Mathematica">[j </text:span><text:span text:style-name="Mathematica"><text:span text:style-name="T132">d</text:span></text:span><text:span text:style-name="Mathematica">,</text:span><text:span text:style-name="Mathematica"><text:span text:style-name="T132">b,d</text:span></text:span><text:span text:style-name="Mathematica">](1/k-</text:span><text:span text:style-name="Mathematica"><text:span text:style-name="T132">f</text:span></text:span><text:span text:style-name="Mathematica">[n/j,1+</text:span><text:span text:style-name="Mathematica"><text:span text:style-name="T132">1/d</text:span></text:span><text:span text:style-name="Mathematica">,k+1,</text:span><text:span text:style-name="Mathematica"><text:span text:style-name="T132">b,d</text:span></text:span><text:span text:style-name="Mathematica">])+</text:span><text:span text:style-name="Mathematica"><text:span text:style-name="T132">f</text:span></text:span><text:span text:style-name="Mathematica">[n,j+1/</text:span><text:span text:style-name="Mathematica"><text:span text:style-name="T132">d</text:span></text:span><text:span text:style-name="Mathematica">,k,</text:span><text:span text:style-name="Mathematica"><text:span text:style-name="T132">b,d</text:span></text:span><text:span text:style-name="Mathematica">]]</text:span></text:p>
      <text:p text:style-name="P98"><text:span text:style-name="Mathematica">primecount[n_,</text:span><text:span text:style-name="Mathematica"><text:span text:style-name="T132">c_</text:span></text:span><text:span text:style-name="Mathematica">]:=</text:span><text:span text:style-name="Mathematica"><text:span text:style-name="T132">f</text:span></text:span><text:span text:style-name="Mathematica">[n,1+</text:span><text:span text:style-name="Mathematica"><text:span text:style-name="T132">1/Denominator[c]</text:span></text:span><text:span text:style-name="Mathematica">,1,</text:span><text:span text:style-name="Mathematica"><text:span text:style-name="T132">Numerator[c],Denominator[c]</text:span></text:span><text:span text:style-name="Mathematica">]+Sum[</text:span><text:span text:style-name="Mathematica"><text:span text:style-name="T132">c</text:span></text:span><text:span text:style-name="Mathematica">^j/j,{j,1,Floor[Log[n]/Log[</text:span><text:span text:style-name="Mathematica"><text:span text:style-name="T132">c</text:span></text:span><text:span text:style-name="Mathematica">]]}]</text:span></text:p>
      <text:p text:style-name="P98"><text:span text:style-name="Mathematica">Table[{n,referenceRiemanPrimeCount[n],primecount[n,3],primecount[n,5/2],primecount[n,7]},{n,5,100,5}]//TableForm</text:span></text:p>
      <text:p text:style-name="P97"/>
      <text:p text:style-name="P76"><text:span text:style-name="MathematicaFormatStandardForm"><text:span text:style-name="T73"><text:tab/></text:span></text:span><text:span text:style-name="MathematicaFormatStandardForm"><text:span text:style-name="T85">Alright. <text:s/></text:span></text:span><text:span text:style-name="MathematicaFormatStandardForm"><text:span text:style-name="T86">So n</text:span></text:span><text:span text:style-name="MathematicaFormatStandardForm"><text:span text:style-name="T76">ow we </text:span></text:span><text:span text:style-name="MathematicaFormatStandardForm"><text:span text:style-name="T86">have this identity based on a</text:span></text:span><text:span text:style-name="MathematicaFormatStandardForm"><text:span text:style-name="T76"> generalized </text:span></text:span><text:span text:style-name="MathematicaFormatStandardForm"><text:span text:style-name="T85">notion of alternating series for some </text:span></text:span><text:span text:style-name="MathematicaFormatStandardForm"><text:span text:style-name="T86">constant </text:span></text:span><text:span text:style-name="MathematicaFormatStandardForm"><text:span text:style-name="T85">rational </text:span></text:span><text:span text:style-name="MathematicaFormatStandardForm"><text:span text:style-name="T86">number </text:span></text:span><text:span text:style-name="MathematicaFormatStandardForm"><text:span text:style-name="T92">c</text:span></text:span><text:span text:style-name="MathematicaFormatStandardForm"><text:span text:style-name="T85">. <text:s/>Where </text:span></text:span><text:span text:style-name="MathematicaFormatStandardForm"><text:span text:style-name="T86">exactly </text:span></text:span><text:span text:style-name="MathematicaFormatStandardForm"><text:span text:style-name="T85">does that get us?</text:span></text:span></text:p>
      <text:p text:style-name="P63"><text:soft-page-break/><text:span text:style-name="MathematicaFormatStandardForm"><text:span text:style-name="T77"><text:tab/></text:span></text:span><text:span text:style-name="MathematicaFormatStandardForm"><text:span text:style-name="T85">Now, </text:span></text:span><text:span text:style-name="MathematicaFormatStandardForm"><text:span text:style-name="T86">let's supposes</text:span></text:span><text:span text:style-name="MathematicaFormatStandardForm"><text:span text:style-name="T112"><draw:frame draw:style-name="fr2" draw:name="Object46" text:anchor-type="as-char" svg:y="-0.2445in" svg:width="0.6409in" svg:height="0.3937in" draw:z-index="44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MathematicaFormatStandardForm"><text:span text:style-name="T112">. <text:s/></text:span></text:span><text:span text:style-name="MathematicaFormatStandardForm"><text:span text:style-name="T86">W</text:span></text:span><text:span text:style-name="MathematicaFormatStandardForm"><text:span text:style-name="T85">hat do you suppose happen</text:span></text:span><text:span text:style-name="MathematicaFormatStandardForm"><text:span text:style-name="T86">s</text:span></text:span><text:span text:style-name="MathematicaFormatStandardForm"><text:span text:style-name="T85"> </text:span></text:span><text:span text:style-name="MathematicaFormatStandardForm"><text:span text:style-name="T86">as</text:span></text:span><text:span text:style-name="MathematicaFormatStandardForm"><text:span text:style-name="T67"><draw:frame draw:style-name="fr2" draw:name="Object47" text:anchor-type="as-char" svg:y="-0.1484in" svg:width="0.5854in" svg:height="0.2098in" draw:z-index="45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MathematicaFormatStandardForm"><text:span text:style-name="T67">?</text:span></text:span></text:p>
      <text:p text:style-name="P107"><text:span text:style-name="MathematicaFormatStandardForm"><text:span text:style-name="T77"/></text:span></text:p>
      <text:p text:style-name="P89"><text:span text:style-name="MathematicaFormatStandardForm"><text:span text:style-name="T77"><text:tab/>Well, </text:span></text:span><text:span text:style-name="MathematicaFormatStandardForm"><text:span text:style-name="T85">it turns out our </text:span></text:span><text:span text:style-name="MathematicaFormatStandardForm"><text:span text:style-name="T77">funny leading term, adjust</text:span></text:span><text:span text:style-name="MathematicaFormatStandardForm"><text:span text:style-name="T85">ed</text:span></text:span><text:span text:style-name="MathematicaFormatStandardForm"><text:span text:style-name="T77"> </text:span></text:span><text:span text:style-name="MathematicaFormatStandardForm"><text:span text:style-name="T80">by </text:span></text:span><text:span text:style-name="MathematicaFormatStandardForm"><text:span text:style-name="T77">just a bit, </text:span></text:span><text:span text:style-name="MathematicaFormatStandardForm"><text:span text:style-name="T86">when th</text:span></text:span><text:span text:style-name="MathematicaFormatStandardForm"><text:span text:style-name="T87">at</text:span></text:span><text:span text:style-name="MathematicaFormatStandardForm"><text:span text:style-name="T86"> limit is taken, </text:span></text:span><text:span text:style-name="MathematicaFormatStandardForm"><text:span text:style-name="T85">is the </text:span></text:span><text:span text:style-name="MathematicaFormatStandardForm"><text:span text:style-name="T77">logarithmic integral!</text:span></text:span></text:p>
      <text:p text:style-name="P89"><text:span text:style-name="MathematicaFormatStandardForm"><text:span text:style-name="T77"/></text:span></text:p>
      <text:p text:style-name="P6"><text:span text:style-name="MathematicaFormatStandardForm"><text:span text:style-name="T1"><draw:frame draw:style-name="fr4" draw:name="Object45" text:anchor-type="as-char" svg:y="-0.4256in" svg:width="2.9772in" svg:height="0.6311in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4"><text:span text:style-name="MathematicaFormatStandardForm"><text:span text:style-name="T55"/></text:span></text:p>
      <text:p text:style-name="P103"><text:span text:style-name="Mathematica"><text:span text:style-name="T133">Table[{n,Chop[-HarmonicNumber[Floor[Log[n]/Log[c]]]+Sum[N[c^j/j],{j,1,Floor[Log[n]/Log[c]]}]/.c-&gt;1.00001],N[LogIntegral[n]-Log[Log[n]]-EulerGamma]},{n,5,100,5}]//TableForm</text:span></text:span></text:p>
      <text:p text:style-name="P102"><text:span text:style-name="Mathematica"/></text:p>
      <text:p text:style-name="P91"><text:span text:style-name="MathematicaFormatStandardForm"><text:span text:style-name="T77"><text:tab/></text:span></text:span><text:span text:style-name="MathematicaFormatStandardForm"><text:span text:style-name="T85">Which means </text:span></text:span><text:span text:style-name="MathematicaFormatStandardForm"><text:span text:style-name="T78">we've arrived at </text:span></text:span><text:span text:style-name="MathematicaFormatStandardForm"><text:span text:style-name="T80">yet </text:span></text:span><text:span text:style-name="MathematicaFormatStandardForm"><text:span text:style-name="T78">another </text:span></text:span><text:span text:style-name="MathematicaFormatStandardForm"><text:span text:style-name="T86">elementary </text:span></text:span><text:span text:style-name="MathematicaFormatStandardForm"><text:span text:style-name="T78">equation showing the precise and explicit difference between the Riemann prime counting function and the logarithmic integral.</text:span></text:span></text:p>
      <text:p text:style-name="P6"><text:span text:style-name="MathematicaFormatStandardForm"><text:span text:style-name="T1"/></text:span></text:p>
      <text:p text:style-name="P7"><text:span text:style-name="MathematicaFormatStandardForm"><text:span text:style-name="T1"><draw:frame draw:style-name="fr5" draw:name="Object43" text:anchor-type="as-char" svg:y="-0.1744in" svg:width="3.4043in" svg:height="0.3854in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7"><text:span text:style-name="MathematicaFormatStandardForm"><text:span text:style-name="T3"/></text:span></text:p>
      <text:p text:style-name="P90"><text:span text:style-name="MathematicaFormatStandardForm"><text:span text:style-name="T78"><text:tab/></text:span></text:span><text:span text:style-name="MathematicaFormatStandardForm"><text:span text:style-name="T80">And that means that the Riemann Hypothesis </text:span></text:span><text:span text:style-name="MathematicaFormatStandardForm"><text:span text:style-name="T81">is equivalent to the statement</text:span></text:span></text:p>
      <text:p text:style-name="P5"><text:span text:style-name="MathematicaFormatStandardForm"><text:span text:style-name="T3"/></text:span></text:p>
      <text:p text:style-name="P35"><text:span text:style-name="MathematicaFormatStandardForm"><text:span text:style-name="T7"><draw:frame draw:style-name="fr3" draw:name="Object6" text:anchor-type="as-char" svg:y="-0.2043in" svg:width="2.8965in" svg:height="0.3583in" draw:z-index="7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35"><text:span text:style-name="MathematicaFormatStandardForm"><text:span text:style-name="T56"/></text:span></text:p>
      <text:p text:style-name="P90"><text:span text:style-name="MathematicaFormatStandardForm"><text:span text:style-name="T80">and, of course, vice versa.</text:span></text:span></text:p>
      <text:p text:style-name="P35"><text:span text:style-name="MathematicaFormatStandardForm"><text:span text:style-name="T99"/></text:span></text:p>
      <text:p text:style-name="P61"><text:span text:style-name="MathematicaFormatStandardForm"><text:span text:style-name="T102"><text:tab/></text:span></text:span><text:span text:style-name="MathematicaFormatStandardForm"><text:span text:style-name="T105">If you find this at all interesting, many m</text:span></text:span><text:span text:style-name="MathematicaFormatStandardForm"><text:span text:style-name="T103">ore ideas and details </text:span></text:span><text:span text:style-name="MathematicaFormatStandardForm"><text:span text:style-name="T104">about</text:span></text:span><text:span text:style-name="MathematicaFormatStandardForm"><text:span text:style-name="T103"> this approach can be found in section </text:span></text:span><text:span text:style-name="MathematicaFormatStandardForm"><text:span text:style-name="T104">8</text:span></text:span><text:span text:style-name="MathematicaFormatStandardForm"><text:span text:style-name="T103"> of </text:span></text:span><text:a xlink:type="simple" xlink:href="http://www.icecreambreakfast.com/primecount/GeneralizedDivisorResults.pdf" text:style-name="Internet_20_link" text:visited-style-name="Visited_20_Internet_20_Link"><text:span text:style-name="MathematicaFormatStandardForm"><text:span text:style-name="T103">http://www.icecreambreakfast.com/primecount/GeneralizedDivisorResults.pdf</text:span></text:span></text:a><text:span text:style-name="MathematicaFormatStandardForm"><text:span text:style-name="T103"> </text:span></text:span></text:p>
      <text:p text:style-name="P35"><text:span text:style-name="MathematicaFormatStandardForm"><text:span text:style-name="T56"/></text:span></text:p>
      <text:p text:style-name="P35"><text:span text:style-name="MathematicaFormatStandardForm"><text:span text:style-name="T56"/></text:span></text:p>
      <text:p text:style-name="P35"><text:span text:style-name="MathematicaFormatStandardForm"><text:span text:style-name="T7">…</text:span></text:span></text:p>
      <text:p text:style-name="P35"><text:span text:style-name="MathematicaFormatStandardForm"><text:span text:style-name="T7"/></text:span></text:p>
      <text:p text:style-name="P65"><text:span text:style-name="MathematicaFormatStandardForm"><text:span text:style-name="T104">about</text:span></text:span><text:span text:style-name="MathematicaFormatStandardForm"><text:span text:style-name="T103"> this ap</text:span></text:span></text:p>
      <text:p text:style-name="P72"><text:span text:style-name="MathematicaFormatStandardForm"><text:span text:style-name="T9"/></text:span></text:p>
      <text:p text:style-name="P72"><text:span text:style-name="MathematicaFormatStandardForm"><text:span text:style-name="T8"><draw:frame draw:style-name="fr2" draw:name="Object55" text:anchor-type="as-char" svg:y="-0.172in" svg:width="1.5846in" svg:height="0.2146in" draw:z-index="57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72"><text:span text:style-name="MathematicaFormatStandardForm"><text:span text:style-name="T8"/></text:span></text:p>
      <text:p text:style-name="P66"><text:span text:style-name="MathematicaFormatStandardForm"><text:span text:style-name="T104">about</text:span></text:span><text:span text:style-name="MathematicaFormatStandardForm"><text:span text:style-name="T103"> this ap</text:span></text:span></text:p>
      <text:p text:style-name="P72"><text:span text:style-name="MathematicaFormatStandardForm"><text:span text:style-name="T8"/></text:span></text:p>
      <text:p text:style-name="P73"><text:span text:style-name="MathematicaFormatStandardForm"><text:span text:style-name="T9"><draw:frame draw:style-name="fr2" draw:name="Object57" text:anchor-type="as-char" svg:y="-0.172in" svg:width="2.2992in" svg:height="0.2146in" draw:z-index="60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35"><text:span text:style-name="MathematicaFormatStandardForm"><text:span text:style-name="T7"/></text:span></text:p>
      <text:p text:style-name="P65"><text:span text:style-name="MathematicaFormatStandardForm"><text:span text:style-name="T100">about</text:span></text:span><text:span text:style-name="MathematicaFormatStandardForm"><text:span text:style-name="T101"> this ap</text:span></text:span></text:p>
      <text:p text:style-name="P35"><text:span text:style-name="MathematicaFormatStandardForm"><text:span text:style-name="T7"/></text:span></text:p>
      <text:p text:style-name="P40"><text:span text:style-name="MathematicaFormatStandardForm"><text:span text:style-name="T7"><draw:frame draw:style-name="fr3" draw:name="Object54" text:anchor-type="as-char" svg:y="-0.2937in" svg:width="3.6339in" svg:height="0.5382in" draw:z-index="5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27"><text:span text:style-name="MathematicaFormatStandardForm"><text:span text:style-name="T56"/></text:span></text:p>
      <text:p text:style-name="P65"><text:span text:style-name="MathematicaFormatStandardForm"><text:span text:style-name="T100">about</text:span></text:span><text:span text:style-name="MathematicaFormatStandardForm"><text:span text:style-name="T101"> this ap</text:span></text:span></text:p>
      <text:p text:style-name="P27"><text:span text:style-name="MathematicaFormatStandardForm"><text:span text:style-name="T56"/></text:span></text:p>
      <text:p text:style-name="P71"><text:span text:style-name="MathematicaFormatStandardForm"><text:span text:style-name="T9"><draw:frame draw:style-name="fr2" draw:name="Object53" text:anchor-type="as-char" svg:y="-0.4047in" svg:width="2.189in" svg:height="0.5874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71"><text:span text:style-name="MathematicaFormatStandardForm"><text:span text:style-name="T9"/></text:span></text:p>
      <text:p text:style-name="P65"><text:span text:style-name="MathematicaFormatStandardForm"><text:span text:style-name="T104">about</text:span></text:span><text:span text:style-name="MathematicaFormatStandardForm"><text:span text:style-name="T103"> this ap</text:span></text:span></text:p>
      <text:p text:style-name="P71"><text:soft-page-break/><text:span text:style-name="MathematicaFormatStandardForm"><text:span text:style-name="T9"/></text:span></text:p>
      <text:p text:style-name="P72"><text:span text:style-name="MathematicaFormatStandardForm"><text:span text:style-name="T9"><draw:frame draw:style-name="fr2" draw:name="Object56" text:anchor-type="as-char" svg:y="-0.172in" svg:width="2.2992in" svg:height="0.2146in" draw:z-index="51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40"><text:span text:style-name="MathematicaFormatStandardForm"><text:span text:style-name="T7"/></text:span></text:p>
      <text:p text:style-name="P40"><text:span text:style-name="MathematicaFormatStandardForm"><text:span text:style-name="T7">...</text:span></text:span></text:p>
      <text:p text:style-name="P40"><text:span text:style-name="MathematicaFormatStandardForm"><text:span text:style-name="T7"/></text:span></text:p>
      <text:p text:style-name="P65"><text:span text:style-name="MathematicaFormatStandardForm"><text:span text:style-name="T100">about</text:span></text:span><text:span text:style-name="MathematicaFormatStandardForm"><text:span text:style-name="T101"> this ap</text:span></text:span></text:p>
      <text:p text:style-name="P80"><text:span text:style-name="MathematicaFormatStandardForm"><text:span text:style-name="T1"><draw:frame draw:style-name="fr1" draw:name="Object50" text:anchor-type="as-char" svg:y="-0.4047in" svg:width="3.5516in" svg:height="0.5898in" draw:z-index="53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80"><text:span text:style-name="MathematicaFormatStandardForm"><text:span text:style-name="T3"/></text:span></text:p>
      <text:p text:style-name="P80"><text:span text:style-name="MathematicaFormatStandardForm"><text:span text:style-name="T1"><draw:frame draw:style-name="fr1" draw:name="Object52" text:anchor-type="as-char" svg:y="-0.4047in" svg:width="2.1902in" svg:height="0.5728in" draw:z-index="54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5"><text:span text:style-name="MathematicaFormatStandardForm"><text:span text:style-name="T56"/></text:span></text:p>
      <text:p text:style-name="P32"><text:span text:style-name="MathematicaFormatStandardForm"><text:span text:style-name="T2"/></text:span></text:p>
      <text:p text:style-name="P3"><text:span text:style-name="MathematicaFormatStandardForm"><text:span text:style-name="T1"/></text:span></text:p>
      <text:p text:style-name="P41"><text:span text:style-name="Mathematica"/></text:p>
      <text:p text:style-name="P77"><text:span text:style-name="MathematicaFormatStandardForm"><text:span text:style-name="T97">Conclu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CellInheritFromParen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normal" style:font-size-asian="12pt" style:font-style-asian="normal" style:font-weight-asian="normal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Mathematica" style:family="text" style:parent-style-name="MathematicaFormatStandardForm">
      <style:text-properties fo:color="#000000"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8pt" fo:letter-spacing="normal" fo:font-style="normal" fo:text-shadow="none" style:text-underline-style="none" fo:font-weight="900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Table" style:family="text" style:parent-style-name="MathematicaFormatStandardForm">
      <style:text-properties fo:color="#000000"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8pt" fo:letter-spacing="normal" fo:font-style="normal" fo:text-shadow="none" style:text-underline-style="none" fo:font-weight="900" fo:background-color="#d1d1d1" style:font-name-asian="Courier" style:font-family-asian="Courier" style:font-family-generic-asian="modern" style:font-pitch-asian="fixed" style:font-size-asian="8pt" style:font-style-asian="normal" style:font-weight-asian="bold" style:font-name-complex="Courier" style:font-family-complex="Courier" style:font-family-generic-complex="modern" style:font-pitch-complex="fixed" style:font-size-complex="8pt" style:font-style-complex="normal" style:font-weight-complex="bold"/>
    </style:style>
    <style:style style:name="Primes" style:family="text" style:parent-style-name="MathematicaFormatStandardForm">
      <style:text-properties fo:color="#000000"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8pt" fo:letter-spacing="normal" fo:font-style="normal" fo:text-shadow="none" style:text-underline-style="none" fo:font-weight="bold" officeooo:rsid="002e468a" fo:background-color="#e6e6ff" style:font-name-asian="Courier" style:font-family-asian="Courier" style:font-family-generic-asian="modern" style:font-pitch-asian="fixed" style:font-size-asian="8pt" style:font-style-asian="normal" style:font-weight-asian="bold" style:font-name-complex="Courier" style:font-family-complex="Courier" style:font-family-generic-complex="modern" style:font-pitch-complex="fixed" style:font-size-complex="8pt" style:font-style-complex="normal" style:font-weight-complex="bold"/>
    </style:style>
    <style:style style:name="ExplicitRie" style:family="text" style:parent-style-name="MathematicaFormatStandardForm">
      <style:text-properties style:text-outline="false" style:text-line-through-style="none" style:text-line-through-type="none" style:font-name="Bell Gothic Std Black" fo:font-family="'Bell Gothic Std Black'" style:font-style-name="Black" style:font-family-generic="swiss" style:font-pitch="variable" fo:font-size="8pt" fo:letter-spacing="normal" fo:font-style="normal" fo:text-shadow="none" style:text-underline-style="none" fo:font-weight="bold" fo:background-color="#eeb4b4" style:font-name-asian="Courier" style:font-family-asian="Courier" style:font-family-generic-asian="modern" style:font-pitch-asian="fixed" style:font-size-asian="8pt" style:font-style-asian="normal" style:font-weight-asian="bold" style:font-name-complex="Courier" style:font-family-complex="Courier" style:font-family-generic-complex="modern" style:font-pitch-complex="fixed" style:font-size-complex="8pt" style:font-style-complex="norma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1T09:50:13.941000000</meta:creation-date>
    <dc:date>2016-10-11T16:01:34.050000000</dc:date>
    <meta:editing-duration>P10DT1H56M10S</meta:editing-duration>
    <meta:editing-cycles>106</meta:editing-cycles>
    <meta:generator>LibreOffice/5.0.0.5$Windows_x86 LibreOffice_project/1b1a90865e348b492231e1c451437d7a15bb262b</meta:generator>
    <meta:document-statistic meta:table-count="0" meta:image-count="0" meta:object-count="75" meta:page-count="8" meta:paragraph-count="156" meta:word-count="1738" meta:character-count="12946" meta:non-whitespace-character-count="11188"/>
  </office:meta>
</office:document-meta>
</file>

<file path=Object 1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n>2</mn>
        </mfrac>
      </mrow>
      <mrow>
        <mfrac>
          <mrow>
            <mi mathvariant="normal">Λ</mi>
            <mrow>
              <mo fence="true" stretchy="false">(</mo>
              <mrow>
                <mi>n</mi>
              </mrow>
              <mo fence="true" stretchy="false">)</mo>
            </mrow>
          </mrow>
          <mrow>
            <mi>log</mi>
            <mi>n</mi>
          </mrow>
        </mfrac>
        <mo stretchy="false">−</mo>
        <mi>log</mi>
      </mrow>
      <mrow>
        <mn>2</mn>
        <mo stretchy="false">+</mo>
        <mrow>
          <munderover>
            <mo stretchy="false">∫</mo>
            <mi>n</mi>
            <mi mathvariant="normal">∞</mi>
          </munderover>
          <mfrac>
            <mi mathvariant="italic">dt</mi>
            <mrow>
              <mi>t</mi>
              <mrow>
                <mo fence="true" stretchy="false">(</mo>
                <mrow>
                  <mrow>
                    <msup>
                      <mi>t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  <mi>log</mi>
              <mi>t</mi>
            </mrow>
          </mfrac>
        </mrow>
      </mrow>
    </mrow>
    <annotation encoding="StarMath 5.0">%alpha(n) = {1}over{2}{{%LAMBDA(n)} over {log n}} - log 2 + int from n to infinity {{dt}over {t(t^2-1)log t}}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1</mn>
          </mrow>
        </munder>
        <mrow/>
      </mrow>
      <msub>
        <mi>p</mi>
        <mn>1</mn>
      </msub>
      <mrow>
        <mrow>
          <mo fence="true" stretchy="false">(</mo>
          <mrow>
            <mrow>
              <mi>n</mi>
              <mi>,</mi>
              <mrow>
                <mn>1</mn>
                <mo stretchy="false">+</mo>
                <mi>d</mi>
              </mrow>
            </mrow>
          </mrow>
          <mo fence="true" stretchy="false">)</mo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lim from {d rightarrow 1}{}p_1(n,1+d) = %PI(n)</annotation>
  </semantics>
</math>
</file>

<file path=Object 11/content.xml><?xml version="1.0" encoding="utf-8"?>
<math xmlns="http://www.w3.org/1998/Math/MathML" display="block">
  <semantics>
    <mrow>
      <mrow>
        <mo fence="true" stretchy="true">|</mo>
        <mrow>
          <mrow>
            <mrow>
              <munder>
                <mi>lim</mi>
                <mrow>
                  <mi>d</mi>
                  <mo stretchy="false">→</mo>
                  <mn>1</mn>
                </mrow>
              </munder>
              <msub>
                <mi>p</mi>
                <mn>1</mn>
              </msub>
            </mrow>
            <mrow>
              <mrow>
                <mo fence="true" stretchy="false">(</mo>
                <mrow>
                  <mrow>
                    <mi>n</mi>
                    <mi>,</mi>
                    <mrow>
                      <mn>1</mn>
                      <mo stretchy="false">+</mo>
                      <mi>d</mi>
                    </mrow>
                  </mrow>
                </mrow>
                <mo fence="true" stretchy="false">)</mo>
              </mrow>
              <mo stretchy="false">−</mo>
              <mrow>
                <munder>
                  <mi>lim</mi>
                  <mrow>
                    <mi>d</mi>
                    <mo stretchy="false">→</mo>
                    <mn>0</mn>
                  </mrow>
                </munder>
                <msub>
                  <mi>p</mi>
                  <mn>1</mn>
                </msub>
              </mrow>
            </mrow>
            <mrow>
              <mo fence="true" stretchy="false">(</mo>
              <mrow>
                <mrow>
                  <mi>n</mi>
                  <mi>,</mi>
                  <mrow>
                    <mn>1</mn>
                    <mo stretchy="false">+</mo>
                    <mi>d</mi>
                  </mrow>
                </mrow>
              </mrow>
              <mo fence="true" stretchy="false">)</mo>
            </mrow>
          </mrow>
        </mrow>
        <mo fence="true" stretchy="true">|</mo>
      </mrow>
      <mrow>
        <mtext>  </mtext>
        <mo stretchy="false">&lt;</mo>
        <mtext>  </mtext>
      </mrow>
      <mfrac>
        <mn>1</mn>
        <mrow>
          <mn>8</mn>
          <mi mathvariant="normal">π</mi>
        </mrow>
      </mfrac>
      <msqrt>
        <mi>n</mi>
      </msqrt>
      <mi>log</mi>
      <mi>n</mi>
      <mtext>    for</mtext>
      <mrow>
        <mi>n</mi>
        <mo stretchy="false">≥</mo>
        <mn>59</mn>
      </mrow>
    </mrow>
    <annotation encoding="StarMath 5.0">abs {lim from {d rightarrow 1} p_1(n,1+d) - lim from {d rightarrow 0}  p_1(n,1+d)} "  "&lt;"  " {1}over{8 %pi}sqrt{n}log n "    for" n &gt;= 59</annotation>
  </semantics>
</math>
</file>

<file path=Object 12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1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14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15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
</annotation>
  </semantics>
</math>
</file>

<file path=Object 16/content.xml><?xml version="1.0" encoding="utf-8"?>
<math xmlns="http://www.w3.org/1998/Math/MathML">
  <semantics>
    <mrow>
      <mo stretchy="false">ζ</mo>
      <mrow>
        <mrow>
          <mo stretchy="false">(</mo>
          <mrow>
            <mi>s</mi>
          </mrow>
          <mo stretchy="false">)</mo>
        </mrow>
        <mo stretchy="false">=</mo>
        <msup>
          <mrow>
            <mo stretchy="false">(</mo>
            <mrow>
              <mrow>
                <mn>1</mn>
                <mo stretchy="false">−</mo>
                <msup>
                  <mn>2</mn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o stretchy="false">−</mo>
            <mn>1</mn>
          </mrow>
        </msup>
      </mrow>
      <mo stretchy="false">η</mo>
      <mrow>
        <mo stretchy="false">(</mo>
        <mrow>
          <mi>s</mi>
        </mrow>
        <mo stretchy="false">)</mo>
      </mrow>
    </mrow>
    <annotation encoding="StarMath 5.0">%zeta(s) = (1-2^{1-s})^-1 %eta(s)</annotation>
  </semantics>
</math>
</file>

<file path=Object 17/content.xml><?xml version="1.0" encoding="utf-8"?>
<math xmlns="http://www.w3.org/1998/Math/MathML">
  <semantics>
    <mrow>
      <mo stretchy="false">ζ</mo>
      <mrow>
        <mrow>
          <mo stretchy="false">(</mo>
          <mrow>
            <mi>s</mi>
          </mrow>
          <mo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row>
            <mfrac>
              <mn>1</mn>
              <msup>
                <mi>n</mi>
                <mi>s</mi>
              </msup>
            </mfrac>
          </mrow>
        </mrow>
      </mrow>
    </mrow>
    <annotation encoding="StarMath 5.0">%zeta(s) = sum from n=1 to infinity {1 over n^s}</annotation>
  </semantics>
</math>
</file>

<file path=Object 18/content.xml><?xml version="1.0" encoding="utf-8"?>
<math xmlns="http://www.w3.org/1998/Math/MathML">
  <semantics>
    <mrow>
      <mo stretchy="false">η</mo>
      <mrow>
        <mrow>
          <mo stretchy="false">(</mo>
          <mrow>
            <mi>s</mi>
          </mrow>
          <mo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n</mi>
                    <mo stretchy="false">−</mo>
                    <mn>1</mn>
                  </mrow>
                </mrow>
              </msup>
              <msup>
                <mi>n</mi>
                <mi>s</mi>
              </msup>
            </mfrac>
          </mrow>
        </mrow>
      </mrow>
    </mrow>
    <annotation encoding="StarMath 5.0">%eta(s) = sum from n=1 to infinity {(-1)^{n-1} over n^s}</annotation>
  </semantics>
</math>
</file>

<file path=Object 19/content.xml><?xml version="1.0" encoding="utf-8"?>
<math xmlns="http://www.w3.org/1998/Math/MathML">
  <semantics>
    <mrow>
      <mo stretchy="false">η</mo>
      <mrow>
        <mrow>
          <mo stretchy="false">(</mo>
          <mrow>
            <mi>s</mi>
          </mrow>
          <mo stretchy="false">)</mo>
        </mrow>
        <mo stretchy="false">=</mo>
        <mrow>
          <mo stretchy="false">(</mo>
          <mrow>
            <mrow>
              <mn>1</mn>
              <mo stretchy="false">−</mo>
              <msup>
                <mn>2</mn>
                <mrow>
                  <mrow>
                    <mn>1</mn>
                    <mo stretchy="false">−</mo>
                    <mi>s</mi>
                  </mrow>
                </mrow>
              </msup>
            </mrow>
          </mrow>
          <mo stretchy="false">)</mo>
        </mrow>
      </mrow>
      <mo stretchy="false">ζ</mo>
      <mrow>
        <mo stretchy="false">(</mo>
        <mrow>
          <mi>s</mi>
        </mrow>
        <mo stretchy="false">)</mo>
      </mrow>
    </mrow>
    <annotation encoding="StarMath 5.0">%eta(s) = (1-2^{1-s})%zeta(s)</annotation>
  </semantics>
</math>
</file>

<file path=Object 2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t</mi>
              <mo stretchy="false">=</mo>
              <mn>1</mn>
            </mrow>
            <mi>n</mi>
          </munderover>
          <msup>
            <mi>t</mi>
            <mrow>
              <mo stretchy="false">−</mo>
              <mi mathvariant="normal">ρ</mi>
            </mrow>
          </msup>
        </mrow>
        <mo stretchy="false">−</mo>
        <mrow>
          <munderover>
            <mo stretchy="false">∫</mo>
            <mn>0</mn>
            <mi>n</mi>
          </munderover>
          <msup>
            <mi>t</mi>
            <mrow>
              <mo stretchy="false">−</mo>
              <mi mathvariant="normal">ρ</mi>
            </mrow>
          </msup>
        </mrow>
      </mrow>
      <mrow>
        <mi mathvariant="italic">dt</mi>
        <mo stretchy="false">=</mo>
        <mn>0</mn>
      </mrow>
    </mrow>
    <annotation encoding="StarMath 5.0">lim from {n rightarrow infinity}{} sum from t = 1 to n t^-%rho - int from 0 to n t^-%rho dt = 0</annotation>
  </semantics>
</math>
</file>

<file path=Object 2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row>
          <munder>
            <mo stretchy="false">∑</mo>
            <mi mathvariant="normal">ρ</mi>
          </munder>
          <mi mathvariant="italic">li</mi>
        </mrow>
      </mrow>
      <mrow>
        <mrow>
          <mo fence="true" stretchy="false">(</mo>
          <mrow>
            <msup>
              <mi>n</mi>
              <mi mathvariant="normal">ρ</mi>
            </msup>
          </mrow>
          <mo fence="true" stretchy="false">)</mo>
        </mrow>
        <mo stretchy="false">+</mo>
        <mi mathvariant="normal">α</mi>
      </mrow>
      <mrow>
        <mo fence="true" stretchy="false">(</mo>
        <mrow>
          <mi>n</mi>
        </mrow>
        <mo fence="true" stretchy="false">)</mo>
      </mrow>
    </mrow>
    <annotation encoding="StarMath 5.0">%PI(n) = li(n) - sum from %rho li( n^%rho ) + %alpha( n )</annotation>
  </semantics>
</math>
</file>

<file path=Object 22/content.xml><?xml version="1.0" encoding="utf-8"?>
<math xmlns="http://www.w3.org/1998/Math/MathML" display="block">
  <semantics>
    <mrow>
      <mrow>
        <mrow>
          <mrow>
            <munder>
              <mi>lim</mi>
              <mrow>
                <mi>c</mi>
                <mo stretchy="false">→</mo>
                <msup>
                  <mn>1</mn>
                  <mtext>+</mtext>
                </msup>
              </mrow>
            </munder>
            <mrow/>
          </mrow>
          <mo stretchy="false">−</mo>
          <msub>
            <mi>H</mi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c</mi>
                  </mrow>
                </mfrac>
              </mrow>
              <mo fence="true" stretchy="false">⌋</mo>
            </mrow>
          </msub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c</mi>
                    </mrow>
                  </mfrac>
                </mrow>
                <mo fence="true" stretchy="false">⌋</mo>
              </mrow>
            </munderover>
            <mfrac>
              <msup>
                <mi>c</mi>
                <mi>j</mi>
              </msup>
              <mi>j</mi>
            </mfrac>
          </mrow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m from{c rightarrow 1^"+"}{}-H_{lfloor {log n}over {log c}  rfloor}+ sum from j = 1 to lfloor {log n}over {log c}  rfloor {{c^j} over {j}} = li(n) - log log n - %gamma</annotation>
  </semantics>
</math>
</file>

<file path=Object 2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n</mi>
              <mi>,</mi>
              <mi>t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i>d</mi>
                        <mo stretchy="false">⋅</mo>
                        <msup>
                          <mi>t</mi>
                          <mrow>
                            <mo stretchy="false">−</mo>
                            <mi>s</mi>
                          </mrow>
                        </msup>
                      </mrow>
                      <mo stretchy="false">+</mo>
                      <mi>q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t</mi>
                            <mo stretchy="false">+</mo>
                            <mi>d</mi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t</mi>
                    </mrow>
                  </mrow>
                </mtd>
              </mtr>
              <mtr>
                <mtd>
                  <mrow>
                    <mn>0</mn>
                    <mtext>                             if</mtext>
                    <mrow>
                      <mi>n</mi>
                      <mo stretchy="false">&lt;</mo>
                      <mi>t</mi>
                    </mrow>
                  </mrow>
                </mtd>
              </mtr>
            </mtable>
          </mrow>
        </mrow>
      </mrow>
    </mrow>
    <annotation encoding="StarMath 5.0">q(n,t) = left lbrace
  stack {
    d cdot t^-s+q(n,t+d) "    if" n&gt;=t#
    0"                             if"n&lt;t
  }
right none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row>
            <mrow>
              <munder>
                <mi>lim</mi>
                <mrow>
                  <mi>d</mi>
                  <mo stretchy="false">→</mo>
                  <mi mathvariant="normal">∞</mi>
                </mrow>
              </munder>
              <msub>
                <mi>f</mi>
                <mn>1</mn>
              </msub>
            </mrow>
            <mrow>
              <mrow>
                <mo fence="true" stretchy="false">(</mo>
                <mrow>
                  <mrow>
                    <mi>n</mi>
                    <mi>,</mi>
                    <mi>c</mi>
                  </mrow>
                </mrow>
                <mo fence="true" stretchy="false">)</mo>
              </mrow>
              <mo stretchy="false">+</mo>
              <msub>
                <mi>H</mi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c</mi>
                      </mrow>
                    </mfrac>
                  </mrow>
                  <mo fence="true" stretchy="false">⌋</mo>
                </mrow>
              </msub>
            </mrow>
          </mrow>
        </mrow>
        <mo fence="true" stretchy="true">|</mo>
      </mrow>
      <mrow>
        <mtext>  </mtext>
        <mo stretchy="false">&lt;</mo>
        <mtext>  </mtext>
      </mrow>
      <mfrac>
        <mn>1</mn>
        <mrow>
          <mn>8</mn>
          <mi mathvariant="normal">π</mi>
        </mrow>
      </mfrac>
      <msqrt>
        <mi>n</mi>
      </msqrt>
      <mi>log</mi>
      <mi>n</mi>
      <mtext>    for</mtext>
      <mrow>
        <mi>n</mi>
        <mo stretchy="false">≥</mo>
        <mn>59</mn>
      </mrow>
    </mrow>
    <annotation encoding="StarMath 5.0">abs {lim from {d rightarrow infinity} f_1( n,c )+H_{lfloor {log n}over {log c}  rfloor}} "  "&lt;"  " {1}over{8 %pi}sqrt{n}log n "    for" n &gt;= 59</annotation>
  </semantics>
</math>
</file>

<file path=Object 25/content.xml><?xml version="1.0" encoding="utf-8"?>
<math xmlns="http://www.w3.org/1998/Math/MathML">
  <semantics>
    <mrow>
      <mfenced open="∣" close="∣">
        <mrow>
          <mo stretchy="false">Π</mo>
          <mrow>
            <mrow>
              <mo stretchy="false">(</mo>
              <mrow>
                <mi>n</mi>
              </mrow>
              <mo stretchy="false">)</mo>
            </mrow>
            <mo stretchy="false">−</mo>
            <mi mathvariant="italic">li</mi>
          </mrow>
          <mrow>
            <mo stretchy="false">(</mo>
            <mrow>
              <mi>n</mi>
            </mrow>
            <mo stretchy="false">)</mo>
          </mrow>
        </mrow>
      </mfenced>
      <mrow>
        <mtext>  </mtext>
        <mo stretchy="false">&lt;</mo>
        <mtext>  </mtext>
      </mrow>
      <mfrac>
        <mrow>
          <mn>1</mn>
        </mrow>
        <mrow>
          <mn>8</mn>
          <mo stretchy="false">π</mo>
        </mrow>
      </mfrac>
      <msqrt>
        <mrow>
          <mi>n</mi>
        </mrow>
      </msqrt>
      <mi>log</mi>
      <mi>n</mi>
      <mtext>    for</mtext>
      <mrow>
        <mi>n</mi>
        <mo stretchy="false">≥</mo>
        <mn>59</mn>
      </mrow>
    </mrow>
    <annotation encoding="StarMath 5.0">abs {%PI(n) - li(n)} "  "&lt;"  " {1}over{8 %pi}sqrt{n}log n "    for" n &gt;= 59</annotation>
  </semantics>
</math>
</file>

<file path=Object 26/content.xml><?xml version="1.0" encoding="utf-8"?>
<math xmlns="http://www.w3.org/1998/Math/MathML">
  <semantics>
    <mrow>
      <mfenced open="∣" close="∣">
        <mrow>
          <mo stretchy="false">Π</mo>
          <mrow>
            <mrow>
              <mo stretchy="false">(</mo>
              <mrow>
                <mi>n</mi>
              </mrow>
              <mo stretchy="false">)</mo>
            </mrow>
            <mo stretchy="false">−</mo>
            <mi mathvariant="italic">li</mi>
          </mrow>
          <mrow>
            <mo stretchy="false">(</mo>
            <mrow>
              <mi>n</mi>
            </mrow>
            <mo stretchy="false">)</mo>
          </mrow>
        </mrow>
      </mfenced>
      <mrow>
        <mtext>  </mtext>
        <mo stretchy="false">&lt;</mo>
        <mtext>  </mtext>
      </mrow>
      <mfrac>
        <mrow>
          <mn>1</mn>
        </mrow>
        <mrow>
          <mn>8</mn>
          <mo stretchy="false">π</mo>
        </mrow>
      </mfrac>
      <msqrt>
        <mrow>
          <mi>n</mi>
        </mrow>
      </msqrt>
      <mi>log</mi>
      <mi>n</mi>
      <mtext>    for</mtext>
      <mrow>
        <mi>n</mi>
        <mo stretchy="false">≥</mo>
        <mn>59</mn>
      </mrow>
    </mrow>
    <annotation encoding="StarMath 5.0">abs {%PI(n) - li(n)} "  "&lt;"  " {1}over{8 %pi}sqrt{n}log n "    for" n &gt;= 59</annotation>
  </semantics>
</math>
</file>

<file path=Object 27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28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
</annotation>
  </semantics>
</math>
</file>

<file path=Object 29/content.xml><?xml version="1.0" encoding="utf-8"?>
<math xmlns="http://www.w3.org/1998/Math/MathML">
  <semantics>
    <mrow>
      <mrow>
        <munder>
          <mo stretchy="false">∑</mo>
          <mo stretchy="false">ρ</mo>
        </munder>
        <mi mathvariant="italic">li</mi>
      </mrow>
      <mrow>
        <mo stretchy="false">(</mo>
        <mrow>
          <msup>
            <mi>n</mi>
            <mo stretchy="false">ρ</mo>
          </msup>
        </mrow>
        <mo stretchy="false">)</mo>
      </mrow>
    </mrow>
    <annotation encoding="StarMath 5.0">sum from %rho li(n^%rho)
</annotation>
  </semantics>
</math>
</file>

<file path=Object 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t</mi>
              <mo stretchy="false">=</mo>
              <mn>1</mn>
            </mrow>
            <mi>n</mi>
          </munderover>
          <msup>
            <mi>t</mi>
            <mrow>
              <mo stretchy="false">−</mo>
              <mi>s</mi>
            </mrow>
          </msup>
        </mrow>
        <mo stretchy="false">−</mo>
        <mrow>
          <munderover>
            <mo stretchy="false">∫</mo>
            <mn>0</mn>
            <mi>n</mi>
          </munderover>
          <msup>
            <mi>t</mi>
            <mrow>
              <mo stretchy="false">−</mo>
              <mi>s</mi>
            </mrow>
          </msup>
        </mrow>
      </mrow>
      <mi mathvariant="italic">dt</mi>
    </mrow>
    <annotation encoding="StarMath 5.0">%zeta( s ) = lim from {n rightarrow infinity}{} sum from t = 1 to n t^-s - int from 0 to n t^-s dt</annotation>
  </semantics>
</math>
</file>

<file path=Object 30/content.xml><?xml version="1.0" encoding="utf-8"?>
<math xmlns="http://www.w3.org/1998/Math/MathML">
  <semantics>
    <mrow>
      <msup>
        <mi>n</mi>
        <mo stretchy="false">ρ</mo>
      </msup>
    </mrow>
    <annotation encoding="StarMath 5.0">n^%rho
</annotation>
  </semantics>
</math>
</file>

<file path=Object 31/content.xml><?xml version="1.0" encoding="utf-8"?>
<math xmlns="http://www.w3.org/1998/Math/MathML">
  <semantics>
    <mrow>
      <mo stretchy="false">ρ</mo>
    </mrow>
    <annotation encoding="StarMath 5.0">%rho</annotation>
  </semantics>
</math>
</file>

<file path=Object 32/content.xml><?xml version="1.0" encoding="utf-8"?>
<math xmlns="http://www.w3.org/1998/Math/MathML">
  <semantics>
    <mrow>
      <mrow>
        <munder>
          <mo stretchy="false">∑</mo>
          <mo stretchy="false">ρ</mo>
        </munder>
        <mi mathvariant="italic">li</mi>
      </mrow>
      <mrow>
        <mo stretchy="false">(</mo>
        <mrow>
          <msup>
            <mi>n</mi>
            <mo stretchy="false">ρ</mo>
          </msup>
        </mrow>
        <mo stretchy="false">)</mo>
      </mrow>
    </mrow>
    <annotation encoding="StarMath 5.0">sum from %rho li(n^%rho)
</annotation>
  </semantics>
</math>
</file>

<file path=Object 3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34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
</annotation>
  </semantics>
</math>
</file>

<file path=Object 35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36/content.xml><?xml version="1.0" encoding="utf-8"?>
<math xmlns="http://www.w3.org/1998/Math/MathML">
  <semantics>
    <mrow>
      <mfenced open="∣" close="∣">
        <mrow>
          <mrow>
            <munder>
              <mo stretchy="false">∑</mo>
              <mo stretchy="false">ρ</mo>
            </munder>
            <mi mathvariant="italic">li</mi>
          </mrow>
          <mrow>
            <mo stretchy="false">(</mo>
            <mrow>
              <msup>
                <mi>n</mi>
                <mo stretchy="false">ρ</mo>
              </msup>
            </mrow>
            <mo stretchy="false">)</mo>
          </mrow>
        </mrow>
      </mfenced>
      <mrow>
        <mtext>  </mtext>
        <mo stretchy="false">&lt;</mo>
        <mtext>  </mtext>
      </mrow>
      <mfrac>
        <mrow>
          <mn>1</mn>
        </mrow>
        <mrow>
          <mn>8</mn>
          <mo stretchy="false">π</mo>
        </mrow>
      </mfrac>
      <msqrt>
        <mrow>
          <mi>n</mi>
        </mrow>
      </msqrt>
      <mi>log</mi>
      <mi>n</mi>
      <mtext>    for</mtext>
      <mrow>
        <mi>n</mi>
        <mo stretchy="false">≥</mo>
        <mn>59</mn>
      </mrow>
    </mrow>
    <annotation encoding="StarMath 5.0">abs {sum from %rho li( n^%rho )} "  "&lt;"  " {1}over{8 %pi}sqrt{n}log n "    for" n &gt;= 59</annotation>
  </semantics>
</math>
</file>

<file path=Object 37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log</mi>
              <mrow>
                <mo fence="true" stretchy="false">(</mo>
                <mrow>
                  <msup>
                    <mn>10</mn>
                    <mn>100</mn>
                  </msup>
                </mrow>
                <mo fence="true" stretchy="false">)</mo>
              </mrow>
            </mrow>
          </mrow>
          <mo fence="true" stretchy="false">)</mo>
        </mrow>
        <mo stretchy="false">=</mo>
        <mn>5.4392</mn>
      </mrow>
      <mn>..</mn>
      <mi>.</mi>
    </mrow>
    <annotation encoding="StarMath 5.0">log (log (10^100)) = 5.4392...</annotation>
  </semantics>
</math>
</file>

<file path=Object 38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
</annotation>
  </semantics>
</math>
</file>

<file path=Object 39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
</annotation>
  </semantics>
</math>
</file>

<file path=Object 4/content.xml><?xml version="1.0" encoding="utf-8"?>
<math xmlns="http://www.w3.org/1998/Math/MathML">
  <semantics>
    <mrow>
      <mi mathvariant="italic">li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n>0</mn>
            <mi>x</mi>
          </munderover>
          <mrow>
            <mfrac>
              <mrow>
                <mi mathvariant="italic">dt</mi>
              </mrow>
              <mrow>
                <mi>log</mi>
                <mi>t</mi>
              </mrow>
            </mfrac>
          </mrow>
        </mrow>
      </mrow>
    </mrow>
    <annotation encoding="StarMath 5.0">li(x) = int from 0 to x {{dt}over{log t}}</annotation>
  </semantics>
</math>
</file>

<file path=Object 40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i>j</mi>
                        <mo stretchy="false">+</mo>
                        <mn>1</mn>
                      </mrow>
                    </msup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i>k</mi>
                              </mfrac>
                              <mo stretchy="false">−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f_k(n,j) = left lbrace
  stack {
    (-1)^{j+1}( 1 over k -f_{k+1}(n over j, 2))+f_k(n,j+1) "    if" n&gt;=j#
    0"                                                                if"n&lt;j
  }
right none</annotation>
  </semantics>
</math>
</file>

<file path=Object 4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n>1</mn>
        </msub>
      </mrow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frac>
            <msup>
              <mn>2</mn>
              <mi>j</mi>
            </msup>
            <mi>j</mi>
          </mfrac>
        </mrow>
      </mrow>
    </mrow>
    <annotation encoding="StarMath 5.0">%PI(n) = f_1(n,2) + sum from j = 1 to lfloor {log n} over {log 2} rfloor {{2^j} over j}</annotation>
  </semantics>
</math>
</file>

<file path=Object 4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n>1</mn>
        </msub>
      </mrow>
      <mrow>
        <mrow>
          <mo fence="true" stretchy="false">(</mo>
          <mrow>
            <mrow>
              <mi>n</mi>
              <mi>,</mi>
              <mrow>
                <mn>1</mn>
                <mo stretchy="false">+</mo>
                <mfrac>
                  <mn>1</mn>
                  <mi>d</mi>
                </mfrac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c</mi>
                  </mrow>
                </mfrac>
              </mrow>
              <mo fence="true" stretchy="false">⌋</mo>
            </mrow>
          </munderover>
          <mfrac>
            <msup>
              <mi>c</mi>
              <mi>j</mi>
            </msup>
            <mi>j</mi>
          </mfrac>
        </mrow>
      </mrow>
    </mrow>
    <annotation encoding="StarMath 5.0">%PI(n) = f_1(n,1+1 over d) + sum from j = 1 to lfloor {log n} over {log c} rfloor {{c^j} over j}</annotation>
  </semantics>
</math>
</file>

<file path=Object 4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i>lim</mi>
          <mrow>
            <mi>d</mi>
            <mo stretchy="false">→</mo>
            <mn>1</mn>
          </mrow>
        </munder>
        <mi>q</mi>
      </mrow>
      <mrow>
        <mrow>
          <mo fence="true" stretchy="false">(</mo>
          <mrow>
            <mrow>
              <mi>n</mi>
              <mi>,</mi>
              <mi>d</mi>
            </mrow>
          </mrow>
          <mo fence="true" stretchy="false">)</mo>
        </mrow>
        <mo stretchy="false">−</mo>
        <mrow>
          <munder>
            <mi>lim</mi>
            <mrow>
              <mi>d</mi>
              <mo stretchy="false">→</mo>
              <mn>0</mn>
            </mrow>
          </munder>
          <mi>q</mi>
        </mrow>
      </mrow>
      <mrow>
        <mo fence="true" stretchy="false">(</mo>
        <mrow>
          <mrow>
            <mi>n</mi>
            <mi>,</mi>
            <mi>d</mi>
          </mrow>
        </mrow>
        <mo fence="true" stretchy="false">)</mo>
      </mrow>
    </mrow>
    <annotation encoding="StarMath 5.0">%zeta( s ) = lim from {n rightarrow infinity}{} lim from {d rightarrow 1} q(n,d) - lim from {d rightarrow 0}  q(n,d)</annotation>
  </semantics>
</math>
</file>

<file path=Object 44/content.xml><?xml version="1.0" encoding="utf-8"?>
<math xmlns="http://www.w3.org/1998/Math/MathML" display="block">
  <semantics>
    <mrow>
      <msub>
        <mi>t</mi>
        <mfrac>
          <mi>b</mi>
          <mi>d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i>d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d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d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  <mo stretchy="false">−</mo>
          <mrow>
            <mi>b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b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b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t_{b over d}(n) = d cdot (lfloor n over d rfloor - lfloor {n - 1}over d rfloor )-b cdot (lfloor n over b rfloor - lfloor {n - 1}over b rfloor )</annotation>
  </semantics>
</math>
</file>

<file path=Object 45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row>
            <mo stretchy="false">⌋</mo>
          </mrow>
        </munderover>
        <mrow>
          <mfrac>
            <mrow>
              <msup>
                <mn>2</mn>
                <mi>j</mi>
              </msup>
            </mrow>
            <mi>j</mi>
          </mfrac>
        </mrow>
      </mrow>
    </mrow>
    <annotation encoding="StarMath 5.0">sum from j = 1 to lfloor {log n} over {log 2} rfloor {{2^j} over j}</annotation>
  </semantics>
</math>
</file>

<file path=Object 46/content.xml><?xml version="1.0" encoding="utf-8"?>
<math xmlns="http://www.w3.org/1998/Math/MathML">
  <semantics>
    <mrow>
      <mo stretchy="false">ζ</mo>
      <mrow>
        <mrow>
          <mo stretchy="false">(</mo>
          <mrow>
            <mi>s</mi>
          </mrow>
          <mo stretchy="false">)</mo>
        </mrow>
        <mo stretchy="false">=</mo>
        <msup>
          <mrow>
            <mo stretchy="false">(</mo>
            <mrow>
              <mrow>
                <mn>1</mn>
                <mo stretchy="false">−</mo>
                <msup>
                  <mn>2</mn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</mrow>
            <mo stretchy="false">)</mo>
          </mrow>
          <mrow>
            <mo stretchy="false">−</mo>
            <mn>1</mn>
          </mrow>
        </msup>
      </mrow>
      <mo stretchy="false">η</mo>
      <mrow>
        <mo stretchy="false">(</mo>
        <mrow>
          <mi>s</mi>
        </mrow>
        <mo stretchy="false">)</mo>
      </mrow>
    </mrow>
    <annotation encoding="StarMath 5.0">%zeta(s) = (1-2^{1-s})^-1 %eta(s)</annotation>
  </semantics>
</math>
</file>

<file path=Object 47/content.xml><?xml version="1.0" encoding="utf-8"?>
<math xmlns="http://www.w3.org/1998/Math/MathML">
  <semantics>
    <mrow>
      <msup>
        <mrow>
          <mo stretchy="false">(</mo>
          <mrow>
            <mrow>
              <mo stretchy="false">−</mo>
              <mn>1</mn>
            </mrow>
          </mrow>
          <mo stretchy="false">)</mo>
        </mrow>
        <mrow>
          <mrow>
            <mi>j</mi>
            <mo stretchy="false">+</mo>
            <mn>1</mn>
          </mrow>
        </mrow>
      </msup>
    </mrow>
    <annotation encoding="StarMath 5.0">(-1)^{j+1}</annotation>
  </semantics>
</math>
</file>

<file path=Object 48/content.xml><?xml version="1.0" encoding="utf-8"?>
<math xmlns="http://www.w3.org/1998/Math/MathML">
  <semantics>
    <mrow>
      <msup>
        <mrow>
          <mo stretchy="false">(</mo>
          <mrow>
            <mrow>
              <mo stretchy="false">−</mo>
              <mn>1</mn>
            </mrow>
          </mrow>
          <mo stretchy="false">)</mo>
        </mrow>
        <mrow>
          <mrow>
            <mi>j</mi>
            <mo stretchy="false">+</mo>
            <mn>1</mn>
          </mrow>
        </mrow>
      </msup>
    </mrow>
    <annotation encoding="StarMath 5.0">(-1)^{j+1}</annotation>
  </semantics>
</math>
</file>

<file path=Object 49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frac>
            <mrow>
              <msub>
                <mi>t</mi>
                <mfrac>
                  <mi>b</mi>
                  <mi>d</mi>
                </mfrac>
              </msub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</mrow>
        <mo stretchy="false">=</mo>
        <mi>log</mi>
      </mrow>
      <mfrac>
        <mi>b</mi>
        <mi>d</mi>
      </mfrac>
    </mrow>
    <annotation encoding="StarMath 5.0">sum from j = 1 to infinity {{t_{b over d}(j)} over j} = log b over d</annotation>
  </semantics>
</math>
</file>

<file path=Object 5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row>
          <mi>x</mi>
          <mo stretchy="false">−</mo>
          <mi mathvariant="normal">γ</mi>
        </mrow>
        <mo stretchy="false">=</mo>
        <mrow>
          <munderover>
            <mo stretchy="false">∫</mo>
            <mn>1</mn>
            <mi>x</mi>
          </munderover>
          <mrow>
            <mrow>
              <mfrac>
                <mn>1</mn>
                <mrow>
                  <mi>log</mi>
                  <mi>t</mi>
                </mrow>
              </mfrac>
              <mo stretchy="false">−</mo>
              <mfrac>
                <mn>1</mn>
                <mrow>
                  <mi>t</mi>
                  <mi>log</mi>
                  <mi>t</mi>
                </mrow>
              </mfrac>
            </mrow>
            <mi mathvariant="italic">dt</mi>
          </mrow>
        </mrow>
      </mrow>
    </mrow>
    <annotation encoding="StarMath 5.0">li(x) - log log x - %gamma = int from 1 to x {1 over{log t} - 1 over {t log t} dt}</annotation>
  </semantics>
</math>
</file>

<file path=Object 50/content.xml><?xml version="1.0" encoding="utf-8"?>
<math xmlns="http://www.w3.org/1998/Math/MathML" display="block">
  <semantics>
    <mrow>
      <msub>
        <mi>t</mi>
        <mi>c</mi>
      </msub>
      <mrow>
        <mo fence="true" stretchy="false">(</mo>
        <mrow>
          <mi>n</mi>
        </mrow>
        <mo fence="true" stretchy="false">)</mo>
      </mrow>
    </mrow>
    <annotation encoding="StarMath 5.0">t_c(n)</annotation>
  </semantics>
</math>
</file>

<file path=Object 5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  <mo stretchy="false">+</mo>
        <mrow>
          <munder>
            <mi>lim</mi>
            <mrow>
              <mi>d</mi>
              <mo stretchy="false">→</mo>
              <mi mathvariant="normal">∞</mi>
            </mrow>
          </munder>
          <msub>
            <mi>f</mi>
            <mn>1</mn>
          </msub>
        </mrow>
      </mrow>
      <mrow>
        <mrow>
          <mo fence="true" stretchy="false">(</mo>
          <mrow>
            <mrow>
              <mi>n</mi>
              <mi>,</mi>
              <mi>c</mi>
            </mrow>
          </mrow>
          <mo fence="true" stretchy="false">)</mo>
        </mrow>
        <mo stretchy="false">+</mo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c</mi>
                </mrow>
              </mfrac>
            </mrow>
            <mo fence="true" stretchy="false">⌋</mo>
          </mrow>
        </msub>
      </mrow>
    </mrow>
    <annotation encoding="StarMath 5.0">%PI(n) = li(n) - log log n - %gamma + lim from {d rightarrow infinity} f_1( n,c )+H_{lfloor {log n}over {log c}  rfloor}</annotation>
  </semantics>
</math>
</file>

<file path=Object 52/content.xml><?xml version="1.0" encoding="utf-8"?>
<math xmlns="http://www.w3.org/1998/Math/MathML" display="block">
  <semantics>
    <mrow>
      <mrow>
        <mi>c</mi>
        <mo stretchy="false">=</mo>
        <mfrac>
          <mi>b</mi>
          <mi>d</mi>
        </mfrac>
      </mrow>
      <mi>,</mi>
      <mrow>
        <mi>b</mi>
        <mo stretchy="false">&gt;</mo>
        <mi>d</mi>
      </mrow>
    </mrow>
    <annotation encoding="StarMath 5.0">c = b over d, b&gt;d</annotation>
  </semantics>
</math>
</file>

<file path=Object 53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o stretchy="false">∞</mo>
          </munderov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j</mi>
                    <mo stretchy="false">+</mo>
                    <mn>1</mn>
                  </mrow>
                </mrow>
              </msup>
              <mi>j</mi>
            </mfrac>
          </mrow>
        </mrow>
        <mo stretchy="false">=</mo>
        <mi>log</mi>
      </mrow>
      <mn>2</mn>
    </mrow>
    <annotation encoding="StarMath 5.0">sum from j = 1 to infinity {(-1)^{j+1} over j} = log 2</annotation>
  </semantics>
</math>
</file>

<file path=Object 54/content.xml><?xml version="1.0" encoding="utf-8"?>
<math xmlns="http://www.w3.org/1998/Math/MathML" display="block">
  <semantics>
    <mrow>
      <mi>c</mi>
      <mo stretchy="false">=</mo>
      <mrow>
        <mn>1</mn>
        <mo stretchy="false">+</mo>
        <mfrac>
          <mn>1</mn>
          <mi>d</mi>
        </mfrac>
      </mrow>
    </mrow>
    <annotation encoding="StarMath 5.0">c = 1+{1} over d</annotation>
  </semantics>
</math>
</file>

<file path=Object 55/content.xml><?xml version="1.0" encoding="utf-8"?>
<math xmlns="http://www.w3.org/1998/Math/MathML" display="block">
  <semantics>
    <mrow>
      <msub>
        <mi>lim</mi>
        <mrow>
          <mi>d</mi>
          <mo stretchy="false">→</mo>
          <mi mathvariant="normal">∞</mi>
        </mrow>
      </msub>
      <mtext/>
    </mrow>
    <annotation encoding="StarMath 5.0">lim_{d rightarrow Infinity}""</annotation>
  </semantics>
</math>
</file>

<file path=Object 56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t</mi>
                      <mfrac>
                        <mi>b</mi>
                        <mi>d</mi>
                      </mfrac>
                    </msub>
                    <mrow>
                      <mrow>
                        <mrow>
                          <mo fence="true" stretchy="false">(</mo>
                          <mrow>
                            <mrow>
                              <mi>j</mi>
                              <mo stretchy="false">⋅</mo>
                              <mi>d</mi>
                            </mrow>
                          </mrow>
                          <mo fence="true" stretchy="false">)</mo>
                        </mrow>
                        <mo stretchy="false">⋅</mo>
                        <mfrac>
                          <mn>1</mn>
                          <mi>d</mi>
                        </mfrac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f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row>
                                      <mn>1</mn>
                                      <mo stretchy="false">+</mo>
                                      <mfrac>
                                        <mn>1</mn>
                                        <mi>d</mi>
                                      </mfrac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frac>
                              <mn>1</mn>
                              <mi>d</mi>
                            </mfrac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f_k(n,j) = left lbrace
  stack {
    t_{b over d}(j cdot d) cdot {1 over d} cdot (1 over k -f_{k+1}(n over j, 1+1 over d))+f_k(n,j+1 over d) " if" n&gt;=j#
    0"                                                                         if"n&lt;j
  }
right none
</annotation>
  </semantics>
</math>
</file>

<file path=Object 57/content.xml><?xml version="1.0" encoding="utf-8"?>
<math xmlns="http://www.w3.org/1998/Math/MathML">
  <semantics>
    <mrow>
      <mrow>
        <mo stretchy="false">γ</mo>
        <mo stretchy="false">=</mo>
        <mn>.577</mn>
      </mrow>
      <mn>...</mn>
    </mrow>
    <annotation encoding="StarMath 5.0">%gamma=.577...</annotation>
  </semantics>
</math>
</file>

<file path=Object 58/content.xml><?xml version="1.0" encoding="utf-8"?>
<math xmlns="http://www.w3.org/1998/Math/MathML" display="block">
  <semantics>
    <mrow>
      <mrow>
        <mrow>
          <mrow>
            <munder>
              <mi>lim</mi>
              <mrow>
                <mi>c</mi>
                <mo stretchy="false">→</mo>
                <msup>
                  <mn>1</mn>
                  <mtext>+</mtext>
                </msup>
              </mrow>
            </munder>
            <mrow/>
          </mrow>
          <mo stretchy="false">−</mo>
          <msub>
            <mi>H</mi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c</mi>
                  </mrow>
                </mfrac>
              </mrow>
              <mo fence="true" stretchy="false">⌋</mo>
            </mrow>
          </msub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c</mi>
                    </mrow>
                  </mfrac>
                </mrow>
                <mo fence="true" stretchy="false">⌋</mo>
              </mrow>
            </munderover>
            <mfrac>
              <msup>
                <mi>c</mi>
                <mrow>
                  <mi>j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sup>
              <mi>j</mi>
            </mfrac>
          </mrow>
        </mrow>
        <mo stretchy="false">=</mo>
        <mi mathvariant="italic">li</mi>
      </mrow>
      <mrow>
        <mrow>
          <mo fence="true" stretchy="false">(</mo>
          <mrow>
            <msup>
              <mi>n</mi>
              <mrow>
                <mn>1</mn>
                <mo stretchy="false">−</mo>
                <mi>s</mi>
              </mrow>
            </msup>
          </mrow>
          <mo fence="true" stretchy="false">)</mo>
        </mrow>
        <mo stretchy="false">−</mo>
        <mi>log</mi>
      </mrow>
      <mi>log</mi>
      <mrow>
        <msup>
          <mi>n</mi>
          <mrow>
            <mn>1</mn>
            <mo stretchy="false">−</mo>
            <mi>s</mi>
          </mrow>
        </msup>
        <mo stretchy="false">−</mo>
        <mi mathvariant="normal">γ</mi>
      </mrow>
    </mrow>
    <annotation encoding="StarMath 5.0">lim from{c rightarrow 1^"+"}{} -H_{lfloor {log n}over {log c}  rfloor } + {sum from j = 1 to lfloor {log n}over {log c}  rfloor {{c^{j(1-s)}} over {j}}} = li(n^{1-s}) - log log {n^{1-s}} - %gamma</annotation>
  </semantics>
</math>
</file>

<file path=Object 59/content.xml><?xml version="1.0" encoding="utf-8"?>
<math xmlns="http://www.w3.org/1998/Math/MathML" display="block">
  <semantics>
    <mrow>
      <msub>
        <mi>t</mi>
        <mfrac>
          <mi>b</mi>
          <mi>d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 mathvariant="normal">α</mi>
          <mi>d</mi>
        </msub>
      </mrow>
      <mrow>
        <mrow>
          <mo fence="true" stretchy="false">(</mo>
          <mrow>
            <mi>n</mi>
          </mrow>
          <mo fence="true" stretchy="false">)</mo>
        </mrow>
        <mo stretchy="false">−</mo>
        <msub>
          <mi mathvariant="normal">α</mi>
          <mi>b</mi>
        </msub>
      </mrow>
      <mrow>
        <mo fence="true" stretchy="false">(</mo>
        <mrow>
          <mi>n</mi>
        </mrow>
        <mo fence="true" stretchy="false">)</mo>
      </mrow>
      <mtext>where</mtext>
      <msub>
        <mi mathvariant="normal">α</mi>
        <mi>b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b</mi>
                    <mtext>    if</mtext>
                    <mrow>
                      <mi>b</mi>
                      <mo stretchy="false">∣</mo>
                      <mi>n</mi>
                    </mrow>
                  </mrow>
                </mtd>
              </mtr>
              <mtr>
                <mtd>
                  <mrow>
                    <mn>0</mn>
                    <mtext>   if</mtext>
                    <mrow>
                      <mi>b</mi>
                      <mo stretchy="false">∤</mo>
                      <mi>n</mi>
                    </mrow>
                  </mrow>
                </mtd>
              </mtr>
            </mtable>
          </mrow>
        </mrow>
      </mrow>
    </mrow>
    <annotation encoding="StarMath 5.0">t_{b over d}(n) = %alpha_d( n ) - %alpha_{ b }( n )

"where"

%alpha_b(n) = left lbrace
  stack {
    b "    if" b divides n# 
    0"   if"b ndivides n
  }
right none</annotation>
  </semantics>
</math>
</file>

<file path=Object 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n>1</mn>
              <mi>k</mi>
            </mfrac>
          </mrow>
        </mrow>
      </mrow>
      <mrow>
        <mo stretchy="false">π</mo>
        <mrow>
          <mo stretchy="false">(</mo>
          <mrow>
            <msup>
              <mi>n</mi>
              <mrow>
                <mfrac>
                  <mn>1</mn>
                  <mi>k</mi>
                </mfrac>
              </mrow>
            </msup>
          </mrow>
          <mo stretchy="false">)</mo>
        </mrow>
      </mrow>
    </mrow>
    <annotation encoding="StarMath 5.0">%PI(n) = sum from k = 1 to {lfloor log_2 n rfloor} {1  over k }{%pi(n^{1 over k})}
</annotation>
  </semantics>
</math>
</file>

<file path=Object 6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c</mi>
                    </mrow>
                  </mfrac>
                </mrow>
                <mo fence="true" stretchy="false">⌋</mo>
              </mrow>
            </munderover>
            <mfrac>
              <msup>
                <mi>c</mi>
                <mrow>
                  <mi>j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sup>
              <mi>j</mi>
            </mfrac>
          </mrow>
        </mrow>
        <mo stretchy="false">=</mo>
        <mrow>
          <mo stretchy="false">−</mo>
          <mi>log</mi>
        </mrow>
      </mrow>
      <mrow>
        <mo fence="true" stretchy="false">(</mo>
        <mrow>
          <mrow>
            <mn>1</mn>
            <mo stretchy="false">−</mo>
            <msup>
              <mi>c</mi>
              <mrow>
                <mn>1</mn>
                <mo stretchy="false">−</mo>
                <mi>s</mi>
              </mrow>
            </msup>
          </mrow>
        </mrow>
        <mo fence="true" stretchy="false">)</mo>
      </mrow>
    </mrow>
    <annotation encoding="StarMath 5.0">lim from{n rightarrow infinity} sum from j = 1 to lfloor {log n}over {log c}  rfloor {{c^{j(1-s)}} over {j}} = -log( 1-c^{1-s} )</annotation>
  </semantics>
</math>
</file>

<file path=Object 61/content.xml><?xml version="1.0" encoding="utf-8"?>
<math xmlns="http://www.w3.org/1998/Math/MathML" display="block">
  <semantics>
    <mrow>
      <mrow>
        <mrow>
          <munder>
            <mo stretchy="false">∑</mo>
            <mrow>
              <msup>
                <mi>p</mi>
                <mi>k</mi>
              </msup>
              <mo stretchy="false">≤</mo>
              <mi>n</mi>
            </mrow>
          </munder>
          <mfrac>
            <msup>
              <mi>p</mi>
              <mrow>
                <mo stretchy="false">−</mo>
                <mi>s</mi>
              </mrow>
            </msup>
            <mi>k</mi>
          </mfrac>
        </mrow>
        <mo stretchy="false">=</mo>
        <msub>
          <mi>f</mi>
          <mn>1</mn>
        </msub>
      </mrow>
      <mrow>
        <mrow>
          <mo fence="true" stretchy="false">(</mo>
          <mrow>
            <mrow>
              <mi>n</mi>
              <mi>,</mi>
              <mn>2</mn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frac>
            <msup>
              <mn>2</mn>
              <mrow>
                <mi>j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j</mi>
          </mfrac>
        </mrow>
      </mrow>
    </mrow>
    <annotation encoding="StarMath 5.0">sum from p^k &lt;= n {p^-s over k} = f_1(n,2) + sum from j = 1 to lfloor {log n} over {log 2} rfloor {{2^{j (1-s)}} over j}</annotation>
  </semantics>
</math>
</file>

<file path=Object 62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row>
                            <mi>j</mi>
                            <mo stretchy="false">+</mo>
                            <mn>1</mn>
                          </mrow>
                        </msup>
                        <mo stretchy="false">⋅</mo>
                        <msup>
                          <mi>j</mi>
                          <mrow>
                            <mo stretchy="false">−</mo>
                            <mi>s</mi>
                          </mrow>
                        </msup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f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f_k(n,j) = left lbrace
  stack {
    (-1)^{j+1} cdot j^{-s} cdot( 1 over k -f_{k+1}(n over j, 2))+f_k(n,j+1) "    if" n&gt;=j#
    0"                                                                      if"n&lt;j
  }
right none</annotation>
  </semantics>
</math>
</file>

<file path=Object 6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n>2</mn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  <mrow>
            <mo stretchy="false">−</mo>
            <mn>1</mn>
          </mrow>
        </msup>
      </mrow>
      <mi mathvariant="normal">η</mi>
      <mrow>
        <mo fence="true" stretchy="false">(</mo>
        <mrow>
          <mi>s</mi>
        </mrow>
        <mo fence="true" stretchy="false">)</mo>
      </mrow>
    </mrow>
    <annotation encoding="StarMath 5.0">%zeta(s) = (1-2^{1-s})^-1 %eta(s)</annotation>
  </semantics>
</math>
</file>

<file path=Object 64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i>log</mi>
      </mrow>
      <mi mathvariant="normal">η</mi>
      <mrow>
        <mrow>
          <mo fence="true" stretchy="false">(</mo>
          <mrow>
            <mi>s</mi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−</mo>
            <msup>
              <mn>2</mn>
              <mrow>
                <mn>1</mn>
                <mo stretchy="false">−</mo>
                <mi>s</mi>
              </mrow>
            </msup>
          </mrow>
        </mrow>
        <mo fence="true" stretchy="false">)</mo>
      </mrow>
    </mrow>
    <annotation encoding="StarMath 5.0">log %zeta( s ) = log %eta( s )-log( 1-2^{1-s} )</annotation>
  </semantics>
</math>
</file>

<file path=Object 65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i>log</mi>
      </mrow>
      <mi mathvariant="normal">η</mi>
      <mrow>
        <mrow>
          <mo fence="true" stretchy="false">(</mo>
          <mrow>
            <mi>s</mi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−</mo>
            <msup>
              <mn>2</mn>
              <mrow>
                <mn>1</mn>
                <mo stretchy="false">−</mo>
                <mi>s</mi>
              </mrow>
            </msup>
          </mrow>
        </mrow>
        <mo fence="true" stretchy="false">)</mo>
      </mrow>
    </mrow>
    <annotation encoding="StarMath 5.0">log %zeta( s ) =  log %eta( s )-log( 1-2^{1-s} )</annotation>
  </semantics>
</math>
</file>

<file path=Object 66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67/content.xml><?xml version="1.0" encoding="utf-8"?>
<math xmlns="http://www.w3.org/1998/Math/MathML" display="block">
  <semantics>
    <mrow>
      <mi>n</mi>
      <mo stretchy="false">&gt;</mo>
      <mn>1</mn>
    </mrow>
    <annotation encoding="StarMath 5.0">n&gt;1</annotation>
  </semantics>
</math>
</file>

<file path=Object 68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69/content.xml><?xml version="1.0" encoding="utf-8"?>
<math xmlns="http://www.w3.org/1998/Math/MathML" display="block">
  <semantics>
    <mrow>
      <mrow>
        <mrow>
          <mo stretchy="false">−</mo>
          <mn>1</mn>
        </mrow>
        <mo stretchy="false">&lt;</mo>
        <mi mathvariant="normal">α</mi>
      </mrow>
      <mrow>
        <mrow>
          <mo fence="true" stretchy="false">(</mo>
          <mrow>
            <mi>n</mi>
          </mrow>
          <mo fence="true" stretchy="false">)</mo>
        </mrow>
        <mo stretchy="false">&lt;</mo>
        <mn>0</mn>
      </mrow>
    </mrow>
    <annotation encoding="StarMath 5.0">-1 &lt; %alpha( n ) &lt; 0</annotation>
  </semantics>
</math>
</file>

<file path=Object 7/content.xml><?xml version="1.0" encoding="utf-8"?>
<math xmlns="http://www.w3.org/1998/Math/MathML">
  <semantics>
    <mtable>
      <mtr>
        <mtd>
          <mrow>
            <mo stretchy="false">Π</mo>
            <mrow>
              <mo stretchy="false">(</mo>
              <mrow>
                <mi>n</mi>
              </mrow>
              <mo stretchy="false">)</mo>
            </mrow>
            <mrow>
              <mtext>                                       </mtext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n>1</mn>
              </mrow>
            </mrow>
            <mrow>
              <mtext> </mtext>
              <mo stretchy="false">−</mo>
              <mrow>
                <mfrac>
                  <mn>1</mn>
                  <mn>2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underover>
                <mn>1</mn>
              </mrow>
            </mrow>
            <mrow>
              <mtext>  </mtext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o stretchy="false">⌊</mo>
                      <mrow>
                        <mfrac>
                          <mi>n</mi>
                          <mrow>
                            <mrow>
                              <mi>j</mi>
                              <mo stretchy="false">⋅</mo>
                              <mi>k</mi>
                            </mrow>
                          </mrow>
                        </mfrac>
                      </mrow>
                      <mo stretchy="false">⌋</mo>
                    </mrow>
                  </munderover>
                  <mn>1</mn>
                </mrow>
              </mrow>
            </mrow>
            <mrow>
              <mtext>     </mtext>
              <mo stretchy="false">−</mo>
              <mfrac>
                <mn>1</mn>
                <mn>4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stretchy="false">⌊</mo>
                      <mrow>
                        <mfrac>
                          <mi>n</mi>
                          <mi>j</mi>
                        </mfrac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j</mi>
                                <mo stretchy="false">⋅</mo>
                                <mi>k</mi>
                              </mrow>
                            </mrow>
                          </mfrac>
                        </mrow>
                        <mo stretchy="false">⌋</mo>
                      </mrow>
                    </munderover>
                    <mrow>
                      <munderover>
                        <mo stretchy="false">∑</mo>
                        <mrow>
                          <mi>m</mi>
                          <mo stretchy="false">=</mo>
                          <mn>2</mn>
                        </mrow>
                        <mrow>
                          <mo stretchy="false">⌊</mo>
                          <mrow>
                            <mfrac>
                              <mi>n</mi>
                              <mrow>
                                <mrow>
                                  <mrow>
                                    <mi>j</mi>
                                    <mo stretchy="false">⋅</mo>
                                    <mi>k</mi>
                                  </mrow>
                                  <mo stretchy="false">⋅</mo>
                                  <mi>l</mi>
                                </mrow>
                              </mrow>
                            </mfrac>
                          </mrow>
                          <mo stretchy="false">⌋</mo>
                        </mrow>
                      </munderover>
                      <mn>1</mn>
                    </mrow>
                  </mrow>
                </mrow>
              </mrow>
              <mo stretchy="false">+</mo>
              <mn>...</mn>
            </mrow>
            <mtext>        </mtext>
          </mrow>
        </mtd>
      </mtr>
      <mtr>
        <mtd>
          <mrow>
            <mi mathvariant="italic">li</mi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i>log</mi>
            </mrow>
            <mi>log</mi>
            <mrow>
              <mi>n</mi>
              <mo stretchy="false">+</mo>
              <mo stretchy="false">γ</mo>
            </mrow>
            <mrow>
              <mtext>                  </mtext>
              <mo stretchy="false">=</mo>
              <mrow>
                <mrow>
                  <munderover>
                    <mo stretchy="false">∫</mo>
                    <mn>1</mn>
                    <mi>n</mi>
                  </munderover>
                  <mi mathvariant="italic">dx</mi>
                </mrow>
                <mo stretchy="false">−</mo>
                <mrow>
                  <mfrac>
                    <mn>1</mn>
                    <mn>2</mn>
                  </mfrac>
                </mrow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i mathvariant="italic">dy</mi>
              </mrow>
            </mrow>
            <mrow>
              <mi mathvariant="italic">dx</mi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i mathvariant="italic">dz</mi>
                </mrow>
              </mrow>
            </mrow>
            <mi mathvariant="italic">dy</mi>
            <mrow>
              <mi mathvariant="italic">dx</mi>
              <mo stretchy="false">−</mo>
              <mrow>
                <mfrac>
                  <mn>1</mn>
                  <mn>4</mn>
                </mfrac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row>
                    <munderover>
                      <mo stretchy="false">∫</mo>
                      <mn>1</mn>
                      <mfrac>
                        <mi>n</mi>
                        <mrow>
                          <mi>x</mi>
                          <mi>y</mi>
                          <mi>z</mi>
                        </mrow>
                      </mfrac>
                    </munderover>
                    <mi mathvariant="italic">dw</mi>
                  </mrow>
                </mrow>
              </mrow>
            </mrow>
            <mi mathvariant="italic">dz</mi>
            <mi mathvariant="italic">dy</mi>
            <mrow>
              <mi mathvariant="italic">dx</mi>
              <mo stretchy="false">+</mo>
              <mn>...</mn>
            </mrow>
          </mrow>
        </mtd>
      </mtr>
    </mtable>
    <annotation encoding="StarMath 5.0">%PI(n)
"                                       "=
sum from j = 2 to n 1 
 " "-{1 over 2} sum from j = 2 to n sum from k = 2 to lfloor n over j rfloor 1 
 "  "+{1 over 3} sum from j = 2 to n sum from k = 2 to lfloor n over j rfloor sum from l = 2 to lfloor 	n over {j cdot k} rfloor 1 
"     "- 1 over 4 sum from j = 2 to n sum from k = 2 to lfloor n over j rfloor sum from l = 2 to lfloor 	n over {j cdot k} rfloor sum from m = 2 to lfloor n over {j cdot k cdot l} rfloor 1+...
"        "
 newline li(n) - 
 
 log log n +%gamma  "                  "=
int  from 1 to n dx
- {1 over 2} int from 1 to n int from 1 to n over x dy dx
+ {1 over 3} int from 1 to n int from 1 to n over x int from 1 to n over {x y} dz dy dx 
- {1 over 4} int from 1 to n int from 1 to n over x int from 1 to n over {x y} int from 1 to n over {x y z} dw dz dy dx +...</annotation>
  </semantics>
</math>
</file>

<file path=Object 70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t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i>d</mi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p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t</mi>
                                    </mfrac>
                                    <mi>,</mi>
                                    <mrow>
                                      <mn>1</mn>
                                      <mo stretchy="false">+</mo>
                                      <mi>d</mi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t</mi>
                            <mo stretchy="false">+</mo>
                            <mi>d</mi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t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if</mtext>
                    <mrow>
                      <mi>n</mi>
                      <mo stretchy="false">&lt;</mo>
                      <mi>t</mi>
                    </mrow>
                  </mrow>
                </mtd>
              </mtr>
            </mtable>
          </mrow>
        </mrow>
      </mrow>
    </mrow>
    <annotation encoding="StarMath 5.0">p_k(n,t) = left lbrace
  stack {
    d cdot ( 1 over k -p_{k+1}(n over t, 1+d))+p_k(n,t+d) "    if" n&gt;=t#
    0"                                                          if"n&lt;t
  }
right none</annotation>
  </semantics>
</math>
</file>

<file path=Object 7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n</mi>
              <mi>,</mi>
              <mi>t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i>d</mi>
                        <mo stretchy="false">⋅</mo>
                        <msup>
                          <mi>t</mi>
                          <mrow>
                            <mo stretchy="false">−</mo>
                            <mi>s</mi>
                          </mrow>
                        </msup>
                      </mrow>
                      <mo stretchy="false">+</mo>
                      <mi>q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t</mi>
                            <mo stretchy="false">+</mo>
                            <mi>d</mi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t</mi>
                    </mrow>
                  </mrow>
                </mtd>
              </mtr>
              <mtr>
                <mtd>
                  <mrow>
                    <mn>0</mn>
                    <mtext>                             if</mtext>
                    <mrow>
                      <mi>n</mi>
                      <mo stretchy="false">&lt;</mo>
                      <mi>t</mi>
                    </mrow>
                  </mrow>
                </mtd>
              </mtr>
            </mtable>
          </mrow>
        </mrow>
      </mrow>
    </mrow>
    <annotation encoding="StarMath 5.0">q(n,t) = left lbrace
  stack {
    d cdot t^-s+q(n,t+d) "    if" n&gt;=t#
    0"                             if"n&lt;t
  }
right none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n>1</mn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row>
              <mi>n</mi>
              <mi>,</mi>
              <mn>0</mn>
            </mrow>
          </mrow>
          <mo fence="true" stretchy="false">)</mo>
        </mrow>
        <mo stretchy="false">=</mo>
        <mi mathvariant="normal">θ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>
            <mo stretchy="false">∑</mo>
            <mrow>
              <mi>s</mi>
              <mtext>where</mtext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/>
              </mrow>
              <mi>q</mi>
              <mrow>
                <mrow>
                  <mo fence="true" stretchy="false">(</mo>
                  <mrow>
                    <mrow>
                      <mi>x</mi>
                      <mi>,</mi>
                      <mn>1</mn>
                    </mrow>
                  </mrow>
                  <mo fence="true" stretchy="false">)</mo>
                </mrow>
                <mo stretchy="false">−</mo>
                <mi>q</mi>
              </mrow>
              <mrow>
                <mrow>
                  <mo fence="true" stretchy="false">(</mo>
                  <mrow>
                    <mrow>
                      <mi>x</mi>
                      <mi>,</mi>
                      <mn>0</mn>
                    </mrow>
                  </mrow>
                  <mo fence="true" stretchy="false">)</mo>
                </mrow>
                <mo stretchy="false">=</mo>
                <mn>0</mn>
              </mrow>
            </mrow>
          </munder>
          <mi mathvariant="italic">li</mi>
        </mrow>
      </mrow>
      <mrow>
        <mo fence="true" stretchy="false">(</mo>
        <mrow>
          <msup>
            <mi>n</mi>
            <mi>s</mi>
          </msup>
        </mrow>
        <mo fence="true" stretchy="false">)</mo>
      </mrow>
    </mrow>
    <annotation encoding="StarMath 5.0">p(n,1) - p(n,0) 
= 

%theta( n ) +

sum from { s "where" lim from {x rightarrow infinity}{} q(x,1) - q(x,0) = 0 } li( n^s )</annotation>
  </semantics>
</math>
</file>

<file path=Object 73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i>log</mi>
        </mrow>
      </mrow>
      <mi>log</mi>
      <mrow>
        <mi>n</mi>
        <mo stretchy="false">−</mo>
        <mi mathvariant="normal">γ</mi>
        <mo stretchy="false">+</mo>
        <mfrac>
          <mn>1</mn>
          <mn>2</mn>
        </mfrac>
      </mrow>
      <mrow>
        <mfrac>
          <mrow>
            <mi mathvariant="normal">Λ</mi>
            <mrow>
              <mo fence="true" stretchy="false">(</mo>
              <mrow>
                <mi>n</mi>
              </mrow>
              <mo fence="true" stretchy="false">)</mo>
            </mrow>
          </mrow>
          <mrow>
            <mi>log</mi>
            <mi>n</mi>
          </mrow>
        </mfrac>
        <mo stretchy="false">−</mo>
        <mi>log</mi>
      </mrow>
      <mrow>
        <mn>2</mn>
        <mo stretchy="false">+</mo>
        <mrow>
          <munderover>
            <mo stretchy="false">∫</mo>
            <mi>n</mi>
            <mi mathvariant="normal">∞</mi>
          </munderover>
          <mfrac>
            <mi mathvariant="italic">dt</mi>
            <mrow>
              <mi>t</mi>
              <mrow>
                <mo fence="true" stretchy="false">(</mo>
                <mrow>
                  <mrow>
                    <msup>
                      <mi>t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  <mi>log</mi>
              <mi>t</mi>
            </mrow>
          </mfrac>
        </mrow>
      </mrow>
    </mrow>
    <annotation encoding="StarMath 5.0">%theta(n) = -log log n - %gamma + {1}over{2}{{%LAMBDA(n)} over {log n}} - log 2 + int from n to infinity {{dt}over {t(t^2-1)log t}}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i>,</mi>
              <mi>D</mi>
            </mrow>
          </mrow>
          <mo fence="true" stretchy="false">)</mo>
        </mrow>
        <mo stretchy="false">=</mo>
        <mrow>
          <munder>
            <mi>lim</mi>
            <mrow>
              <mi>d</mi>
              <mo stretchy="false">→</mo>
              <mi>D</mi>
            </mrow>
          </munder>
          <mrow/>
        </mrow>
      </mrow>
      <msub>
        <mi>p</mi>
        <mn>1</mn>
      </msub>
      <mrow>
        <mo fence="true" stretchy="false">(</mo>
        <mrow>
          <mrow>
            <mi>n</mi>
            <mi>,</mi>
            <mrow>
              <mn>1</mn>
              <mo stretchy="false">+</mo>
              <mi>d</mi>
            </mrow>
          </mrow>
        </mrow>
        <mo fence="true" stretchy="false">)</mo>
      </mrow>
    </mrow>
    <annotation encoding="StarMath 5.0">p(n,D) = lim from{d rightarrow D}{} p_1( n,1+d )</annotation>
  </semantics>
</math>
</file>

<file path=Object 7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n</mi>
              <mi>,</mi>
              <mi>D</mi>
            </mrow>
          </mrow>
          <mo fence="true" stretchy="false">)</mo>
        </mrow>
        <mo stretchy="false">=</mo>
        <mrow>
          <munder>
            <mi>lim</mi>
            <mrow>
              <mi>d</mi>
              <mo stretchy="false">→</mo>
              <mi>D</mi>
            </mrow>
          </munder>
          <mrow/>
        </mrow>
      </mrow>
      <mi>q</mi>
      <mrow>
        <mo fence="true" stretchy="false">(</mo>
        <mrow>
          <mrow>
            <mi>n</mi>
            <mi>,</mi>
            <mi>d</mi>
          </mrow>
        </mrow>
        <mo fence="true" stretchy="false">)</mo>
      </mrow>
    </mrow>
    <annotation encoding="StarMath 5.0">q(n,D) = lim from{d rightarrow D}{} q( n,d )</annotation>
  </semantics>
</math>
</file>

<file path=Object 8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t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i>d</mi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p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t</mi>
                                    </mfrac>
                                    <mi>,</mi>
                                    <mrow>
                                      <mn>1</mn>
                                      <mo stretchy="false">+</mo>
                                      <mi>d</mi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t</mi>
                            <mo stretchy="false">+</mo>
                            <mi>d</mi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t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if</mtext>
                    <mrow>
                      <mi>n</mi>
                      <mo stretchy="false">&lt;</mo>
                      <mi>t</mi>
                    </mrow>
                  </mrow>
                </mtd>
              </mtr>
            </mtable>
          </mrow>
        </mrow>
      </mrow>
    </mrow>
    <annotation encoding="StarMath 5.0">p_k(n,t) = left lbrace
  stack {
    d cdot ( 1 over k -p_{k+1}(n over t, 1+d))+p_k(n,t+d) "    if" n&gt;=t#
    0"                                                          if"n&lt;t
  }
right none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d</mi>
            <mo stretchy="false">→</mo>
            <mn>0</mn>
          </mrow>
        </munder>
        <mrow/>
      </mrow>
      <msub>
        <mi>p</mi>
        <mn>1</mn>
      </msub>
      <mrow>
        <mrow>
          <mo fence="true" stretchy="false">(</mo>
          <mrow>
            <mrow>
              <mi>n</mi>
              <mi>,</mi>
              <mrow>
                <mn>1</mn>
                <mo stretchy="false">+</mo>
                <mi>d</mi>
              </mrow>
            </mrow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m from {d rightarrow 0}{}  p_1(n,1+d) = li(n) - log log n - %gamma</annotation>
  </semantics>
</math>
</file>